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m10h0" table:style-name="ta1">
        <table:shapes>
          <draw:frame draw:z-index="0" draw:style-name="gr1" draw:text-style-name="P1" svg:width="160.16mm" svg:height="90.05mm" svg:x="196.85mm" svg:y="108.9mm">
            <draw:object draw:notify-on-update-of-ranges="Toom10h0.K2:Toom10h0.K21 Toom10h0.M2:Toom10h0.M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71.58mm" svg:y="107.78mm">
            <draw:object draw:notify-on-update-of-ranges="Toom10h0.K2:Toom10h0.K21 Toom10h0.S2:Toom10h0.S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0.59mm" svg:y="5.51mm">
            <draw:object draw:notify-on-update-of-ranges="Toom10h0.K2:Toom10h0.K21 Toom10h0.U2:Toom10h0.U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=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979392" calcext:value-type="float">
            <text:p>-0.979392</text:p>
          </table:table-cell>
          <table:table-cell office:value-type="float" office:value="0.979392" calcext:value-type="float">
            <text:p>0.979392</text:p>
          </table:table-cell>
          <table:table-cell office:value-type="float" office:value="0.959618" calcext:value-type="float">
            <text:p>0.959618</text:p>
          </table:table-cell>
          <table:table-cell office:value-type="float" office:value="0.922409" calcext:value-type="float">
            <text:p>0.922409</text:p>
          </table:table-cell>
          <table:table-cell office:value-type="float" office:value="0.0409199" calcext:value-type="float">
            <text:p>0.0409199</text:p>
          </table:table-cell>
          <table:table-cell office:value-type="float" office:value="78.3388" calcext:value-type="float">
            <text:p>78.3388</text:p>
          </table:table-cell>
          <table:table-cell office:value-type="float" office:value="0.666108" calcext:value-type="float">
            <text:p>0.666108</text:p>
          </table:table-cell>
          <table:table-cell/>
          <table:table-cell table:formula="of:=LN([.R2])" office:value-type="float" office:value="4.36104301027508" calcext:value-type="float">
            <text:p>4.361043010275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2" calcext:value-type="float">
            <text:p>0.1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0.455279" calcext:value-type="float">
            <text:p>0.455279</text:p>
          </table:table-cell>
          <table:table-cell office:value-type="float" office:value="2.37961" calcext:value-type="float">
            <text:p>2.37961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58103" calcext:value-type="float">
            <text:p>0.9581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847162" calcext:value-type="float">
            <text:p>0.847162</text:p>
          </table:table-cell>
          <table:table-cell office:value-type="float" office:value="0.0827141" calcext:value-type="float">
            <text:p>0.0827141</text:p>
          </table:table-cell>
          <table:table-cell office:value-type="float" office:value="53.9027" calcext:value-type="float">
            <text:p>53.9027</text:p>
          </table:table-cell>
          <table:table-cell office:value-type="float" office:value="0.665488" calcext:value-type="float">
            <text:p>0.665488</text:p>
          </table:table-cell>
          <table:table-cell/>
          <table:table-cell table:formula="of:=LN([.R3])" office:value-type="float" office:value="3.98718056942473" calcext:value-type="float">
            <text:p>3.987180569424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-0.27" calcext:value-type="float">
            <text:p>-0.27</text:p>
          </table:table-cell>
          <table:table-cell office:value-type="float" office:value="0.27" calcext:value-type="float">
            <text:p>0.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570888" calcext:value-type="float">
            <text:p>0.00570888</text:p>
          </table:table-cell>
          <table:table-cell office:value-type="float" office:value="2.46095" calcext:value-type="float">
            <text:p>2.46095</text:p>
          </table:table-cell>
          <table:table-cell office:value-type="float" office:value="2.28758" calcext:value-type="float">
            <text:p>2.28758</text:p>
          </table:table-cell>
          <table:table-cell office:value-type="float" office:value="0.650605" calcext:value-type="float">
            <text:p>0.65060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35412" calcext:value-type="float">
            <text:p>0.935412</text:p>
          </table:table-cell>
          <table:table-cell office:value-type="float" office:value="0.876285" calcext:value-type="float">
            <text:p>0.876285</text:p>
          </table:table-cell>
          <table:table-cell office:value-type="float" office:value="0.772292" calcext:value-type="float">
            <text:p>0.772292</text:p>
          </table:table-cell>
          <table:table-cell office:value-type="float" office:value="0.128355" calcext:value-type="float">
            <text:p>0.128355</text:p>
          </table:table-cell>
          <table:table-cell office:value-type="float" office:value="42.246" calcext:value-type="float">
            <text:p>42.246</text:p>
          </table:table-cell>
          <table:table-cell office:value-type="float" office:value="0.664749" calcext:value-type="float">
            <text:p>0.664749</text:p>
          </table:table-cell>
          <table:table-cell/>
          <table:table-cell table:formula="of:=LN([.R4])" office:value-type="float" office:value="3.74350967476505" calcext:value-type="float">
            <text:p>3.743509674765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0248076" calcext:value-type="float">
            <text:p>0.00248076</text:p>
          </table:table-cell>
          <table:table-cell office:value-type="float" office:value="2.91872" calcext:value-type="float">
            <text:p>2.91872</text:p>
          </table:table-cell>
          <table:table-cell office:value-type="float" office:value="1.1796" calcext:value-type="float">
            <text:p>1.1796</text:p>
          </table:table-cell>
          <table:table-cell office:value-type="float" office:value="0.586145" calcext:value-type="float">
            <text:p>0.58614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-0.906467" calcext:value-type="float">
            <text:p>-0.906467</text:p>
          </table:table-cell>
          <table:table-cell office:value-type="float" office:value="0.906467" calcext:value-type="float">
            <text:p>0.906467</text:p>
          </table:table-cell>
          <table:table-cell office:value-type="float" office:value="0.823595" calcext:value-type="float">
            <text:p>0.823595</text:p>
          </table:table-cell>
          <table:table-cell office:value-type="float" office:value="0.684445" calcext:value-type="float">
            <text:p>0.684445</text:p>
          </table:table-cell>
          <table:table-cell office:value-type="float" office:value="0.1896" calcext:value-type="float">
            <text:p>0.1896</text:p>
          </table:table-cell>
          <table:table-cell office:value-type="float" office:value="33.6841" calcext:value-type="float">
            <text:p>33.6841</text:p>
          </table:table-cell>
          <table:table-cell office:value-type="float" office:value="0.663651" calcext:value-type="float">
            <text:p>0.663651</text:p>
          </table:table-cell>
          <table:table-cell/>
          <table:table-cell table:formula="of:=LN([.R5])" office:value-type="float" office:value="3.51702591593189" calcext:value-type="float">
            <text:p>3.517025915931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-0.27" calcext:value-type="float">
            <text:p>-0.27</text:p>
          </table:table-cell>
          <table:table-cell office:value-type="float" office:value="0.27" calcext:value-type="float">
            <text:p>0.27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0924552" calcext:value-type="float">
            <text:p>0.00924552</text:p>
          </table:table-cell>
          <table:table-cell office:value-type="float" office:value="3.63323" calcext:value-type="float">
            <text:p>3.63323</text:p>
          </table:table-cell>
          <table:table-cell office:value-type="float" office:value="1.78197" calcext:value-type="float">
            <text:p>1.78197</text:p>
          </table:table-cell>
          <table:table-cell office:value-type="float" office:value="0.523242" calcext:value-type="float">
            <text:p>0.52324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34" calcext:value-type="float">
            <text:p>0.88434</text:p>
          </table:table-cell>
          <table:table-cell office:value-type="float" office:value="0.784535" calcext:value-type="float">
            <text:p>0.784535</text:p>
          </table:table-cell>
          <table:table-cell office:value-type="float" office:value="0.623015" calcext:value-type="float">
            <text:p>0.623015</text:p>
          </table:table-cell>
          <table:table-cell office:value-type="float" office:value="0.241197" calcext:value-type="float">
            <text:p>0.241197</text:p>
          </table:table-cell>
          <table:table-cell office:value-type="float" office:value="29.1366" calcext:value-type="float">
            <text:p>29.1366</text:p>
          </table:table-cell>
          <table:table-cell office:value-type="float" office:value="0.662594" calcext:value-type="float">
            <text:p>0.662594</text:p>
          </table:table-cell>
          <table:table-cell/>
          <table:table-cell table:formula="of:=LN([.R6])" office:value-type="float" office:value="3.37199511585394" calcext:value-type="float">
            <text:p>3.3719951158539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-0.865" calcext:value-type="float">
            <text:p>-0.865</text:p>
          </table:table-cell>
          <table:table-cell office:value-type="float" office:value="0.865" calcext:value-type="float">
            <text:p>0.865</text:p>
          </table:table-cell>
          <table:table-cell office:value-type="float" office:value="0.76505" calcext:value-type="float">
            <text:p>0.76505</text:p>
          </table:table-cell>
          <table:table-cell office:value-type="float" office:value="0.627575" calcext:value-type="float">
            <text:p>0.627575</text:p>
          </table:table-cell>
          <table:table-cell office:value-type="float" office:value="0.996902" calcext:value-type="float">
            <text:p>0.996902</text:p>
          </table:table-cell>
          <table:table-cell office:value-type="float" office:value="14.0818" calcext:value-type="float">
            <text:p>14.0818</text:p>
          </table:table-cell>
          <table:table-cell office:value-type="float" office:value="0.642591" calcext:value-type="float">
            <text:p>0.64259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5414" calcext:value-type="float">
            <text:p>0.85414</text:p>
          </table:table-cell>
          <table:table-cell office:value-type="float" office:value="0.73294" calcext:value-type="float">
            <text:p>0.73294</text:p>
          </table:table-cell>
          <table:table-cell office:value-type="float" office:value="0.546687" calcext:value-type="float">
            <text:p>0.546687</text:p>
          </table:table-cell>
          <table:table-cell office:value-type="float" office:value="0.322891" calcext:value-type="float">
            <text:p>0.322891</text:p>
          </table:table-cell>
          <table:table-cell office:value-type="float" office:value="24.324" calcext:value-type="float">
            <text:p>24.324</text:p>
          </table:table-cell>
          <table:table-cell office:value-type="float" office:value="0.660781" calcext:value-type="float">
            <text:p>0.660781</text:p>
          </table:table-cell>
          <table:table-cell/>
          <table:table-cell table:formula="of:=LN([.R7])" office:value-type="float" office:value="3.19146351725786" calcext:value-type="float">
            <text:p>3.1914635172578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-0.97375" calcext:value-type="float">
            <text:p>-0.97375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01923" calcext:value-type="float">
            <text:p>0.901923</text:p>
          </table:table-cell>
          <table:table-cell office:value-type="float" office:value="0.0648176" calcext:value-type="float">
            <text:p>0.0648176</text:p>
          </table:table-cell>
          <table:table-cell office:value-type="float" office:value="61.881" calcext:value-type="float">
            <text:p>61.881</text:p>
          </table:table-cell>
          <table:table-cell office:value-type="float" office:value="0.665966" calcext:value-type="float">
            <text:p>0.665966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3965" calcext:value-type="float">
            <text:p>0.73965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465886" calcext:value-type="float">
            <text:p>0.465886</text:p>
          </table:table-cell>
          <table:table-cell office:value-type="float" office:value="0.443524" calcext:value-type="float">
            <text:p>0.443524</text:p>
          </table:table-cell>
          <table:table-cell office:value-type="float" office:value="19.8718" calcext:value-type="float">
            <text:p>19.8718</text:p>
          </table:table-cell>
          <table:table-cell office:value-type="float" office:value="0.65756" calcext:value-type="float">
            <text:p>0.65756</text:p>
          </table:table-cell>
          <table:table-cell/>
          <table:table-cell table:formula="of:=LN([.R8])" office:value-type="float" office:value="2.98930164128818" calcext:value-type="float">
            <text:p>2.9893016412881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-0.977812" calcext:value-type="float">
            <text:p>-0.977812</text:p>
          </table:table-cell>
          <table:table-cell office:value-type="float" office:value="0.977812" calcext:value-type="float">
            <text:p>0.977812</text:p>
          </table:table-cell>
          <table:table-cell office:value-type="float" office:value="0.956519" calcext:value-type="float">
            <text:p>0.956519</text:p>
          </table:table-cell>
          <table:table-cell office:value-type="float" office:value="0.916433" calcext:value-type="float">
            <text:p>0.916433</text:p>
          </table:table-cell>
          <table:table-cell office:value-type="float" office:value="0.0439887" calcext:value-type="float">
            <text:p>0.0439887</text:p>
          </table:table-cell>
          <table:table-cell office:value-type="float" office:value="75.4334" calcext:value-type="float">
            <text:p>75.4334</text:p>
          </table:table-cell>
          <table:table-cell office:value-type="float" office:value="0.666118" calcext:value-type="float">
            <text:p>0.666118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49188" calcext:value-type="float">
            <text:p>0.749188</text:p>
          </table:table-cell>
          <table:table-cell office:value-type="float" office:value="0.607434" calcext:value-type="float">
            <text:p>0.607434</text:p>
          </table:table-cell>
          <table:table-cell office:value-type="float" office:value="0.385528" calcext:value-type="float">
            <text:p>0.385528</text:p>
          </table:table-cell>
          <table:table-cell office:value-type="float" office:value="0.631502" calcext:value-type="float">
            <text:p>0.631502</text:p>
          </table:table-cell>
          <table:table-cell office:value-type="float" office:value="15.7863" calcext:value-type="float">
            <text:p>15.7863</text:p>
          </table:table-cell>
          <table:table-cell office:value-type="float" office:value="0.651713" calcext:value-type="float">
            <text:p>0.651713</text:p>
          </table:table-cell>
          <table:table-cell/>
          <table:table-cell table:formula="of:=LN([.R9])" office:value-type="float" office:value="2.75914247528655" calcext:value-type="float">
            <text:p>2.7591424752865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-0.977031" calcext:value-type="float">
            <text:p>-0.977031</text:p>
          </table:table-cell>
          <table:table-cell office:value-type="float" office:value="0.977031" calcext:value-type="float">
            <text:p>0.977031</text:p>
          </table:table-cell>
          <table:table-cell office:value-type="float" office:value="0.955047" calcext:value-type="float">
            <text:p>0.955047</text:p>
          </table:table-cell>
          <table:table-cell office:value-type="float" office:value="0.913828" calcext:value-type="float">
            <text:p>0.913828</text:p>
          </table:table-cell>
          <table:table-cell office:value-type="float" office:value="0.0418294" calcext:value-type="float">
            <text:p>0.0418294</text:p>
          </table:table-cell>
          <table:table-cell office:value-type="float" office:value="77.2972" calcext:value-type="float">
            <text:p>77.2972</text:p>
          </table:table-cell>
          <table:table-cell office:value-type="float" office:value="0.66604" calcext:value-type="float">
            <text:p>0.6660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14551" calcext:value-type="float">
            <text:p>0.714551</text:p>
          </table:table-cell>
          <table:table-cell office:value-type="float" office:value="0.532978" calcext:value-type="float">
            <text:p>0.532978</text:p>
          </table:table-cell>
          <table:table-cell office:value-type="float" office:value="0.305767" calcext:value-type="float">
            <text:p>0.305767</text:p>
          </table:table-cell>
          <table:table-cell office:value-type="float" office:value="0.897621" calcext:value-type="float">
            <text:p>0.897621</text:p>
          </table:table-cell>
          <table:table-cell office:value-type="float" office:value="12.3625" calcext:value-type="float">
            <text:p>12.3625</text:p>
          </table:table-cell>
          <table:table-cell office:value-type="float" office:value="0.641202" calcext:value-type="float">
            <text:p>0.641202</text:p>
          </table:table-cell>
          <table:table-cell/>
          <table:table-cell table:formula="of:=LN([.R10])" office:value-type="float" office:value="2.51466769694883" calcext:value-type="float">
            <text:p>2.5146676969488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-0.981406" calcext:value-type="float">
            <text:p>-0.981406</text:p>
          </table:table-cell>
          <table:table-cell office:value-type="float" office:value="0.981406" calcext:value-type="float">
            <text:p>0.981406</text:p>
          </table:table-cell>
          <table:table-cell office:value-type="float" office:value="0.963559" calcext:value-type="float">
            <text:p>0.963559</text:p>
          </table:table-cell>
          <table:table-cell office:value-type="float" office:value="0.92996" calcext:value-type="float">
            <text:p>0.92996</text:p>
          </table:table-cell>
          <table:table-cell office:value-type="float" office:value="0.0410622" calcext:value-type="float">
            <text:p>0.0410622</text:p>
          </table:table-cell>
          <table:table-cell office:value-type="float" office:value="78.3633" calcext:value-type="float">
            <text:p>78.3633</text:p>
          </table:table-cell>
          <table:table-cell office:value-type="float" office:value="0.666123" calcext:value-type="float">
            <text:p>0.6661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40876" calcext:value-type="float">
            <text:p>0.640876</text:p>
          </table:table-cell>
          <table:table-cell office:value-type="float" office:value="0.444467" calcext:value-type="float">
            <text:p>0.444467</text:p>
          </table:table-cell>
          <table:table-cell office:value-type="float" office:value="0.225066" calcext:value-type="float">
            <text:p>0.225066</text:p>
          </table:table-cell>
          <table:table-cell office:value-type="float" office:value="1.28421" calcext:value-type="float">
            <text:p>1.28421</text:p>
          </table:table-cell>
          <table:table-cell office:value-type="float" office:value="9.38044" calcext:value-type="float">
            <text:p>9.38044</text:p>
          </table:table-cell>
          <table:table-cell office:value-type="float" office:value="0.620239" calcext:value-type="float">
            <text:p>0.620239</text:p>
          </table:table-cell>
          <table:table-cell/>
          <table:table-cell table:formula="of:=LN([.R11])" office:value-type="float" office:value="2.23862667023354" calcext:value-type="float">
            <text:p>2.2386266702335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-0.98082" calcext:value-type="float">
            <text:p>-0.98082</text:p>
          </table:table-cell>
          <table:table-cell office:value-type="float" office:value="0.98082" calcext:value-type="float">
            <text:p>0.98082</text:p>
          </table:table-cell>
          <table:table-cell office:value-type="float" office:value="0.962374" calcext:value-type="float">
            <text:p>0.962374</text:p>
          </table:table-cell>
          <table:table-cell office:value-type="float" office:value="0.927545" calcext:value-type="float">
            <text:p>0.927545</text:p>
          </table:table-cell>
          <table:table-cell office:value-type="float" office:value="0.0366705" calcext:value-type="float">
            <text:p>0.0366705</text:p>
          </table:table-cell>
          <table:table-cell office:value-type="float" office:value="82.8741" calcext:value-type="float">
            <text:p>82.8741</text:p>
          </table:table-cell>
          <table:table-cell office:value-type="float" office:value="0.66617" calcext:value-type="float">
            <text:p>0.66617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52175" calcext:value-type="float">
            <text:p>0.552175</text:p>
          </table:table-cell>
          <table:table-cell office:value-type="float" office:value="0.351155" calcext:value-type="float">
            <text:p>0.351155</text:p>
          </table:table-cell>
          <table:table-cell office:value-type="float" office:value="0.153931" calcext:value-type="float">
            <text:p>0.153931</text:p>
          </table:table-cell>
          <table:table-cell office:value-type="float" office:value="1.72372" calcext:value-type="float">
            <text:p>1.72372</text:p>
          </table:table-cell>
          <table:table-cell office:value-type="float" office:value="7.12155" calcext:value-type="float">
            <text:p>7.12155</text:p>
          </table:table-cell>
          <table:table-cell office:value-type="float" office:value="0.583892" calcext:value-type="float">
            <text:p>0.583892</text:p>
          </table:table-cell>
          <table:table-cell/>
          <table:table-cell table:formula="of:=LN([.R12])" office:value-type="float" office:value="1.96312539836063" calcext:value-type="float">
            <text:p>1.963125398360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-0.98" calcext:value-type="float">
            <text:p>-0.98</text:p>
          </table:table-cell>
          <table:table-cell office:value-type="float" office:value="0.98" calcext:value-type="float">
            <text:p>0.98</text:p>
          </table:table-cell>
          <table:table-cell office:value-type="float" office:value="0.960827" calcext:value-type="float">
            <text:p>0.960827</text:p>
          </table:table-cell>
          <table:table-cell office:value-type="float" office:value="0.924794" calcext:value-type="float">
            <text:p>0.924794</text:p>
          </table:table-cell>
          <table:table-cell office:value-type="float" office:value="0.0377954" calcext:value-type="float">
            <text:p>0.0377954</text:p>
          </table:table-cell>
          <table:table-cell office:value-type="float" office:value="81.5653" calcext:value-type="float">
            <text:p>81.5653</text:p>
          </table:table-cell>
          <table:table-cell office:value-type="float" office:value="0.666087" calcext:value-type="float">
            <text:p>0.66608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86059" calcext:value-type="float">
            <text:p>0.486059</text:p>
          </table:table-cell>
          <table:table-cell office:value-type="float" office:value="0.280022" calcext:value-type="float">
            <text:p>0.280022</text:p>
          </table:table-cell>
          <table:table-cell office:value-type="float" office:value="0.106124" calcext:value-type="float">
            <text:p>0.106124</text:p>
          </table:table-cell>
          <table:table-cell office:value-type="float" office:value="2.00929" calcext:value-type="float">
            <text:p>2.00929</text:p>
          </table:table-cell>
          <table:table-cell office:value-type="float" office:value="5.81961" calcext:value-type="float">
            <text:p>5.81961</text:p>
          </table:table-cell>
          <table:table-cell office:value-type="float" office:value="0.548864" calcext:value-type="float">
            <text:p>0.548864</text:p>
          </table:table-cell>
          <table:table-cell/>
          <table:table-cell table:formula="of:=LN([.R13])" office:value-type="float" office:value="1.76123324918878" calcext:value-type="float">
            <text:p>1.7612332491887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-0.979121" calcext:value-type="float">
            <text:p>-0.979121</text:p>
          </table:table-cell>
          <table:table-cell office:value-type="float" office:value="0.979121" calcext:value-type="float">
            <text:p>0.979121</text:p>
          </table:table-cell>
          <table:table-cell office:value-type="float" office:value="0.959088" calcext:value-type="float">
            <text:p>0.959088</text:p>
          </table:table-cell>
          <table:table-cell office:value-type="float" office:value="0.921393" calcext:value-type="float">
            <text:p>0.921393</text:p>
          </table:table-cell>
          <table:table-cell office:value-type="float" office:value="0.0416939" calcext:value-type="float">
            <text:p>0.0416939</text:p>
          </table:table-cell>
          <table:table-cell office:value-type="float" office:value="77.5865" calcext:value-type="float">
            <text:p>77.5865</text:p>
          </table:table-cell>
          <table:table-cell office:value-type="float" office:value="0.666107" calcext:value-type="float">
            <text:p>0.66610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5344" calcext:value-type="float">
            <text:p>0.425344</text:p>
          </table:table-cell>
          <table:table-cell office:value-type="float" office:value="0.223638" calcext:value-type="float">
            <text:p>0.223638</text:p>
          </table:table-cell>
          <table:table-cell office:value-type="float" office:value="0.073417" calcext:value-type="float">
            <text:p>0.073417</text:p>
          </table:table-cell>
          <table:table-cell office:value-type="float" office:value="2.17261" calcext:value-type="float">
            <text:p>2.17261</text:p>
          </table:table-cell>
          <table:table-cell office:value-type="float" office:value="4.93262" calcext:value-type="float">
            <text:p>4.93262</text:p>
          </table:table-cell>
          <table:table-cell office:value-type="float" office:value="0.510689" calcext:value-type="float">
            <text:p>0.510689</text:p>
          </table:table-cell>
          <table:table-cell/>
          <table:table-cell table:formula="of:=LN([.R14])" office:value-type="float" office:value="1.59587028705256" calcext:value-type="float">
            <text:p>1.5958702870525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-0.979697" calcext:value-type="float">
            <text:p>-0.979697</text:p>
          </table:table-cell>
          <table:table-cell office:value-type="float" office:value="0.979697" calcext:value-type="float">
            <text:p>0.979697</text:p>
          </table:table-cell>
          <table:table-cell office:value-type="float" office:value="0.960188" calcext:value-type="float">
            <text:p>0.960188</text:p>
          </table:table-cell>
          <table:table-cell office:value-type="float" office:value="0.923396" calcext:value-type="float">
            <text:p>0.923396</text:p>
          </table:table-cell>
          <table:table-cell office:value-type="float" office:value="0.0409266" calcext:value-type="float">
            <text:p>0.0409266</text:p>
          </table:table-cell>
          <table:table-cell office:value-type="float" office:value="78.3556" calcext:value-type="float">
            <text:p>78.3556</text:p>
          </table:table-cell>
          <table:table-cell office:value-type="float" office:value="0.666148" calcext:value-type="float">
            <text:p>0.666148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1556" calcext:value-type="float">
            <text:p>0.381556</text:p>
          </table:table-cell>
          <table:table-cell office:value-type="float" office:value="0.185029" calcext:value-type="float">
            <text:p>0.185029</text:p>
          </table:table-cell>
          <table:table-cell office:value-type="float" office:value="0.0531207" calcext:value-type="float">
            <text:p>0.0531207</text:p>
          </table:table-cell>
          <table:table-cell office:value-type="float" office:value="2.21177" calcext:value-type="float">
            <text:p>2.21177</text:p>
          </table:table-cell>
          <table:table-cell office:value-type="float" office:value="4.39131" calcext:value-type="float">
            <text:p>4.39131</text:p>
          </table:table-cell>
          <table:table-cell office:value-type="float" office:value="0.482796" calcext:value-type="float">
            <text:p>0.482796</text:p>
          </table:table-cell>
          <table:table-cell/>
          <table:table-cell table:formula="of:=LN([.R15])" office:value-type="float" office:value="1.47962758803999" calcext:value-type="float">
            <text:p>1.4796275880399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office:value-type="float" office:value="-0.979771" calcext:value-type="float">
            <text:p>-0.979771</text:p>
          </table:table-cell>
          <table:table-cell office:value-type="float" office:value="0.979771" calcext:value-type="float">
            <text:p>0.979771</text:p>
          </table:table-cell>
          <table:table-cell office:value-type="float" office:value="0.960351" calcext:value-type="float">
            <text:p>0.960351</text:p>
          </table:table-cell>
          <table:table-cell office:value-type="float" office:value="0.923786" calcext:value-type="float">
            <text:p>0.923786</text:p>
          </table:table-cell>
          <table:table-cell office:value-type="float" office:value="0.0393755" calcext:value-type="float">
            <text:p>0.0393755</text:p>
          </table:table-cell>
          <table:table-cell office:value-type="float" office:value="79.8916" calcext:value-type="float">
            <text:p>79.8916</text:p>
          </table:table-cell>
          <table:table-cell office:value-type="float" office:value="0.666121" calcext:value-type="float">
            <text:p>0.66612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9122" calcext:value-type="float">
            <text:p>0.349122</text:p>
          </table:table-cell>
          <table:table-cell office:value-type="float" office:value="0.156972" calcext:value-type="float">
            <text:p>0.156972</text:p>
          </table:table-cell>
          <table:table-cell office:value-type="float" office:value="0.0399796" calcext:value-type="float">
            <text:p>0.0399796</text:p>
          </table:table-cell>
          <table:table-cell office:value-type="float" office:value="2.1849" calcext:value-type="float">
            <text:p>2.1849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0.459157" calcext:value-type="float">
            <text:p>0.459157</text:p>
          </table:table-cell>
          <table:table-cell/>
          <table:table-cell table:formula="of:=LN([.R16])" office:value-type="float" office:value="1.39222921498289" calcext:value-type="float">
            <text:p>1.392229214982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office:value-type="float" office:value="-0.979181" calcext:value-type="float">
            <text:p>-0.979181</text:p>
          </table:table-cell>
          <table:table-cell office:value-type="float" office:value="0.979181" calcext:value-type="float">
            <text:p>0.979181</text:p>
          </table:table-cell>
          <table:table-cell office:value-type="float" office:value="0.959217" calcext:value-type="float">
            <text:p>0.959217</text:p>
          </table:table-cell>
          <table:table-cell office:value-type="float" office:value="0.921682" calcext:value-type="float">
            <text:p>0.921682</text:p>
          </table:table-cell>
          <table:table-cell office:value-type="float" office:value="0.0412061" calcext:value-type="float">
            <text:p>0.0412061</text:p>
          </table:table-cell>
          <table:table-cell office:value-type="float" office:value="78.0498" calcext:value-type="float">
            <text:p>78.0498</text:p>
          </table:table-cell>
          <table:table-cell office:value-type="float" office:value="0.666092" calcext:value-type="float">
            <text:p>0.66609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729" calcext:value-type="float">
            <text:p>0.326729</text:p>
          </table:table-cell>
          <table:table-cell office:value-type="float" office:value="0.138419" calcext:value-type="float">
            <text:p>0.138419</text:p>
          </table:table-cell>
          <table:table-cell office:value-type="float" office:value="0.0317193" calcext:value-type="float">
            <text:p>0.0317193</text:p>
          </table:table-cell>
          <table:table-cell office:value-type="float" office:value="2.12439" calcext:value-type="float">
            <text:p>2.12439</text:p>
          </table:table-cell>
          <table:table-cell office:value-type="float" office:value="3.80004" calcext:value-type="float">
            <text:p>3.80004</text:p>
          </table:table-cell>
          <table:table-cell office:value-type="float" office:value="0.448166" calcext:value-type="float">
            <text:p>0.448166</text:p>
          </table:table-cell>
          <table:table-cell/>
          <table:table-cell table:formula="of:=LN([.R17])" office:value-type="float" office:value="1.33501159299273" calcext:value-type="float">
            <text:p>1.335011592992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float" office:value="-0.979441" calcext:value-type="float">
            <text:p>-0.979441</text:p>
          </table:table-cell>
          <table:table-cell office:value-type="float" office:value="0.979441" calcext:value-type="float">
            <text:p>0.979441</text:p>
          </table:table-cell>
          <table:table-cell office:value-type="float" office:value="0.959712" calcext:value-type="float">
            <text:p>0.959712</text:p>
          </table:table-cell>
          <table:table-cell office:value-type="float" office:value="0.922579" calcext:value-type="float">
            <text:p>0.922579</text:p>
          </table:table-cell>
          <table:table-cell office:value-type="float" office:value="0.0404037" calcext:value-type="float">
            <text:p>0.0404037</text:p>
          </table:table-cell>
          <table:table-cell office:value-type="float" office:value="78.8417" calcext:value-type="float">
            <text:p>78.8417</text:p>
          </table:table-cell>
          <table:table-cell office:value-type="float" office:value="0.666112" calcext:value-type="float">
            <text:p>0.666112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8995" calcext:value-type="float">
            <text:p>0.308995</text:p>
          </table:table-cell>
          <table:table-cell office:value-type="float" office:value="0.124063" calcext:value-type="float">
            <text:p>0.124063</text:p>
          </table:table-cell>
          <table:table-cell office:value-type="float" office:value="0.025936" calcext:value-type="float">
            <text:p>0.025936</text:p>
          </table:table-cell>
          <table:table-cell office:value-type="float" office:value="2.04779" calcext:value-type="float">
            <text:p>2.04779</text:p>
          </table:table-cell>
          <table:table-cell office:value-type="float" office:value="3.63909" calcext:value-type="float">
            <text:p>3.63909</text:p>
          </table:table-cell>
          <table:table-cell office:value-type="float" office:value="0.438306" calcext:value-type="float">
            <text:p>0.438306</text:p>
          </table:table-cell>
          <table:table-cell/>
          <table:table-cell table:formula="of:=LN([.R18])" office:value-type="float" office:value="1.29173365039344" calcext:value-type="float">
            <text:p>1.291733650393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 office:value-type="float" office:value="-0.979402" calcext:value-type="float">
            <text:p>-0.979402</text:p>
          </table:table-cell>
          <table:table-cell office:value-type="float" office:value="0.979402" calcext:value-type="float">
            <text:p>0.979402</text:p>
          </table:table-cell>
          <table:table-cell office:value-type="float" office:value="0.959639" calcext:value-type="float">
            <text:p>0.959639</text:p>
          </table:table-cell>
          <table:table-cell office:value-type="float" office:value="0.922456" calcext:value-type="float">
            <text:p>0.922456</text:p>
          </table:table-cell>
          <table:table-cell office:value-type="float" office:value="0.0410917" calcext:value-type="float">
            <text:p>0.0410917</text:p>
          </table:table-cell>
          <table:table-cell office:value-type="float" office:value="78.1757" calcext:value-type="float">
            <text:p>78.1757</text:p>
          </table:table-cell>
          <table:table-cell office:value-type="float" office:value="0.666106" calcext:value-type="float">
            <text:p>0.666106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6777" calcext:value-type="float">
            <text:p>0.296777</text:p>
          </table:table-cell>
          <table:table-cell office:value-type="float" office:value="0.114245" calcext:value-type="float">
            <text:p>0.114245</text:p>
          </table:table-cell>
          <table:table-cell office:value-type="float" office:value="0.0221408" calcext:value-type="float">
            <text:p>0.0221408</text:p>
          </table:table-cell>
          <table:table-cell office:value-type="float" office:value="1.97722" calcext:value-type="float">
            <text:p>1.97722</text:p>
          </table:table-cell>
          <table:table-cell office:value-type="float" office:value="3.53682" calcext:value-type="float">
            <text:p>3.53682</text:p>
          </table:table-cell>
          <table:table-cell office:value-type="float" office:value="0.434545" calcext:value-type="float">
            <text:p>0.434545</text:p>
          </table:table-cell>
          <table:table-cell/>
          <table:table-cell table:formula="of:=LN([.R19])" office:value-type="float" office:value="1.26322801834313" calcext:value-type="float">
            <text:p>1.2632280183431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-0.9794" calcext:value-type="float">
            <text:p>-0.9794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959637" calcext:value-type="float">
            <text:p>0.959637</text:p>
          </table:table-cell>
          <table:table-cell office:value-type="float" office:value="0.922451" calcext:value-type="float">
            <text:p>0.922451</text:p>
          </table:table-cell>
          <table:table-cell office:value-type="float" office:value="0.0409529" calcext:value-type="float">
            <text:p>0.0409529</text:p>
          </table:table-cell>
          <table:table-cell office:value-type="float" office:value="78.308" calcext:value-type="float">
            <text:p>78.308</text:p>
          </table:table-cell>
          <table:table-cell office:value-type="float" office:value="0.666106" calcext:value-type="float">
            <text:p>0.666106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406" calcext:value-type="float">
            <text:p>0.290406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0.0198684" calcext:value-type="float">
            <text:p>0.0198684</text:p>
          </table:table-cell>
          <table:table-cell office:value-type="float" office:value="1.87495" calcext:value-type="float">
            <text:p>1.87495</text:p>
          </table:table-cell>
          <table:table-cell office:value-type="float" office:value="3.53677" calcext:value-type="float">
            <text:p>3.53677</text:p>
          </table:table-cell>
          <table:table-cell office:value-type="float" office:value="0.435686" calcext:value-type="float">
            <text:p>0.435686</text:p>
          </table:table-cell>
          <table:table-cell/>
          <table:table-cell table:formula="of:=LN([.R20])" office:value-type="float" office:value="1.26321388125009" calcext:value-type="float">
            <text:p>1.263213881250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-0.979323" calcext:value-type="float">
            <text:p>-0.979323</text:p>
          </table:table-cell>
          <table:table-cell office:value-type="float" office:value="0.979323" calcext:value-type="float">
            <text:p>0.979323</text:p>
          </table:table-cell>
          <table:table-cell office:value-type="float" office:value="0.959484" calcext:value-type="float">
            <text:p>0.959484</text:p>
          </table:table-cell>
          <table:table-cell office:value-type="float" office:value="0.922153" calcext:value-type="float">
            <text:p>0.922153</text:p>
          </table:table-cell>
          <table:table-cell office:value-type="float" office:value="0.0410312" calcext:value-type="float">
            <text:p>0.0410312</text:p>
          </table:table-cell>
          <table:table-cell office:value-type="float" office:value="78.227" calcext:value-type="float">
            <text:p>78.227</text:p>
          </table:table-cell>
          <table:table-cell office:value-type="float" office:value="0.666108" calcext:value-type="float">
            <text:p>0.66610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581" calcext:value-type="float">
            <text:p>0.283581</text:p>
          </table:table-cell>
          <table:table-cell office:value-type="float" office:value="0.102535" calcext:value-type="float">
            <text:p>0.102535</text:p>
          </table:table-cell>
          <table:table-cell office:value-type="float" office:value="0.0177293" calcext:value-type="float">
            <text:p>0.0177293</text:p>
          </table:table-cell>
          <table:table-cell office:value-type="float" office:value="1.79008" calcext:value-type="float">
            <text:p>1.79008</text:p>
          </table:table-cell>
          <table:table-cell office:value-type="float" office:value="3.51823" calcext:value-type="float">
            <text:p>3.51823</text:p>
          </table:table-cell>
          <table:table-cell office:value-type="float" office:value="0.437885" calcext:value-type="float">
            <text:p>0.437885</text:p>
          </table:table-cell>
          <table:table-cell/>
          <table:table-cell table:formula="of:=LN([.R21])" office:value-type="float" office:value="1.25795802223403" calcext:value-type="float">
            <text:p>1.25795802223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979392" calcext:value-type="float">
            <text:p>-0.979392</text:p>
          </table:table-cell>
          <table:table-cell office:value-type="float" office:value="0.979392" calcext:value-type="float">
            <text:p>0.979392</text:p>
          </table:table-cell>
          <table:table-cell office:value-type="float" office:value="0.959618" calcext:value-type="float">
            <text:p>0.959618</text:p>
          </table:table-cell>
          <table:table-cell office:value-type="float" office:value="0.922409" calcext:value-type="float">
            <text:p>0.922409</text:p>
          </table:table-cell>
          <table:table-cell office:value-type="float" office:value="0.0409199" calcext:value-type="float">
            <text:p>0.0409199</text:p>
          </table:table-cell>
          <table:table-cell office:value-type="float" office:value="78.3388" calcext:value-type="float">
            <text:p>78.3388</text:p>
          </table:table-cell>
          <table:table-cell office:value-type="float" office:value="0.666108" calcext:value-type="float">
            <text:p>0.666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065536" calcext:value-type="float">
            <text:p>0.00065536</text:p>
          </table:table-cell>
          <table:table-cell office:value-type="float" office:value="0.678622" calcext:value-type="float">
            <text:p>0.678622</text:p>
          </table:table-cell>
          <table:table-cell office:value-type="float" office:value="2.69409" calcext:value-type="float">
            <text:p>2.69409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1" calcext:value-type="float">
            <text:p>0.1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033416" calcext:value-type="float">
            <text:p>0.00033416</text:p>
          </table:table-cell>
          <table:table-cell office:value-type="float" office:value="1.10403" calcext:value-type="float">
            <text:p>1.10403</text:p>
          </table:table-cell>
          <table:table-cell office:value-type="float" office:value="0.91876" calcext:value-type="float">
            <text:p>0.91876</text:p>
          </table:table-cell>
          <table:table-cell office:value-type="float" office:value="0.47745" calcext:value-type="float">
            <text:p>0.47745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28" calcext:value-type="float">
            <text:p>3.28E-06</text:p>
          </table:table-cell>
          <table:table-cell office:value-type="float" office:value="3.1449" calcext:value-type="float">
            <text:p>3.1449</text:p>
          </table:table-cell>
          <table:table-cell office:value-type="string" calcext:value-type="string">
            <text:p>-nan</text:p>
          </table:table-cell>
          <table:table-cell office:value-type="float" office:value="-0.0933333" calcext:value-type="float">
            <text:p>-0.0933333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164772" calcext:value-type="float">
            <text:p>0.00164772</text:p>
          </table:table-cell>
          <table:table-cell office:value-type="float" office:value="2.64821" calcext:value-type="float">
            <text:p>2.64821</text:p>
          </table:table-cell>
          <table:table-cell office:value-type="float" office:value="0.446648" calcext:value-type="float">
            <text:p>0.446648</text:p>
          </table:table-cell>
          <table:table-cell office:value-type="float" office:value="0.323804" calcext:value-type="float">
            <text:p>0.323804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0.00863626" calcext:value-type="float">
            <text:p>0.00863626</text:p>
          </table:table-cell>
          <table:table-cell office:value-type="float" office:value="0.616332" calcext:value-type="float">
            <text:p>0.616332</text:p>
          </table:table-cell>
          <table:table-cell office:value-type="float" office:value="5.69252" calcext:value-type="float">
            <text:p>5.69252</text:p>
          </table:table-cell>
          <table:table-cell office:value-type="float" office:value="0.57653" calcext:value-type="float">
            <text:p>0.57653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725" calcext:value-type="float">
            <text:p>0.17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161632" calcext:value-type="float">
            <text:p>0.00161632</text:p>
          </table:table-cell>
          <table:table-cell office:value-type="float" office:value="0.989037" calcext:value-type="float">
            <text:p>0.989037</text:p>
          </table:table-cell>
          <table:table-cell office:value-type="float" office:value="2.52625" calcext:value-type="float">
            <text:p>2.52625</text:p>
          </table:table-cell>
          <table:table-cell office:value-type="float" office:value="0.533933" calcext:value-type="float">
            <text:p>0.533933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071775" calcext:value-type="float">
            <text:p>0.071775</text:p>
          </table:table-cell>
          <table:table-cell office:value-type="float" office:value="0.00689382" calcext:value-type="float">
            <text:p>0.00689382</text:p>
          </table:table-cell>
          <table:table-cell office:value-type="float" office:value="0.412107" calcext:value-type="float">
            <text:p>0.412107</text:p>
          </table:table-cell>
          <table:table-cell office:value-type="float" office:value="6.55585" calcext:value-type="float">
            <text:p>6.55585</text:p>
          </table:table-cell>
          <table:table-cell office:value-type="float" office:value="0.553941" calcext:value-type="float">
            <text:p>0.553941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2188" calcext:value-type="float">
            <text:p>0.292188</text:p>
          </table:table-cell>
          <table:table-cell office:value-type="float" office:value="0.105544" calcext:value-type="float">
            <text:p>0.105544</text:p>
          </table:table-cell>
          <table:table-cell office:value-type="float" office:value="0.0208149" calcext:value-type="float">
            <text:p>0.0208149</text:p>
          </table:table-cell>
          <table:table-cell office:value-type="float" office:value="0.363043" calcext:value-type="float">
            <text:p>0.363043</text:p>
          </table:table-cell>
          <table:table-cell office:value-type="float" office:value="8.57283" calcext:value-type="float">
            <text:p>8.57283</text:p>
          </table:table-cell>
          <table:table-cell office:value-type="float" office:value="0.377143" calcext:value-type="float">
            <text:p>0.377143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99062" calcext:value-type="float">
            <text:p>0.899062</text:p>
          </table:table-cell>
          <table:table-cell office:value-type="float" office:value="0.838528" calcext:value-type="float">
            <text:p>0.838528</text:p>
          </table:table-cell>
          <table:table-cell office:value-type="float" office:value="0.753857" calcext:value-type="float">
            <text:p>0.753857</text:p>
          </table:table-cell>
          <table:table-cell office:value-type="float" office:value="0.131335" calcext:value-type="float">
            <text:p>0.131335</text:p>
          </table:table-cell>
          <table:table-cell office:value-type="float" office:value="40.8522" calcext:value-type="float">
            <text:p>40.8522</text:p>
          </table:table-cell>
          <table:table-cell office:value-type="float" office:value="0.642618" calcext:value-type="float">
            <text:p>0.642618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59609" calcext:value-type="float">
            <text:p>0.959609</text:p>
          </table:table-cell>
          <table:table-cell office:value-type="float" office:value="0.921563" calcext:value-type="float">
            <text:p>0.921563</text:p>
          </table:table-cell>
          <table:table-cell office:value-type="float" office:value="0.851861" calcext:value-type="float">
            <text:p>0.851861</text:p>
          </table:table-cell>
          <table:table-cell office:value-type="float" office:value="0.0752649" calcext:value-type="float">
            <text:p>0.0752649</text:p>
          </table:table-cell>
          <table:table-cell office:value-type="float" office:value="56.5948" calcext:value-type="float">
            <text:p>56.5948</text:p>
          </table:table-cell>
          <table:table-cell office:value-type="float" office:value="0.665653" calcext:value-type="float">
            <text:p>0.665653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5877" calcext:value-type="float">
            <text:p>0.95877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0.84946" calcext:value-type="float">
            <text:p>0.84946</text:p>
          </table:table-cell>
          <table:table-cell office:value-type="float" office:value="0.0768349" calcext:value-type="float">
            <text:p>0.0768349</text:p>
          </table:table-cell>
          <table:table-cell office:value-type="float" office:value="55.9674" calcext:value-type="float">
            <text:p>55.9674</text:p>
          </table:table-cell>
          <table:table-cell office:value-type="float" office:value="0.665505" calcext:value-type="float">
            <text:p>0.665505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58623" calcext:value-type="float">
            <text:p>0.958623</text:p>
          </table:table-cell>
          <table:table-cell office:value-type="float" office:value="0.91982" calcext:value-type="float">
            <text:p>0.91982</text:p>
          </table:table-cell>
          <table:table-cell office:value-type="float" office:value="0.849158" calcext:value-type="float">
            <text:p>0.849158</text:p>
          </table:table-cell>
          <table:table-cell office:value-type="float" office:value="0.0822297" calcext:value-type="float">
            <text:p>0.0822297</text:p>
          </table:table-cell>
          <table:table-cell office:value-type="float" office:value="54.0917" calcext:value-type="float">
            <text:p>54.0917</text:p>
          </table:table-cell>
          <table:table-cell office:value-type="float" office:value="0.665449" calcext:value-type="float">
            <text:p>0.665449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59023" calcext:value-type="float">
            <text:p>0.959023</text:p>
          </table:table-cell>
          <table:table-cell office:value-type="float" office:value="0.920533" calcext:value-type="float">
            <text:p>0.920533</text:p>
          </table:table-cell>
          <table:table-cell office:value-type="float" office:value="0.850299" calcext:value-type="float">
            <text:p>0.850299</text:p>
          </table:table-cell>
          <table:table-cell office:value-type="float" office:value="0.0837262" calcext:value-type="float">
            <text:p>0.0837262</text:p>
          </table:table-cell>
          <table:table-cell office:value-type="float" office:value="53.6264" calcext:value-type="float">
            <text:p>53.6264</text:p>
          </table:table-cell>
          <table:table-cell office:value-type="float" office:value="0.665519" calcext:value-type="float">
            <text:p>0.665519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57637" calcext:value-type="float">
            <text:p>0.957637</text:p>
          </table:table-cell>
          <table:table-cell office:value-type="float" office:value="0.917928" calcext:value-type="float">
            <text:p>0.917928</text:p>
          </table:table-cell>
          <table:table-cell office:value-type="float" office:value="0.84568" calcext:value-type="float">
            <text:p>0.84568</text:p>
          </table:table-cell>
          <table:table-cell office:value-type="float" office:value="0.0837543" calcext:value-type="float">
            <text:p>0.0837543</text:p>
          </table:table-cell>
          <table:table-cell office:value-type="float" office:value="53.5415" calcext:value-type="float">
            <text:p>53.5415</text:p>
          </table:table-cell>
          <table:table-cell office:value-type="float" office:value="0.665445" calcext:value-type="float">
            <text:p>0.665445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58219" calcext:value-type="float">
            <text:p>0.958219</text:p>
          </table:table-cell>
          <table:table-cell office:value-type="float" office:value="0.919025" calcext:value-type="float">
            <text:p>0.919025</text:p>
          </table:table-cell>
          <table:table-cell office:value-type="float" office:value="0.847635" calcext:value-type="float">
            <text:p>0.847635</text:p>
          </table:table-cell>
          <table:table-cell office:value-type="float" office:value="0.0829109" calcext:value-type="float">
            <text:p>0.0829109</text:p>
          </table:table-cell>
          <table:table-cell office:value-type="float" office:value="53.8455" calcext:value-type="float">
            <text:p>53.8455</text:p>
          </table:table-cell>
          <table:table-cell office:value-type="float" office:value="0.665472" calcext:value-type="float">
            <text:p>0.665472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57894" calcext:value-type="float">
            <text:p>0.957894</text:p>
          </table:table-cell>
          <table:table-cell office:value-type="float" office:value="0.918381" calcext:value-type="float">
            <text:p>0.918381</text:p>
          </table:table-cell>
          <table:table-cell office:value-type="float" office:value="0.846372" calcext:value-type="float">
            <text:p>0.846372</text:p>
          </table:table-cell>
          <table:table-cell office:value-type="float" office:value="0.0836223" calcext:value-type="float">
            <text:p>0.0836223</text:p>
          </table:table-cell>
          <table:table-cell office:value-type="float" office:value="53.597" calcext:value-type="float">
            <text:p>53.597</text:p>
          </table:table-cell>
          <table:table-cell office:value-type="float" office:value="0.665501" calcext:value-type="float">
            <text:p>0.665501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581" calcext:value-type="float">
            <text:p>0.9581</text:p>
          </table:table-cell>
          <table:table-cell office:value-type="float" office:value="0.918796" calcext:value-type="float">
            <text:p>0.918796</text:p>
          </table:table-cell>
          <table:table-cell office:value-type="float" office:value="0.847209" calcext:value-type="float">
            <text:p>0.847209</text:p>
          </table:table-cell>
          <table:table-cell office:value-type="float" office:value="0.0825097" calcext:value-type="float">
            <text:p>0.0825097</text:p>
          </table:table-cell>
          <table:table-cell office:value-type="float" office:value="53.9696" calcext:value-type="float">
            <text:p>53.9696</text:p>
          </table:table-cell>
          <table:table-cell office:value-type="float" office:value="0.665473" calcext:value-type="float">
            <text:p>0.665473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58294" calcext:value-type="float">
            <text:p>0.958294</text:p>
          </table:table-cell>
          <table:table-cell office:value-type="float" office:value="0.919153" calcext:value-type="float">
            <text:p>0.919153</text:p>
          </table:table-cell>
          <table:table-cell office:value-type="float" office:value="0.847812" calcext:value-type="float">
            <text:p>0.847812</text:p>
          </table:table-cell>
          <table:table-cell office:value-type="float" office:value="0.0825651" calcext:value-type="float">
            <text:p>0.0825651</text:p>
          </table:table-cell>
          <table:table-cell office:value-type="float" office:value="53.962" calcext:value-type="float">
            <text:p>53.962</text:p>
          </table:table-cell>
          <table:table-cell office:value-type="float" office:value="0.665495" calcext:value-type="float">
            <text:p>0.665495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58169" calcext:value-type="float">
            <text:p>0.958169</text:p>
          </table:table-cell>
          <table:table-cell office:value-type="float" office:value="0.918914" calcext:value-type="float">
            <text:p>0.918914</text:p>
          </table:table-cell>
          <table:table-cell office:value-type="float" office:value="0.847372" calcext:value-type="float">
            <text:p>0.847372</text:p>
          </table:table-cell>
          <table:table-cell office:value-type="float" office:value="0.0829398" calcext:value-type="float">
            <text:p>0.0829398</text:p>
          </table:table-cell>
          <table:table-cell office:value-type="float" office:value="53.8329" calcext:value-type="float">
            <text:p>53.8329</text:p>
          </table:table-cell>
          <table:table-cell office:value-type="float" office:value="0.665494" calcext:value-type="float">
            <text:p>0.665494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58103" calcext:value-type="float">
            <text:p>0.9581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847162" calcext:value-type="float">
            <text:p>0.847162</text:p>
          </table:table-cell>
          <table:table-cell office:value-type="float" office:value="0.0827141" calcext:value-type="float">
            <text:p>0.0827141</text:p>
          </table:table-cell>
          <table:table-cell office:value-type="float" office:value="53.9027" calcext:value-type="float">
            <text:p>53.9027</text:p>
          </table:table-cell>
          <table:table-cell office:value-type="float" office:value="0.665488" calcext:value-type="float">
            <text:p>0.6654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116393" calcext:value-type="float">
            <text:p>0.116393</text:p>
          </table:table-cell>
          <table:table-cell office:value-type="float" office:value="3.43184" calcext:value-type="float">
            <text:p>3.43184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3136" calcext:value-type="float">
            <text:p>0.00043136</text:p>
          </table:table-cell>
          <table:table-cell office:value-type="float" office:value="0.818197" calcext:value-type="float">
            <text:p>0.818197</text:p>
          </table:table-cell>
          <table:table-cell office:value-type="float" office:value="1.94461" calcext:value-type="float">
            <text:p>1.94461</text:p>
          </table:table-cell>
          <table:table-cell office:value-type="float" office:value="0.640533" calcext:value-type="float">
            <text:p>0.640533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750088" calcext:value-type="float">
            <text:p>0.00750088</text:p>
          </table:table-cell>
          <table:table-cell office:value-type="float" office:value="1.67554" calcext:value-type="float">
            <text:p>1.67554</text:p>
          </table:table-cell>
          <table:table-cell office:value-type="float" office:value="3.26546" calcext:value-type="float">
            <text:p>3.26546</text:p>
          </table:table-cell>
          <table:table-cell office:value-type="float" office:value="0.653939" calcext:value-type="float">
            <text:p>0.653939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875" calcext:value-type="float">
            <text:p>0.3875</text:p>
          </table:table-cell>
          <table:table-cell office:value-type="float" office:value="0.15565" calcext:value-type="float">
            <text:p>0.15565</text:p>
          </table:table-cell>
          <table:table-cell office:value-type="float" office:value="0.0276548" calcext:value-type="float">
            <text:p>0.0276548</text:p>
          </table:table-cell>
          <table:table-cell office:value-type="float" office:value="0.973779" calcext:value-type="float">
            <text:p>0.973779</text:p>
          </table:table-cell>
          <table:table-cell office:value-type="float" office:value="6.2633" calcext:value-type="float">
            <text:p>6.2633</text:p>
          </table:table-cell>
          <table:table-cell office:value-type="float" office:value="0.619503" calcext:value-type="float">
            <text:p>0.619503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69875" calcext:value-type="float">
            <text:p>0.69875</text:p>
          </table:table-cell>
          <table:table-cell office:value-type="float" office:value="0.510475" calcext:value-type="float">
            <text:p>0.510475</text:p>
          </table:table-cell>
          <table:table-cell office:value-type="float" office:value="0.301407" calcext:value-type="float">
            <text:p>0.301407</text:p>
          </table:table-cell>
          <table:table-cell office:value-type="float" office:value="1.83585" calcext:value-type="float">
            <text:p>1.83585</text:p>
          </table:table-cell>
          <table:table-cell office:value-type="float" office:value="8.37727" calcext:value-type="float">
            <text:p>8.37727</text:p>
          </table:table-cell>
          <table:table-cell office:value-type="float" office:value="0.614447" calcext:value-type="float">
            <text:p>0.614447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926875" calcext:value-type="float">
            <text:p>0.926875</text:p>
          </table:table-cell>
          <table:table-cell office:value-type="float" office:value="0.860463" calcext:value-type="float">
            <text:p>0.860463</text:p>
          </table:table-cell>
          <table:table-cell office:value-type="float" office:value="0.745002" calcext:value-type="float">
            <text:p>0.745002</text:p>
          </table:table-cell>
          <table:table-cell office:value-type="float" office:value="0.0975697" calcext:value-type="float">
            <text:p>0.0975697</text:p>
          </table:table-cell>
          <table:table-cell office:value-type="float" office:value="48.0231" calcext:value-type="float">
            <text:p>48.0231</text:p>
          </table:table-cell>
          <table:table-cell office:value-type="float" office:value="0.664593" calcext:value-type="float">
            <text:p>0.664593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939688" calcext:value-type="float">
            <text:p>0.939688</text:p>
          </table:table-cell>
          <table:table-cell office:value-type="float" office:value="0.884294" calcext:value-type="float">
            <text:p>0.884294</text:p>
          </table:table-cell>
          <table:table-cell office:value-type="float" office:value="0.786365" calcext:value-type="float">
            <text:p>0.786365</text:p>
          </table:table-cell>
          <table:table-cell office:value-type="float" office:value="0.109557" calcext:value-type="float">
            <text:p>0.109557</text:p>
          </table:table-cell>
          <table:table-cell office:value-type="float" office:value="45.9405" calcext:value-type="float">
            <text:p>45.9405</text:p>
          </table:table-cell>
          <table:table-cell office:value-type="float" office:value="0.664796" calcext:value-type="float">
            <text:p>0.664796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939062" calcext:value-type="float">
            <text:p>0.939062</text:p>
          </table:table-cell>
          <table:table-cell office:value-type="float" office:value="0.883144" calcext:value-type="float">
            <text:p>0.883144</text:p>
          </table:table-cell>
          <table:table-cell office:value-type="float" office:value="0.784513" calcext:value-type="float">
            <text:p>0.784513</text:p>
          </table:table-cell>
          <table:table-cell office:value-type="float" office:value="0.103995" calcext:value-type="float">
            <text:p>0.103995</text:p>
          </table:table-cell>
          <table:table-cell office:value-type="float" office:value="47.1238" calcext:value-type="float">
            <text:p>47.1238</text:p>
          </table:table-cell>
          <table:table-cell office:value-type="float" office:value="0.664713" calcext:value-type="float">
            <text:p>0.664713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37891" calcext:value-type="float">
            <text:p>0.937891</text:p>
          </table:table-cell>
          <table:table-cell office:value-type="float" office:value="0.880908" calcext:value-type="float">
            <text:p>0.880908</text:p>
          </table:table-cell>
          <table:table-cell office:value-type="float" office:value="0.780342" calcext:value-type="float">
            <text:p>0.780342</text:p>
          </table:table-cell>
          <table:table-cell office:value-type="float" office:value="0.121355" calcext:value-type="float">
            <text:p>0.121355</text:p>
          </table:table-cell>
          <table:table-cell office:value-type="float" office:value="43.5636" calcext:value-type="float">
            <text:p>43.5636</text:p>
          </table:table-cell>
          <table:table-cell office:value-type="float" office:value="0.664801" calcext:value-type="float">
            <text:p>0.664801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36758" calcext:value-type="float">
            <text:p>0.936758</text:p>
          </table:table-cell>
          <table:table-cell office:value-type="float" office:value="0.878745" calcext:value-type="float">
            <text:p>0.878745</text:p>
          </table:table-cell>
          <table:table-cell office:value-type="float" office:value="0.776456" calcext:value-type="float">
            <text:p>0.776456</text:p>
          </table:table-cell>
          <table:table-cell office:value-type="float" office:value="0.119659" calcext:value-type="float">
            <text:p>0.119659</text:p>
          </table:table-cell>
          <table:table-cell office:value-type="float" office:value="43.8177" calcext:value-type="float">
            <text:p>43.8177</text:p>
          </table:table-cell>
          <table:table-cell office:value-type="float" office:value="0.664826" calcext:value-type="float">
            <text:p>0.664826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33184" calcext:value-type="float">
            <text:p>0.933184</text:p>
          </table:table-cell>
          <table:table-cell office:value-type="float" office:value="0.872175" calcext:value-type="float">
            <text:p>0.872175</text:p>
          </table:table-cell>
          <table:table-cell office:value-type="float" office:value="0.765296" calcext:value-type="float">
            <text:p>0.765296</text:p>
          </table:table-cell>
          <table:table-cell office:value-type="float" office:value="0.134695" calcext:value-type="float">
            <text:p>0.134695</text:p>
          </table:table-cell>
          <table:table-cell office:value-type="float" office:value="41.1413" calcext:value-type="float">
            <text:p>41.1413</text:p>
          </table:table-cell>
          <table:table-cell office:value-type="float" office:value="0.664648" calcext:value-type="float">
            <text:p>0.664648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36309" calcext:value-type="float">
            <text:p>0.936309</text:p>
          </table:table-cell>
          <table:table-cell office:value-type="float" office:value="0.877946" calcext:value-type="float">
            <text:p>0.877946</text:p>
          </table:table-cell>
          <table:table-cell office:value-type="float" office:value="0.775158" calcext:value-type="float">
            <text:p>0.775158</text:p>
          </table:table-cell>
          <table:table-cell office:value-type="float" office:value="0.128904" calcext:value-type="float">
            <text:p>0.128904</text:p>
          </table:table-cell>
          <table:table-cell office:value-type="float" office:value="42.1958" calcext:value-type="float">
            <text:p>42.1958</text:p>
          </table:table-cell>
          <table:table-cell office:value-type="float" office:value="0.664777" calcext:value-type="float">
            <text:p>0.664777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35381" calcext:value-type="float">
            <text:p>0.935381</text:p>
          </table:table-cell>
          <table:table-cell office:value-type="float" office:value="0.876244" calcext:value-type="float">
            <text:p>0.876244</text:p>
          </table:table-cell>
          <table:table-cell office:value-type="float" office:value="0.772264" calcext:value-type="float">
            <text:p>0.772264</text:p>
          </table:table-cell>
          <table:table-cell office:value-type="float" office:value="0.127033" calcext:value-type="float">
            <text:p>0.127033</text:p>
          </table:table-cell>
          <table:table-cell office:value-type="float" office:value="42.4645" calcext:value-type="float">
            <text:p>42.4645</text:p>
          </table:table-cell>
          <table:table-cell office:value-type="float" office:value="0.66473" calcext:value-type="float">
            <text:p>0.66473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34905" calcext:value-type="float">
            <text:p>0.934905</text:p>
          </table:table-cell>
          <table:table-cell office:value-type="float" office:value="0.875359" calcext:value-type="float">
            <text:p>0.875359</text:p>
          </table:table-cell>
          <table:table-cell office:value-type="float" office:value="0.770747" calcext:value-type="float">
            <text:p>0.770747</text:p>
          </table:table-cell>
          <table:table-cell office:value-type="float" office:value="0.131719" calcext:value-type="float">
            <text:p>0.131719</text:p>
          </table:table-cell>
          <table:table-cell office:value-type="float" office:value="41.6801" calcext:value-type="float">
            <text:p>41.6801</text:p>
          </table:table-cell>
          <table:table-cell office:value-type="float" office:value="0.664712" calcext:value-type="float">
            <text:p>0.664712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35795" calcext:value-type="float">
            <text:p>0.935795</text:p>
          </table:table-cell>
          <table:table-cell office:value-type="float" office:value="0.876995" calcext:value-type="float">
            <text:p>0.876995</text:p>
          </table:table-cell>
          <table:table-cell office:value-type="float" office:value="0.773521" calcext:value-type="float">
            <text:p>0.773521</text:p>
          </table:table-cell>
          <table:table-cell office:value-type="float" office:value="0.12823" calcext:value-type="float">
            <text:p>0.12823</text:p>
          </table:table-cell>
          <table:table-cell office:value-type="float" office:value="42.2837" calcext:value-type="float">
            <text:p>42.2837</text:p>
          </table:table-cell>
          <table:table-cell office:value-type="float" office:value="0.66476" calcext:value-type="float">
            <text:p>0.66476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35786" calcext:value-type="float">
            <text:p>0.935786</text:p>
          </table:table-cell>
          <table:table-cell office:value-type="float" office:value="0.876955" calcext:value-type="float">
            <text:p>0.876955</text:p>
          </table:table-cell>
          <table:table-cell office:value-type="float" office:value="0.773374" calcext:value-type="float">
            <text:p>0.773374</text:p>
          </table:table-cell>
          <table:table-cell office:value-type="float" office:value="0.127208" calcext:value-type="float">
            <text:p>0.127208</text:p>
          </table:table-cell>
          <table:table-cell office:value-type="float" office:value="42.4526" calcext:value-type="float">
            <text:p>42.4526</text:p>
          </table:table-cell>
          <table:table-cell office:value-type="float" office:value="0.664792" calcext:value-type="float">
            <text:p>0.664792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35341" calcext:value-type="float">
            <text:p>0.935341</text:p>
          </table:table-cell>
          <table:table-cell office:value-type="float" office:value="0.876151" calcext:value-type="float">
            <text:p>0.876151</text:p>
          </table:table-cell>
          <table:table-cell office:value-type="float" office:value="0.772058" calcext:value-type="float">
            <text:p>0.772058</text:p>
          </table:table-cell>
          <table:table-cell office:value-type="float" office:value="0.128155" calcext:value-type="float">
            <text:p>0.128155</text:p>
          </table:table-cell>
          <table:table-cell office:value-type="float" office:value="42.2757" calcext:value-type="float">
            <text:p>42.2757</text:p>
          </table:table-cell>
          <table:table-cell office:value-type="float" office:value="0.664749" calcext:value-type="float">
            <text:p>0.664749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35549" calcext:value-type="float">
            <text:p>0.935549</text:p>
          </table:table-cell>
          <table:table-cell office:value-type="float" office:value="0.876547" calcext:value-type="float">
            <text:p>0.876547</text:p>
          </table:table-cell>
          <table:table-cell office:value-type="float" office:value="0.772772" calcext:value-type="float">
            <text:p>0.772772</text:p>
          </table:table-cell>
          <table:table-cell office:value-type="float" office:value="0.127423" calcext:value-type="float">
            <text:p>0.127423</text:p>
          </table:table-cell>
          <table:table-cell office:value-type="float" office:value="42.4068" calcext:value-type="float">
            <text:p>42.4068</text:p>
          </table:table-cell>
          <table:table-cell office:value-type="float" office:value="0.664742" calcext:value-type="float">
            <text:p>0.664742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3537" calcext:value-type="float">
            <text:p>0.93537</text:p>
          </table:table-cell>
          <table:table-cell office:value-type="float" office:value="0.876217" calcext:value-type="float">
            <text:p>0.876217</text:p>
          </table:table-cell>
          <table:table-cell office:value-type="float" office:value="0.772209" calcext:value-type="float">
            <text:p>0.772209</text:p>
          </table:table-cell>
          <table:table-cell office:value-type="float" office:value="0.129033" calcext:value-type="float">
            <text:p>0.129033</text:p>
          </table:table-cell>
          <table:table-cell office:value-type="float" office:value="42.133" calcext:value-type="float">
            <text:p>42.133</text:p>
          </table:table-cell>
          <table:table-cell office:value-type="float" office:value="0.664733" calcext:value-type="float">
            <text:p>0.664733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35412" calcext:value-type="float">
            <text:p>0.935412</text:p>
          </table:table-cell>
          <table:table-cell office:value-type="float" office:value="0.876285" calcext:value-type="float">
            <text:p>0.876285</text:p>
          </table:table-cell>
          <table:table-cell office:value-type="float" office:value="0.772292" calcext:value-type="float">
            <text:p>0.772292</text:p>
          </table:table-cell>
          <table:table-cell office:value-type="float" office:value="0.128355" calcext:value-type="float">
            <text:p>0.128355</text:p>
          </table:table-cell>
          <table:table-cell office:value-type="float" office:value="42.246" calcext:value-type="float">
            <text:p>42.246</text:p>
          </table:table-cell>
          <table:table-cell office:value-type="float" office:value="0.664749" calcext:value-type="float">
            <text:p>0.6647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3.00276" calcext:value-type="float">
            <text:p>3.0027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2696" calcext:value-type="float">
            <text:p>2.696E-05</text:p>
          </table:table-cell>
          <table:table-cell office:value-type="float" office:value="7.78243" calcext:value-type="float">
            <text:p>7.78243</text:p>
          </table:table-cell>
          <table:table-cell office:value-type="string" calcext:value-type="string">
            <text:p>-nan</text:p>
          </table:table-cell>
          <table:table-cell office:value-type="float" office:value="0.640533" calcext:value-type="float">
            <text:p>0.640533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-0.18" calcext:value-type="float">
            <text:p>-0.18</text:p>
          </table:table-cell>
          <table:table-cell office:value-type="float" office:value="0.18" calcext:value-type="float">
            <text:p>0.18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0246152" calcext:value-type="float">
            <text:p>0.00246152</text:p>
          </table:table-cell>
          <table:table-cell office:value-type="float" office:value="7.87745" calcext:value-type="float">
            <text:p>7.87745</text:p>
          </table:table-cell>
          <table:table-cell office:value-type="string" calcext:value-type="string">
            <text:p>-nan</text:p>
          </table:table-cell>
          <table:table-cell office:value-type="float" office:value="0.44931" calcext:value-type="float">
            <text:p>0.44931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-0.3925" calcext:value-type="float">
            <text:p>-0.3925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280209" calcext:value-type="float">
            <text:p>0.0280209</text:p>
          </table:table-cell>
          <table:table-cell office:value-type="float" office:value="12.7394" calcext:value-type="float">
            <text:p>12.7394</text:p>
          </table:table-cell>
          <table:table-cell office:value-type="float" office:value="0.79502" calcext:value-type="float">
            <text:p>0.79502</text:p>
          </table:table-cell>
          <table:table-cell office:value-type="float" office:value="0.626559" calcext:value-type="float">
            <text:p>0.626559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-0.82875" calcext:value-type="float">
            <text:p>-0.82875</text:p>
          </table:table-cell>
          <table:table-cell office:value-type="float" office:value="0.82875" calcext:value-type="float">
            <text:p>0.82875</text:p>
          </table:table-cell>
          <table:table-cell office:value-type="float" office:value="0.699575" calcext:value-type="float">
            <text:p>0.699575</text:p>
          </table:table-cell>
          <table:table-cell office:value-type="float" office:value="0.519572" calcext:value-type="float">
            <text:p>0.519572</text:p>
          </table:table-cell>
          <table:table-cell office:value-type="float" office:value="1.62436" calcext:value-type="float">
            <text:p>1.62436</text:p>
          </table:table-cell>
          <table:table-cell office:value-type="float" office:value="10.4945" calcext:value-type="float">
            <text:p>10.4945</text:p>
          </table:table-cell>
          <table:table-cell office:value-type="float" office:value="0.64612" calcext:value-type="float">
            <text:p>0.64612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-0.894375" calcext:value-type="float">
            <text:p>-0.894375</text:p>
          </table:table-cell>
          <table:table-cell office:value-type="float" office:value="0.894375" calcext:value-type="float">
            <text:p>0.894375</text:p>
          </table:table-cell>
          <table:table-cell office:value-type="float" office:value="0.801812" calcext:value-type="float">
            <text:p>0.801812</text:p>
          </table:table-cell>
          <table:table-cell office:value-type="float" office:value="0.648926" calcext:value-type="float">
            <text:p>0.648926</text:p>
          </table:table-cell>
          <table:table-cell office:value-type="float" office:value="0.227344" calcext:value-type="float">
            <text:p>0.227344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0.663544" calcext:value-type="float">
            <text:p>0.663544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-0.900937" calcext:value-type="float">
            <text:p>-0.900937</text:p>
          </table:table-cell>
          <table:table-cell office:value-type="float" office:value="0.900937" calcext:value-type="float">
            <text:p>0.900937</text:p>
          </table:table-cell>
          <table:table-cell office:value-type="float" office:value="0.813344" calcext:value-type="float">
            <text:p>0.813344</text:p>
          </table:table-cell>
          <table:table-cell office:value-type="float" office:value="0.666814" calcext:value-type="float">
            <text:p>0.666814</text:p>
          </table:table-cell>
          <table:table-cell office:value-type="float" office:value="0.251019" calcext:value-type="float">
            <text:p>0.251019</text:p>
          </table:table-cell>
          <table:table-cell office:value-type="float" office:value="29.0804" calcext:value-type="float">
            <text:p>29.0804</text:p>
          </table:table-cell>
          <table:table-cell office:value-type="float" office:value="0.664003" calcext:value-type="float">
            <text:p>0.664003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-0.90875" calcext:value-type="float">
            <text:p>-0.90875</text:p>
          </table:table-cell>
          <table:table-cell office:value-type="float" office:value="0.90875" calcext:value-type="float">
            <text:p>0.90875</text:p>
          </table:table-cell>
          <table:table-cell office:value-type="float" office:value="0.827381" calcext:value-type="float">
            <text:p>0.827381</text:p>
          </table:table-cell>
          <table:table-cell office:value-type="float" office:value="0.689595" calcext:value-type="float">
            <text:p>0.689595</text:p>
          </table:table-cell>
          <table:table-cell office:value-type="float" office:value="0.188346" calcext:value-type="float">
            <text:p>0.188346</text:p>
          </table:table-cell>
          <table:table-cell office:value-type="float" office:value="33.874" calcext:value-type="float">
            <text:p>33.874</text:p>
          </table:table-cell>
          <table:table-cell office:value-type="float" office:value="0.664215" calcext:value-type="float">
            <text:p>0.664215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-0.902344" calcext:value-type="float">
            <text:p>-0.902344</text:p>
          </table:table-cell>
          <table:table-cell office:value-type="float" office:value="0.902344" calcext:value-type="float">
            <text:p>0.902344</text:p>
          </table:table-cell>
          <table:table-cell office:value-type="float" office:value="0.815972" calcext:value-type="float">
            <text:p>0.815972</text:p>
          </table:table-cell>
          <table:table-cell office:value-type="float" office:value="0.671388" calcext:value-type="float">
            <text:p>0.671388</text:p>
          </table:table-cell>
          <table:table-cell office:value-type="float" office:value="0.199751" calcext:value-type="float">
            <text:p>0.199751</text:p>
          </table:table-cell>
          <table:table-cell office:value-type="float" office:value="32.6624" calcext:value-type="float">
            <text:p>32.6624</text:p>
          </table:table-cell>
          <table:table-cell office:value-type="float" office:value="0.663874" calcext:value-type="float">
            <text:p>0.663874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office:value-type="float" office:value="-0.905312" calcext:value-type="float">
            <text:p>-0.905312</text:p>
          </table:table-cell>
          <table:table-cell office:value-type="float" office:value="0.905312" calcext:value-type="float">
            <text:p>0.905312</text:p>
          </table:table-cell>
          <table:table-cell office:value-type="float" office:value="0.821367" calcext:value-type="float">
            <text:p>0.821367</text:p>
          </table:table-cell>
          <table:table-cell office:value-type="float" office:value="0.680364" calcext:value-type="float">
            <text:p>0.680364</text:p>
          </table:table-cell>
          <table:table-cell office:value-type="float" office:value="0.191721" calcext:value-type="float">
            <text:p>0.191721</text:p>
          </table:table-cell>
          <table:table-cell office:value-type="float" office:value="33.4513" calcext:value-type="float">
            <text:p>33.4513</text:p>
          </table:table-cell>
          <table:table-cell office:value-type="float" office:value="0.66384" calcext:value-type="float">
            <text:p>0.66384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-0.908398" calcext:value-type="float">
            <text:p>-0.908398</text:p>
          </table:table-cell>
          <table:table-cell office:value-type="float" office:value="0.908398" calcext:value-type="float">
            <text:p>0.908398</text:p>
          </table:table-cell>
          <table:table-cell office:value-type="float" office:value="0.826876" calcext:value-type="float">
            <text:p>0.826876</text:p>
          </table:table-cell>
          <table:table-cell office:value-type="float" office:value="0.68921" calcext:value-type="float">
            <text:p>0.68921</text:p>
          </table:table-cell>
          <table:table-cell office:value-type="float" office:value="0.171152" calcext:value-type="float">
            <text:p>0.171152</text:p>
          </table:table-cell>
          <table:table-cell office:value-type="float" office:value="35.5277" calcext:value-type="float">
            <text:p>35.5277</text:p>
          </table:table-cell>
          <table:table-cell office:value-type="float" office:value="0.663992" calcext:value-type="float">
            <text:p>0.663992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office:value-type="float" office:value="-0.904219" calcext:value-type="float">
            <text:p>-0.904219</text:p>
          </table:table-cell>
          <table:table-cell office:value-type="float" office:value="0.904219" calcext:value-type="float">
            <text:p>0.904219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678065" calcext:value-type="float">
            <text:p>0.678065</text:p>
          </table:table-cell>
          <table:table-cell office:value-type="float" office:value="0.192641" calcext:value-type="float">
            <text:p>0.192641</text:p>
          </table:table-cell>
          <table:table-cell office:value-type="float" office:value="33.3352" calcext:value-type="float">
            <text:p>33.3352</text:p>
          </table:table-cell>
          <table:table-cell office:value-type="float" office:value="0.66353" calcext:value-type="float">
            <text:p>0.66353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office:value-type="float" office:value="-0.906323" calcext:value-type="float">
            <text:p>-0.906323</text:p>
          </table:table-cell>
          <table:table-cell office:value-type="float" office:value="0.906323" calcext:value-type="float">
            <text:p>0.906323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0.684253" calcext:value-type="float">
            <text:p>0.684253</text:p>
          </table:table-cell>
          <table:table-cell office:value-type="float" office:value="0.18833" calcext:value-type="float">
            <text:p>0.18833</text:p>
          </table:table-cell>
          <table:table-cell office:value-type="float" office:value="33.7935" calcext:value-type="float">
            <text:p>33.7935</text:p>
          </table:table-cell>
          <table:table-cell office:value-type="float" office:value="0.663578" calcext:value-type="float">
            <text:p>0.663578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" calcext:value-type="float">
            <text:p>13</text:p>
          </table:table-cell>
          <table:table-cell office:value-type="float" office:value="-0.905737" calcext:value-type="float">
            <text:p>-0.905737</text:p>
          </table:table-cell>
          <table:table-cell office:value-type="float" office:value="0.905737" calcext:value-type="float">
            <text:p>0.905737</text:p>
          </table:table-cell>
          <table:table-cell office:value-type="float" office:value="0.82228" calcext:value-type="float">
            <text:p>0.82228</text:p>
          </table:table-cell>
          <table:table-cell office:value-type="float" office:value="0.682298" calcext:value-type="float">
            <text:p>0.682298</text:p>
          </table:table-cell>
          <table:table-cell office:value-type="float" office:value="0.195035" calcext:value-type="float">
            <text:p>0.195035</text:p>
          </table:table-cell>
          <table:table-cell office:value-type="float" office:value="33.1838" calcext:value-type="float">
            <text:p>33.1838</text:p>
          </table:table-cell>
          <table:table-cell office:value-type="float" office:value="0.663633" calcext:value-type="float">
            <text:p>0.663633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office:value-type="float" office:value="-0.906115" calcext:value-type="float">
            <text:p>-0.906115</text:p>
          </table:table-cell>
          <table:table-cell office:value-type="float" office:value="0.906115" calcext:value-type="float">
            <text:p>0.906115</text:p>
          </table:table-cell>
          <table:table-cell office:value-type="float" office:value="0.822995" calcext:value-type="float">
            <text:p>0.822995</text:p>
          </table:table-cell>
          <table:table-cell office:value-type="float" office:value="0.683566" calcext:value-type="float">
            <text:p>0.683566</text:p>
          </table:table-cell>
          <table:table-cell office:value-type="float" office:value="0.188372" calcext:value-type="float">
            <text:p>0.188372</text:p>
          </table:table-cell>
          <table:table-cell office:value-type="float" office:value="33.7816" calcext:value-type="float">
            <text:p>33.7816</text:p>
          </table:table-cell>
          <table:table-cell office:value-type="float" office:value="0.663594" calcext:value-type="float">
            <text:p>0.663594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-0.906422" calcext:value-type="float">
            <text:p>-0.906422</text:p>
          </table:table-cell>
          <table:table-cell office:value-type="float" office:value="0.906422" calcext:value-type="float">
            <text:p>0.906422</text:p>
          </table:table-cell>
          <table:table-cell office:value-type="float" office:value="0.823532" calcext:value-type="float">
            <text:p>0.823532</text:p>
          </table:table-cell>
          <table:table-cell office:value-type="float" office:value="0.684397" calcext:value-type="float">
            <text:p>0.684397</text:p>
          </table:table-cell>
          <table:table-cell office:value-type="float" office:value="0.191456" calcext:value-type="float">
            <text:p>0.191456</text:p>
          </table:table-cell>
          <table:table-cell office:value-type="float" office:value="33.5187" calcext:value-type="float">
            <text:p>33.5187</text:p>
          </table:table-cell>
          <table:table-cell office:value-type="float" office:value="0.663623" calcext:value-type="float">
            <text:p>0.663623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office:value-type="float" office:value="-0.906369" calcext:value-type="float">
            <text:p>-0.906369</text:p>
          </table:table-cell>
          <table:table-cell office:value-type="float" office:value="0.906369" calcext:value-type="float">
            <text:p>0.906369</text:p>
          </table:table-cell>
          <table:table-cell office:value-type="float" office:value="0.823418" calcext:value-type="float">
            <text:p>0.823418</text:p>
          </table:table-cell>
          <table:table-cell office:value-type="float" office:value="0.684156" calcext:value-type="float">
            <text:p>0.684156</text:p>
          </table:table-cell>
          <table:table-cell office:value-type="float" office:value="0.18998" calcext:value-type="float">
            <text:p>0.18998</text:p>
          </table:table-cell>
          <table:table-cell office:value-type="float" office:value="33.6467" calcext:value-type="float">
            <text:p>33.6467</text:p>
          </table:table-cell>
          <table:table-cell office:value-type="float" office:value="0.663649" calcext:value-type="float">
            <text:p>0.663649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office:value-type="float" office:value="-0.906282" calcext:value-type="float">
            <text:p>-0.906282</text:p>
          </table:table-cell>
          <table:table-cell office:value-type="float" office:value="0.906282" calcext:value-type="float">
            <text:p>0.906282</text:p>
          </table:table-cell>
          <table:table-cell office:value-type="float" office:value="0.823266" calcext:value-type="float">
            <text:p>0.823266</text:p>
          </table:table-cell>
          <table:table-cell office:value-type="float" office:value="0.683927" calcext:value-type="float">
            <text:p>0.683927</text:p>
          </table:table-cell>
          <table:table-cell office:value-type="float" office:value="0.189792" calcext:value-type="float">
            <text:p>0.189792</text:p>
          </table:table-cell>
          <table:table-cell office:value-type="float" office:value="33.6603" calcext:value-type="float">
            <text:p>33.6603</text:p>
          </table:table-cell>
          <table:table-cell office:value-type="float" office:value="0.663637" calcext:value-type="float">
            <text:p>0.663637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-0.906463" calcext:value-type="float">
            <text:p>-0.906463</text:p>
          </table:table-cell>
          <table:table-cell office:value-type="float" office:value="0.906463" calcext:value-type="float">
            <text:p>0.906463</text:p>
          </table:table-cell>
          <table:table-cell office:value-type="float" office:value="0.82359" calcext:value-type="float">
            <text:p>0.82359</text:p>
          </table:table-cell>
          <table:table-cell office:value-type="float" office:value="0.684445" calcext:value-type="float">
            <text:p>0.684445</text:p>
          </table:table-cell>
          <table:table-cell office:value-type="float" office:value="0.189448" calcext:value-type="float">
            <text:p>0.189448</text:p>
          </table:table-cell>
          <table:table-cell office:value-type="float" office:value="33.6975" calcext:value-type="float">
            <text:p>33.6975</text:p>
          </table:table-cell>
          <table:table-cell office:value-type="float" office:value="0.663647" calcext:value-type="float">
            <text:p>0.663647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-0.906467" calcext:value-type="float">
            <text:p>-0.906467</text:p>
          </table:table-cell>
          <table:table-cell office:value-type="float" office:value="0.906467" calcext:value-type="float">
            <text:p>0.906467</text:p>
          </table:table-cell>
          <table:table-cell office:value-type="float" office:value="0.823595" calcext:value-type="float">
            <text:p>0.823595</text:p>
          </table:table-cell>
          <table:table-cell office:value-type="float" office:value="0.684445" calcext:value-type="float">
            <text:p>0.684445</text:p>
          </table:table-cell>
          <table:table-cell office:value-type="float" office:value="0.1896" calcext:value-type="float">
            <text:p>0.1896</text:p>
          </table:table-cell>
          <table:table-cell office:value-type="float" office:value="33.6841" calcext:value-type="float">
            <text:p>33.6841</text:p>
          </table:table-cell>
          <table:table-cell office:value-type="float" office:value="0.663651" calcext:value-type="float">
            <text:p>0.6636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23607" calcext:value-type="float">
            <text:p>0.523607</text:p>
          </table:table-cell>
          <table:table-cell office:value-type="float" office:value="1.54336" calcext:value-type="float">
            <text:p>1.54336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015368" calcext:value-type="float">
            <text:p>0.00015368</text:p>
          </table:table-cell>
          <table:table-cell office:value-type="float" office:value="4.9019" calcext:value-type="float">
            <text:p>4.9019</text:p>
          </table:table-cell>
          <table:table-cell office:value-type="string" calcext:value-type="string">
            <text:p>-nan</text:p>
          </table:table-cell>
          <table:table-cell office:value-type="float" office:value="0.655827" calcext:value-type="float">
            <text:p>0.655827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009732" calcext:value-type="float">
            <text:p>9.732E-05</text:p>
          </table:table-cell>
          <table:table-cell office:value-type="float" office:value="6.86668" calcext:value-type="float">
            <text:p>6.86668</text:p>
          </table:table-cell>
          <table:table-cell office:value-type="string" calcext:value-type="string">
            <text:p>-nan</text:p>
          </table:table-cell>
          <table:table-cell office:value-type="float" office:value="0.624928" calcext:value-type="float">
            <text:p>0.624928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0273284" calcext:value-type="float">
            <text:p>0.00273284</text:p>
          </table:table-cell>
          <table:table-cell office:value-type="float" office:value="7.89608" calcext:value-type="float">
            <text:p>7.89608</text:p>
          </table:table-cell>
          <table:table-cell office:value-type="string" calcext:value-type="string">
            <text:p>-nan</text:p>
          </table:table-cell>
          <table:table-cell office:value-type="float" office:value="0.268956" calcext:value-type="float">
            <text:p>0.268956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66875" calcext:value-type="float">
            <text:p>0.66875</text:p>
          </table:table-cell>
          <table:table-cell office:value-type="float" office:value="0.458625" calcext:value-type="float">
            <text:p>0.458625</text:p>
          </table:table-cell>
          <table:table-cell office:value-type="float" office:value="0.228385" calcext:value-type="float">
            <text:p>0.228385</text:p>
          </table:table-cell>
          <table:table-cell office:value-type="float" office:value="2.1258" calcext:value-type="float">
            <text:p>2.1258</text:p>
          </table:table-cell>
          <table:table-cell office:value-type="float" office:value="7.33921" calcext:value-type="float">
            <text:p>7.33921</text:p>
          </table:table-cell>
          <table:table-cell office:value-type="float" office:value="0.638064" calcext:value-type="float">
            <text:p>0.638064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775" calcext:value-type="float">
            <text:p>0.8775</text:p>
          </table:table-cell>
          <table:table-cell office:value-type="float" office:value="0.772175" calcext:value-type="float">
            <text:p>0.772175</text:p>
          </table:table-cell>
          <table:table-cell office:value-type="float" office:value="0.602806" calcext:value-type="float">
            <text:p>0.602806</text:p>
          </table:table-cell>
          <table:table-cell office:value-type="float" office:value="0.24309" calcext:value-type="float">
            <text:p>0.24309</text:p>
          </table:table-cell>
          <table:table-cell office:value-type="float" office:value="28.7924" calcext:value-type="float">
            <text:p>28.7924</text:p>
          </table:table-cell>
          <table:table-cell office:value-type="float" office:value="0.663004" calcext:value-type="float">
            <text:p>0.663004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8875" calcext:value-type="float">
            <text:p>0.88875</text:p>
          </table:table-cell>
          <table:table-cell office:value-type="float" office:value="0.791913" calcext:value-type="float">
            <text:p>0.791913</text:p>
          </table:table-cell>
          <table:table-cell office:value-type="float" office:value="0.633434" calcext:value-type="float">
            <text:p>0.633434</text:p>
          </table:table-cell>
          <table:table-cell office:value-type="float" office:value="0.172336" calcext:value-type="float">
            <text:p>0.172336</text:p>
          </table:table-cell>
          <table:table-cell office:value-type="float" office:value="34.647" calcext:value-type="float">
            <text:p>34.647</text:p>
          </table:table-cell>
          <table:table-cell office:value-type="float" office:value="0.663313" calcext:value-type="float">
            <text:p>0.663313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900312" calcext:value-type="float">
            <text:p>0.900312</text:p>
          </table:table-cell>
          <table:table-cell office:value-type="float" office:value="0.812794" calcext:value-type="float">
            <text:p>0.812794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208852" calcext:value-type="float">
            <text:p>0.208852</text:p>
          </table:table-cell>
          <table:table-cell office:value-type="float" office:value="31.8786" calcext:value-type="float">
            <text:p>31.8786</text:p>
          </table:table-cell>
          <table:table-cell office:value-type="float" office:value="0.663101" calcext:value-type="float">
            <text:p>0.66310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80156" calcext:value-type="float">
            <text:p>0.880156</text:p>
          </table:table-cell>
          <table:table-cell office:value-type="float" office:value="0.777184" calcext:value-type="float">
            <text:p>0.777184</text:p>
          </table:table-cell>
          <table:table-cell office:value-type="float" office:value="0.611512" calcext:value-type="float">
            <text:p>0.611512</text:p>
          </table:table-cell>
          <table:table-cell office:value-type="float" office:value="0.26226" calcext:value-type="float">
            <text:p>0.26226</text:p>
          </table:table-cell>
          <table:table-cell office:value-type="float" office:value="27.8067" calcext:value-type="float">
            <text:p>27.8067</text:p>
          </table:table-cell>
          <table:table-cell office:value-type="float" office:value="0.66253" calcext:value-type="float">
            <text:p>0.66253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83867" calcext:value-type="float">
            <text:p>0.883867</text:p>
          </table:table-cell>
          <table:table-cell office:value-type="float" office:value="0.783829" calcext:value-type="float">
            <text:p>0.783829</text:p>
          </table:table-cell>
          <table:table-cell office:value-type="float" office:value="0.622256" calcext:value-type="float">
            <text:p>0.622256</text:p>
          </table:table-cell>
          <table:table-cell office:value-type="float" office:value="0.212447" calcext:value-type="float">
            <text:p>0.212447</text:p>
          </table:table-cell>
          <table:table-cell office:value-type="float" office:value="31.0373" calcext:value-type="float">
            <text:p>31.0373</text:p>
          </table:table-cell>
          <table:table-cell office:value-type="float" office:value="0.662398" calcext:value-type="float">
            <text:p>0.662398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83359" calcext:value-type="float">
            <text:p>0.883359</text:p>
          </table:table-cell>
          <table:table-cell office:value-type="float" office:value="0.782942" calcext:value-type="float">
            <text:p>0.782942</text:p>
          </table:table-cell>
          <table:table-cell office:value-type="float" office:value="0.620964" calcext:value-type="float">
            <text:p>0.620964</text:p>
          </table:table-cell>
          <table:table-cell office:value-type="float" office:value="0.247195" calcext:value-type="float">
            <text:p>0.247195</text:p>
          </table:table-cell>
          <table:table-cell office:value-type="float" office:value="28.7506" calcext:value-type="float">
            <text:p>28.7506</text:p>
          </table:table-cell>
          <table:table-cell office:value-type="float" office:value="0.662335" calcext:value-type="float">
            <text:p>0.662335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85879" calcext:value-type="float">
            <text:p>0.885879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626652" calcext:value-type="float">
            <text:p>0.626652</text:p>
          </table:table-cell>
          <table:table-cell office:value-type="float" office:value="0.244278" calcext:value-type="float">
            <text:p>0.244278</text:p>
          </table:table-cell>
          <table:table-cell office:value-type="float" office:value="28.9992" calcext:value-type="float">
            <text:p>28.9992</text:p>
          </table:table-cell>
          <table:table-cell office:value-type="float" office:value="0.662833" calcext:value-type="float">
            <text:p>0.662833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85601" calcext:value-type="float">
            <text:p>0.885601</text:p>
          </table:table-cell>
          <table:table-cell office:value-type="float" office:value="0.786614" calcext:value-type="float">
            <text:p>0.786614</text:p>
          </table:table-cell>
          <table:table-cell office:value-type="float" office:value="0.625887" calcext:value-type="float">
            <text:p>0.625887</text:p>
          </table:table-cell>
          <table:table-cell office:value-type="float" office:value="0.22859" calcext:value-type="float">
            <text:p>0.22859</text:p>
          </table:table-cell>
          <table:table-cell office:value-type="float" office:value="29.9715" calcext:value-type="float">
            <text:p>29.9715</text:p>
          </table:table-cell>
          <table:table-cell office:value-type="float" office:value="0.662828" calcext:value-type="float">
            <text:p>0.662828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84233" calcext:value-type="float">
            <text:p>0.884233</text:p>
          </table:table-cell>
          <table:table-cell office:value-type="float" office:value="0.784405" calcext:value-type="float">
            <text:p>0.784405</text:p>
          </table:table-cell>
          <table:table-cell office:value-type="float" office:value="0.623002" calcext:value-type="float">
            <text:p>0.623002</text:p>
          </table:table-cell>
          <table:table-cell office:value-type="float" office:value="0.240661" calcext:value-type="float">
            <text:p>0.240661</text:p>
          </table:table-cell>
          <table:table-cell office:value-type="float" office:value="29.1667" calcext:value-type="float">
            <text:p>29.1667</text:p>
          </table:table-cell>
          <table:table-cell office:value-type="float" office:value="0.662489" calcext:value-type="float">
            <text:p>0.662489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8432" calcext:value-type="float">
            <text:p>0.88432</text:p>
          </table:table-cell>
          <table:table-cell office:value-type="float" office:value="0.784488" calcext:value-type="float">
            <text:p>0.784488</text:p>
          </table:table-cell>
          <table:table-cell office:value-type="float" office:value="0.622922" calcext:value-type="float">
            <text:p>0.622922</text:p>
          </table:table-cell>
          <table:table-cell office:value-type="float" office:value="0.237692" calcext:value-type="float">
            <text:p>0.237692</text:p>
          </table:table-cell>
          <table:table-cell office:value-type="float" office:value="29.3504" calcext:value-type="float">
            <text:p>29.3504</text:p>
          </table:table-cell>
          <table:table-cell office:value-type="float" office:value="0.662604" calcext:value-type="float">
            <text:p>0.662604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8375" calcext:value-type="float">
            <text:p>0.88375</text:p>
          </table:table-cell>
          <table:table-cell office:value-type="float" office:value="0.783449" calcext:value-type="float">
            <text:p>0.783449</text:p>
          </table:table-cell>
          <table:table-cell office:value-type="float" office:value="0.621203" calcext:value-type="float">
            <text:p>0.621203</text:p>
          </table:table-cell>
          <table:table-cell office:value-type="float" office:value="0.243537" calcext:value-type="float">
            <text:p>0.243537</text:p>
          </table:table-cell>
          <table:table-cell office:value-type="float" office:value="28.9757" calcext:value-type="float">
            <text:p>28.9757</text:p>
          </table:table-cell>
          <table:table-cell office:value-type="float" office:value="0.662642" calcext:value-type="float">
            <text:p>0.662642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84292" calcext:value-type="float">
            <text:p>0.884292</text:p>
          </table:table-cell>
          <table:table-cell office:value-type="float" office:value="0.784471" calcext:value-type="float">
            <text:p>0.784471</text:p>
          </table:table-cell>
          <table:table-cell office:value-type="float" office:value="0.622977" calcext:value-type="float">
            <text:p>0.622977</text:p>
          </table:table-cell>
          <table:table-cell office:value-type="float" office:value="0.242031" calcext:value-type="float">
            <text:p>0.242031</text:p>
          </table:table-cell>
          <table:table-cell office:value-type="float" office:value="29.0851" calcext:value-type="float">
            <text:p>29.0851</text:p>
          </table:table-cell>
          <table:table-cell office:value-type="float" office:value="0.66256" calcext:value-type="float">
            <text:p>0.66256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84182" calcext:value-type="float">
            <text:p>0.884182</text:p>
          </table:table-cell>
          <table:table-cell office:value-type="float" office:value="0.784253" calcext:value-type="float">
            <text:p>0.784253</text:p>
          </table:table-cell>
          <table:table-cell office:value-type="float" office:value="0.622581" calcext:value-type="float">
            <text:p>0.622581</text:p>
          </table:table-cell>
          <table:table-cell office:value-type="float" office:value="0.240753" calcext:value-type="float">
            <text:p>0.240753</text:p>
          </table:table-cell>
          <table:table-cell office:value-type="float" office:value="29.1583" calcext:value-type="float">
            <text:p>29.1583</text:p>
          </table:table-cell>
          <table:table-cell office:value-type="float" office:value="0.662586" calcext:value-type="float">
            <text:p>0.662586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84166" calcext:value-type="float">
            <text:p>0.884166</text:p>
          </table:table-cell>
          <table:table-cell office:value-type="float" office:value="0.784228" calcext:value-type="float">
            <text:p>0.784228</text:p>
          </table:table-cell>
          <table:table-cell office:value-type="float" office:value="0.622552" calcext:value-type="float">
            <text:p>0.622552</text:p>
          </table:table-cell>
          <table:table-cell office:value-type="float" office:value="0.240893" calcext:value-type="float">
            <text:p>0.240893</text:p>
          </table:table-cell>
          <table:table-cell office:value-type="float" office:value="29.1493" calcext:value-type="float">
            <text:p>29.1493</text:p>
          </table:table-cell>
          <table:table-cell office:value-type="float" office:value="0.662581" calcext:value-type="float">
            <text:p>0.66258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34" calcext:value-type="float">
            <text:p>0.88434</text:p>
          </table:table-cell>
          <table:table-cell office:value-type="float" office:value="0.784535" calcext:value-type="float">
            <text:p>0.784535</text:p>
          </table:table-cell>
          <table:table-cell office:value-type="float" office:value="0.623015" calcext:value-type="float">
            <text:p>0.623015</text:p>
          </table:table-cell>
          <table:table-cell office:value-type="float" office:value="0.241197" calcext:value-type="float">
            <text:p>0.241197</text:p>
          </table:table-cell>
          <table:table-cell office:value-type="float" office:value="29.1366" calcext:value-type="float">
            <text:p>29.1366</text:p>
          </table:table-cell>
          <table:table-cell office:value-type="float" office:value="0.662594" calcext:value-type="float">
            <text:p>0.662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483607" calcext:value-type="float">
            <text:p>0.48360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.83443" calcext:value-type="float">
            <text:p>1.8344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011392" calcext:value-type="float">
            <text:p>0.00011392</text:p>
          </table:table-cell>
          <table:table-cell office:value-type="float" office:value="3.19199" calcext:value-type="float">
            <text:p>3.19199</text:p>
          </table:table-cell>
          <table:table-cell office:value-type="string" calcext:value-type="string">
            <text:p>-nan</text:p>
          </table:table-cell>
          <table:table-cell office:value-type="float" office:value="0.509642" calcext:value-type="float">
            <text:p>0.509642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75" calcext:value-type="float">
            <text:p>0.0375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001702" calcext:value-type="float">
            <text:p>1.702E-05</text:p>
          </table:table-cell>
          <table:table-cell office:value-type="float" office:value="1.29007" calcext:value-type="float">
            <text:p>1.29007</text:p>
          </table:table-cell>
          <table:table-cell office:value-type="string" calcext:value-type="string">
            <text:p>-nan</text:p>
          </table:table-cell>
          <table:table-cell office:value-type="float" office:value="0.34808" calcext:value-type="float">
            <text:p>0.34808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7695" calcext:value-type="float">
            <text:p>0.07695</text:p>
          </table:table-cell>
          <table:table-cell office:value-type="float" office:value="0.0107482" calcext:value-type="float">
            <text:p>0.0107482</text:p>
          </table:table-cell>
          <table:table-cell office:value-type="float" office:value="0.443939" calcext:value-type="float">
            <text:p>0.443939</text:p>
          </table:table-cell>
          <table:table-cell office:value-type="float" office:value="6.53924" calcext:value-type="float">
            <text:p>6.53924</text:p>
          </table:table-cell>
          <table:table-cell office:value-type="float" office:value="0.394941" calcext:value-type="float">
            <text:p>0.394941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20625" calcext:value-type="float">
            <text:p>0.720625</text:p>
          </table:table-cell>
          <table:table-cell office:value-type="float" office:value="0.551462" calcext:value-type="float">
            <text:p>0.551462</text:p>
          </table:table-cell>
          <table:table-cell office:value-type="float" office:value="0.356113" calcext:value-type="float">
            <text:p>0.356113</text:p>
          </table:table-cell>
          <table:table-cell office:value-type="float" office:value="0.782791" calcext:value-type="float">
            <text:p>0.782791</text:p>
          </table:table-cell>
          <table:table-cell office:value-type="float" office:value="13.484" calcext:value-type="float">
            <text:p>13.484</text:p>
          </table:table-cell>
          <table:table-cell office:value-type="float" office:value="0.609668" calcext:value-type="float">
            <text:p>0.609668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73125" calcext:value-type="float">
            <text:p>0.873125</text:p>
          </table:table-cell>
          <table:table-cell office:value-type="float" office:value="0.764038" calcext:value-type="float">
            <text:p>0.764038</text:p>
          </table:table-cell>
          <table:table-cell office:value-type="float" office:value="0.588857" calcext:value-type="float">
            <text:p>0.588857</text:p>
          </table:table-cell>
          <table:table-cell office:value-type="float" office:value="0.235056" calcext:value-type="float">
            <text:p>0.235056</text:p>
          </table:table-cell>
          <table:table-cell office:value-type="float" office:value="29.1266" calcext:value-type="float">
            <text:p>29.1266</text:p>
          </table:table-cell>
          <table:table-cell office:value-type="float" office:value="0.663752" calcext:value-type="float">
            <text:p>0.663752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5375" calcext:value-type="float">
            <text:p>0.85375</text:p>
          </table:table-cell>
          <table:table-cell office:value-type="float" office:value="0.731525" calcext:value-type="float">
            <text:p>0.731525</text:p>
          </table:table-cell>
          <table:table-cell office:value-type="float" office:value="0.542906" calcext:value-type="float">
            <text:p>0.542906</text:p>
          </table:table-cell>
          <table:table-cell office:value-type="float" office:value="0.367056" calcext:value-type="float">
            <text:p>0.367056</text:p>
          </table:table-cell>
          <table:table-cell office:value-type="float" office:value="22.7847" calcext:value-type="float">
            <text:p>22.7847</text:p>
          </table:table-cell>
          <table:table-cell office:value-type="float" office:value="0.661822" calcext:value-type="float">
            <text:p>0.661822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56563" calcext:value-type="float">
            <text:p>0.856563</text:p>
          </table:table-cell>
          <table:table-cell office:value-type="float" office:value="0.736688" calcext:value-type="float">
            <text:p>0.736688</text:p>
          </table:table-cell>
          <table:table-cell office:value-type="float" office:value="0.551436" calcext:value-type="float">
            <text:p>0.551436</text:p>
          </table:table-cell>
          <table:table-cell office:value-type="float" office:value="0.330952" calcext:value-type="float">
            <text:p>0.330952</text:p>
          </table:table-cell>
          <table:table-cell office:value-type="float" office:value="24.0862" calcext:value-type="float">
            <text:p>24.0862</text:p>
          </table:table-cell>
          <table:table-cell office:value-type="float" office:value="0.661306" calcext:value-type="float">
            <text:p>0.661306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54453" calcext:value-type="float">
            <text:p>0.854453</text:p>
          </table:table-cell>
          <table:table-cell office:value-type="float" office:value="0.733306" calcext:value-type="float">
            <text:p>0.733306</text:p>
          </table:table-cell>
          <table:table-cell office:value-type="float" office:value="0.54687" calcext:value-type="float">
            <text:p>0.54687</text:p>
          </table:table-cell>
          <table:table-cell office:value-type="float" office:value="0.337749" calcext:value-type="float">
            <text:p>0.337749</text:p>
          </table:table-cell>
          <table:table-cell office:value-type="float" office:value="23.7865" calcext:value-type="float">
            <text:p>23.7865</text:p>
          </table:table-cell>
          <table:table-cell office:value-type="float" office:value="0.661006" calcext:value-type="float">
            <text:p>0.661006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57715" calcext:value-type="float">
            <text:p>0.857715</text:p>
          </table:table-cell>
          <table:table-cell office:value-type="float" office:value="0.738716" calcext:value-type="float">
            <text:p>0.738716</text:p>
          </table:table-cell>
          <table:table-cell office:value-type="float" office:value="0.554419" calcext:value-type="float">
            <text:p>0.554419</text:p>
          </table:table-cell>
          <table:table-cell office:value-type="float" office:value="0.314821" calcext:value-type="float">
            <text:p>0.314821</text:p>
          </table:table-cell>
          <table:table-cell office:value-type="float" office:value="24.7325" calcext:value-type="float">
            <text:p>24.7325</text:p>
          </table:table-cell>
          <table:table-cell office:value-type="float" office:value="0.661342" calcext:value-type="float">
            <text:p>0.661342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57568" calcext:value-type="float">
            <text:p>0.857568</text:p>
          </table:table-cell>
          <table:table-cell office:value-type="float" office:value="0.73849" calcext:value-type="float">
            <text:p>0.73849</text:p>
          </table:table-cell>
          <table:table-cell office:value-type="float" office:value="0.554134" calcext:value-type="float">
            <text:p>0.554134</text:p>
          </table:table-cell>
          <table:table-cell office:value-type="float" office:value="0.304829" calcext:value-type="float">
            <text:p>0.304829</text:p>
          </table:table-cell>
          <table:table-cell office:value-type="float" office:value="25.1324" calcext:value-type="float">
            <text:p>25.1324</text:p>
          </table:table-cell>
          <table:table-cell office:value-type="float" office:value="0.661308" calcext:value-type="float">
            <text:p>0.661308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53164" calcext:value-type="float">
            <text:p>0.853164</text:p>
          </table:table-cell>
          <table:table-cell office:value-type="float" office:value="0.731138" calcext:value-type="float">
            <text:p>0.731138</text:p>
          </table:table-cell>
          <table:table-cell office:value-type="float" office:value="0.543722" calcext:value-type="float">
            <text:p>0.543722</text:p>
          </table:table-cell>
          <table:table-cell office:value-type="float" office:value="0.318583" calcext:value-type="float">
            <text:p>0.318583</text:p>
          </table:table-cell>
          <table:table-cell office:value-type="float" office:value="24.4584" calcext:value-type="float">
            <text:p>24.4584</text:p>
          </table:table-cell>
          <table:table-cell office:value-type="float" office:value="0.660955" calcext:value-type="float">
            <text:p>0.660955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54553" calcext:value-type="float">
            <text:p>0.854553</text:p>
          </table:table-cell>
          <table:table-cell office:value-type="float" office:value="0.733601" calcext:value-type="float">
            <text:p>0.733601</text:p>
          </table:table-cell>
          <table:table-cell office:value-type="float" office:value="0.547616" calcext:value-type="float">
            <text:p>0.547616</text:p>
          </table:table-cell>
          <table:table-cell office:value-type="float" office:value="0.323126" calcext:value-type="float">
            <text:p>0.323126</text:p>
          </table:table-cell>
          <table:table-cell office:value-type="float" office:value="24.3261" calcext:value-type="float">
            <text:p>24.3261</text:p>
          </table:table-cell>
          <table:table-cell office:value-type="float" office:value="0.660816" calcext:value-type="float">
            <text:p>0.660816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52738" calcext:value-type="float">
            <text:p>0.852738</text:p>
          </table:table-cell>
          <table:table-cell office:value-type="float" office:value="0.730582" calcext:value-type="float">
            <text:p>0.730582</text:p>
          </table:table-cell>
          <table:table-cell office:value-type="float" office:value="0.543344" calcext:value-type="float">
            <text:p>0.543344</text:p>
          </table:table-cell>
          <table:table-cell office:value-type="float" office:value="0.33389" calcext:value-type="float">
            <text:p>0.33389</text:p>
          </table:table-cell>
          <table:table-cell office:value-type="float" office:value="23.8795" calcext:value-type="float">
            <text:p>23.8795</text:p>
          </table:table-cell>
          <table:table-cell office:value-type="float" office:value="0.660676" calcext:value-type="float">
            <text:p>0.660676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55031" calcext:value-type="float">
            <text:p>0.855031</text:p>
          </table:table-cell>
          <table:table-cell office:value-type="float" office:value="0.734472" calcext:value-type="float">
            <text:p>0.734472</text:p>
          </table:table-cell>
          <table:table-cell office:value-type="float" office:value="0.548924" calcext:value-type="float">
            <text:p>0.548924</text:p>
          </table:table-cell>
          <table:table-cell office:value-type="float" office:value="0.314413" calcext:value-type="float">
            <text:p>0.314413</text:p>
          </table:table-cell>
          <table:table-cell office:value-type="float" office:value="24.677" calcext:value-type="float">
            <text:p>24.677</text:p>
          </table:table-cell>
          <table:table-cell office:value-type="float" office:value="0.660812" calcext:value-type="float">
            <text:p>0.660812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54073" calcext:value-type="float">
            <text:p>0.854073</text:p>
          </table:table-cell>
          <table:table-cell office:value-type="float" office:value="0.732737" calcext:value-type="float">
            <text:p>0.732737</text:p>
          </table:table-cell>
          <table:table-cell office:value-type="float" office:value="0.546193" calcext:value-type="float">
            <text:p>0.546193</text:p>
          </table:table-cell>
          <table:table-cell office:value-type="float" office:value="0.318247" calcext:value-type="float">
            <text:p>0.318247</text:p>
          </table:table-cell>
          <table:table-cell office:value-type="float" office:value="24.4982" calcext:value-type="float">
            <text:p>24.4982</text:p>
          </table:table-cell>
          <table:table-cell office:value-type="float" office:value="0.660899" calcext:value-type="float">
            <text:p>0.660899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54678" calcext:value-type="float">
            <text:p>0.854678</text:p>
          </table:table-cell>
          <table:table-cell office:value-type="float" office:value="0.733808" calcext:value-type="float">
            <text:p>0.733808</text:p>
          </table:table-cell>
          <table:table-cell office:value-type="float" office:value="0.54784" calcext:value-type="float">
            <text:p>0.54784</text:p>
          </table:table-cell>
          <table:table-cell office:value-type="float" office:value="0.317196" calcext:value-type="float">
            <text:p>0.317196</text:p>
          </table:table-cell>
          <table:table-cell office:value-type="float" office:value="24.5569" calcext:value-type="float">
            <text:p>24.5569</text:p>
          </table:table-cell>
          <table:table-cell office:value-type="float" office:value="0.660868" calcext:value-type="float">
            <text:p>0.660868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54074" calcext:value-type="float">
            <text:p>0.854074</text:p>
          </table:table-cell>
          <table:table-cell office:value-type="float" office:value="0.732814" calcext:value-type="float">
            <text:p>0.732814</text:p>
          </table:table-cell>
          <table:table-cell office:value-type="float" office:value="0.54646" calcext:value-type="float">
            <text:p>0.54646</text:p>
          </table:table-cell>
          <table:table-cell office:value-type="float" office:value="0.324338" calcext:value-type="float">
            <text:p>0.324338</text:p>
          </table:table-cell>
          <table:table-cell office:value-type="float" office:value="24.2674" calcext:value-type="float">
            <text:p>24.2674</text:p>
          </table:table-cell>
          <table:table-cell office:value-type="float" office:value="0.660805" calcext:value-type="float">
            <text:p>0.660805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5414" calcext:value-type="float">
            <text:p>0.85414</text:p>
          </table:table-cell>
          <table:table-cell office:value-type="float" office:value="0.73294" calcext:value-type="float">
            <text:p>0.73294</text:p>
          </table:table-cell>
          <table:table-cell office:value-type="float" office:value="0.546687" calcext:value-type="float">
            <text:p>0.546687</text:p>
          </table:table-cell>
          <table:table-cell office:value-type="float" office:value="0.322891" calcext:value-type="float">
            <text:p>0.322891</text:p>
          </table:table-cell>
          <table:table-cell office:value-type="float" office:value="24.324" calcext:value-type="float">
            <text:p>24.324</text:p>
          </table:table-cell>
          <table:table-cell office:value-type="float" office:value="0.660781" calcext:value-type="float">
            <text:p>0.6607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.03193" calcext:value-type="float">
            <text:p>1.0319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4.82482" calcext:value-type="float">
            <text:p>4.82482</text:p>
          </table:table-cell>
          <table:table-cell office:value-type="string" calcext:value-type="string">
            <text:p>-nan</text:p>
          </table:table-cell>
          <table:table-cell office:value-type="float" office:value="0.333333" calcext:value-type="float">
            <text:p>0.333333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0125572" calcext:value-type="float">
            <text:p>0.00125572</text:p>
          </table:table-cell>
          <table:table-cell office:value-type="float" office:value="5.34628" calcext:value-type="float">
            <text:p>5.34628</text:p>
          </table:table-cell>
          <table:table-cell office:value-type="string" calcext:value-type="string">
            <text:p>-nan</text:p>
          </table:table-cell>
          <table:table-cell office:value-type="float" office:value="0.498841" calcext:value-type="float">
            <text:p>0.498841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30632" calcext:value-type="float">
            <text:p>0.00030632</text:p>
          </table:table-cell>
          <table:table-cell office:value-type="float" office:value="5.56534" calcext:value-type="float">
            <text:p>5.56534</text:p>
          </table:table-cell>
          <table:table-cell office:value-type="string" calcext:value-type="string">
            <text:p>-nan</text:p>
          </table:table-cell>
          <table:table-cell office:value-type="float" office:value="0.241181" calcext:value-type="float">
            <text:p>0.241181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075" calcext:value-type="float">
            <text:p>0.4075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0446878" calcext:value-type="float">
            <text:p>0.0446878</text:p>
          </table:table-cell>
          <table:table-cell office:value-type="float" office:value="4.9323" calcext:value-type="float">
            <text:p>4.9323</text:p>
          </table:table-cell>
          <table:table-cell office:value-type="float" office:value="2.65475" calcext:value-type="float">
            <text:p>2.65475</text:p>
          </table:table-cell>
          <table:table-cell office:value-type="float" office:value="0.550792" calcext:value-type="float">
            <text:p>0.550792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825" calcext:value-type="float">
            <text:p>0.7825</text:p>
          </table:table-cell>
          <table:table-cell office:value-type="float" office:value="0.619025" calcext:value-type="float">
            <text:p>0.619025</text:p>
          </table:table-cell>
          <table:table-cell office:value-type="float" office:value="0.399186" calcext:value-type="float">
            <text:p>0.399186</text:p>
          </table:table-cell>
          <table:table-cell office:value-type="float" office:value="1.21015" calcext:value-type="float">
            <text:p>1.21015</text:p>
          </table:table-cell>
          <table:table-cell office:value-type="float" office:value="11.4587" calcext:value-type="float">
            <text:p>11.4587</text:p>
          </table:table-cell>
          <table:table-cell office:value-type="float" office:value="0.652753" calcext:value-type="float">
            <text:p>0.652753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79875" calcext:value-type="float">
            <text:p>0.79875</text:p>
          </table:table-cell>
          <table:table-cell office:value-type="float" office:value="0.643025" calcext:value-type="float">
            <text:p>0.643025</text:p>
          </table:table-cell>
          <table:table-cell office:value-type="float" office:value="0.426019" calcext:value-type="float">
            <text:p>0.426019</text:p>
          </table:table-cell>
          <table:table-cell office:value-type="float" office:value="0.410971" calcext:value-type="float">
            <text:p>0.410971</text:p>
          </table:table-cell>
          <table:table-cell office:value-type="float" office:value="20.1745" calcext:value-type="float">
            <text:p>20.1745</text:p>
          </table:table-cell>
          <table:table-cell office:value-type="float" office:value="0.656559" calcext:value-type="float">
            <text:p>0.656559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29531" calcext:value-type="float">
            <text:p>0.829531</text:p>
          </table:table-cell>
          <table:table-cell office:value-type="float" office:value="0.690616" calcext:value-type="float">
            <text:p>0.690616</text:p>
          </table:table-cell>
          <table:table-cell office:value-type="float" office:value="0.483801" calcext:value-type="float">
            <text:p>0.483801</text:p>
          </table:table-cell>
          <table:table-cell office:value-type="float" office:value="0.416627" calcext:value-type="float">
            <text:p>0.416627</text:p>
          </table:table-cell>
          <table:table-cell office:value-type="float" office:value="20.7691" calcext:value-type="float">
            <text:p>20.7691</text:p>
          </table:table-cell>
          <table:table-cell office:value-type="float" office:value="0.661878" calcext:value-type="float">
            <text:p>0.661878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05469" calcext:value-type="float">
            <text:p>0.805469</text:p>
          </table:table-cell>
          <table:table-cell office:value-type="float" office:value="0.653566" calcext:value-type="float">
            <text:p>0.653566</text:p>
          </table:table-cell>
          <table:table-cell office:value-type="float" office:value="0.439486" calcext:value-type="float">
            <text:p>0.439486</text:p>
          </table:table-cell>
          <table:table-cell office:value-type="float" office:value="0.482836" calcext:value-type="float">
            <text:p>0.482836</text:p>
          </table:table-cell>
          <table:table-cell office:value-type="float" office:value="18.7552" calcext:value-type="float">
            <text:p>18.7552</text:p>
          </table:table-cell>
          <table:table-cell office:value-type="float" office:value="0.657039" calcext:value-type="float">
            <text:p>0.657039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05352" calcext:value-type="float">
            <text:p>0.805352</text:p>
          </table:table-cell>
          <table:table-cell office:value-type="float" office:value="0.653849" calcext:value-type="float">
            <text:p>0.653849</text:p>
          </table:table-cell>
          <table:table-cell office:value-type="float" office:value="0.440432" calcext:value-type="float">
            <text:p>0.440432</text:p>
          </table:table-cell>
          <table:table-cell office:value-type="float" office:value="0.454727" calcext:value-type="float">
            <text:p>0.454727</text:p>
          </table:table-cell>
          <table:table-cell office:value-type="float" office:value="19.3346" calcext:value-type="float">
            <text:p>19.3346</text:p>
          </table:table-cell>
          <table:table-cell office:value-type="float" office:value="0.656598" calcext:value-type="float">
            <text:p>0.656598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23613" calcext:value-type="float">
            <text:p>0.823613</text:p>
          </table:table-cell>
          <table:table-cell office:value-type="float" office:value="0.682736" calcext:value-type="float">
            <text:p>0.682736</text:p>
          </table:table-cell>
          <table:table-cell office:value-type="float" office:value="0.477521" calcext:value-type="float">
            <text:p>0.477521</text:p>
          </table:table-cell>
          <table:table-cell office:value-type="float" office:value="0.377184" calcext:value-type="float">
            <text:p>0.377184</text:p>
          </table:table-cell>
          <table:table-cell office:value-type="float" office:value="21.7087" calcext:value-type="float">
            <text:p>21.7087</text:p>
          </table:table-cell>
          <table:table-cell office:value-type="float" office:value="0.65852" calcext:value-type="float">
            <text:p>0.65852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179" calcext:value-type="float">
            <text:p>0.8179</text:p>
          </table:table-cell>
          <table:table-cell office:value-type="float" office:value="0.676974" calcext:value-type="float">
            <text:p>0.676974</text:p>
          </table:table-cell>
          <table:table-cell office:value-type="float" office:value="0.474568" calcext:value-type="float">
            <text:p>0.474568</text:p>
          </table:table-cell>
          <table:table-cell office:value-type="float" office:value="0.470148" calcext:value-type="float">
            <text:p>0.470148</text:p>
          </table:table-cell>
          <table:table-cell office:value-type="float" office:value="19.3483" calcext:value-type="float">
            <text:p>19.3483</text:p>
          </table:table-cell>
          <table:table-cell office:value-type="float" office:value="0.654831" calcext:value-type="float">
            <text:p>0.654831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18286" calcext:value-type="float">
            <text:p>0.818286</text:p>
          </table:table-cell>
          <table:table-cell office:value-type="float" office:value="0.674525" calcext:value-type="float">
            <text:p>0.674525</text:p>
          </table:table-cell>
          <table:table-cell office:value-type="float" office:value="0.467436" calcext:value-type="float">
            <text:p>0.467436</text:p>
          </table:table-cell>
          <table:table-cell office:value-type="float" office:value="0.395307" calcext:value-type="float">
            <text:p>0.395307</text:p>
          </table:table-cell>
          <table:table-cell office:value-type="float" office:value="21.0738" calcext:value-type="float">
            <text:p>21.0738</text:p>
          </table:table-cell>
          <table:table-cell office:value-type="float" office:value="0.657544" calcext:value-type="float">
            <text:p>0.657544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14609" calcext:value-type="float">
            <text:p>0.814609</text:p>
          </table:table-cell>
          <table:table-cell office:value-type="float" office:value="0.670976" calcext:value-type="float">
            <text:p>0.670976</text:p>
          </table:table-cell>
          <table:table-cell office:value-type="float" office:value="0.464431" calcext:value-type="float">
            <text:p>0.464431</text:p>
          </table:table-cell>
          <table:table-cell office:value-type="float" office:value="0.543608" calcext:value-type="float">
            <text:p>0.543608</text:p>
          </table:table-cell>
          <table:table-cell office:value-type="float" office:value="17.9032" calcext:value-type="float">
            <text:p>17.9032</text:p>
          </table:table-cell>
          <table:table-cell office:value-type="float" office:value="0.656136" calcext:value-type="float">
            <text:p>0.656136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19258" calcext:value-type="float">
            <text:p>0.819258</text:p>
          </table:table-cell>
          <table:table-cell office:value-type="float" office:value="0.676186" calcext:value-type="float">
            <text:p>0.676186</text:p>
          </table:table-cell>
          <table:table-cell office:value-type="float" office:value="0.469619" calcext:value-type="float">
            <text:p>0.469619</text:p>
          </table:table-cell>
          <table:table-cell office:value-type="float" office:value="0.43488" calcext:value-type="float">
            <text:p>0.43488</text:p>
          </table:table-cell>
          <table:table-cell office:value-type="float" office:value="20.1111" calcext:value-type="float">
            <text:p>20.1111</text:p>
          </table:table-cell>
          <table:table-cell office:value-type="float" office:value="0.657633" calcext:value-type="float">
            <text:p>0.657633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20206" calcext:value-type="float">
            <text:p>0.820206</text:p>
          </table:table-cell>
          <table:table-cell office:value-type="float" office:value="0.677408" calcext:value-type="float">
            <text:p>0.677408</text:p>
          </table:table-cell>
          <table:table-cell office:value-type="float" office:value="0.470788" calcext:value-type="float">
            <text:p>0.470788</text:p>
          </table:table-cell>
          <table:table-cell office:value-type="float" office:value="0.427688" calcext:value-type="float">
            <text:p>0.427688</text:p>
          </table:table-cell>
          <table:table-cell office:value-type="float" office:value="20.299" calcext:value-type="float">
            <text:p>20.299</text:p>
          </table:table-cell>
          <table:table-cell office:value-type="float" office:value="0.658018" calcext:value-type="float">
            <text:p>0.658018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20183" calcext:value-type="float">
            <text:p>0.820183</text:p>
          </table:table-cell>
          <table:table-cell office:value-type="float" office:value="0.677333" calcext:value-type="float">
            <text:p>0.677333</text:p>
          </table:table-cell>
          <table:table-cell office:value-type="float" office:value="0.470512" calcext:value-type="float">
            <text:p>0.470512</text:p>
          </table:table-cell>
          <table:table-cell office:value-type="float" office:value="0.433406" calcext:value-type="float">
            <text:p>0.433406</text:p>
          </table:table-cell>
          <table:table-cell office:value-type="float" office:value="20.1626" calcext:value-type="float">
            <text:p>20.1626</text:p>
          </table:table-cell>
          <table:table-cell office:value-type="float" office:value="0.658142" calcext:value-type="float">
            <text:p>0.658142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20262" calcext:value-type="float">
            <text:p>0.820262</text:p>
          </table:table-cell>
          <table:table-cell office:value-type="float" office:value="0.677499" calcext:value-type="float">
            <text:p>0.677499</text:p>
          </table:table-cell>
          <table:table-cell office:value-type="float" office:value="0.470874" calcext:value-type="float">
            <text:p>0.470874</text:p>
          </table:table-cell>
          <table:table-cell office:value-type="float" office:value="0.430138" calcext:value-type="float">
            <text:p>0.430138</text:p>
          </table:table-cell>
          <table:table-cell office:value-type="float" office:value="20.2421" calcext:value-type="float">
            <text:p>20.2421</text:p>
          </table:table-cell>
          <table:table-cell office:value-type="float" office:value="0.658048" calcext:value-type="float">
            <text:p>0.658048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03131" calcext:value-type="float">
            <text:p>0.803131</text:p>
          </table:table-cell>
          <table:table-cell office:value-type="float" office:value="0.676359" calcext:value-type="float">
            <text:p>0.676359</text:p>
          </table:table-cell>
          <table:table-cell office:value-type="float" office:value="0.469486" calcext:value-type="float">
            <text:p>0.469486</text:p>
          </table:table-cell>
          <table:table-cell office:value-type="float" office:value="0.433593" calcext:value-type="float">
            <text:p>0.433593</text:p>
          </table:table-cell>
          <table:table-cell office:value-type="float" office:value="20.1437" calcext:value-type="float">
            <text:p>20.1437</text:p>
          </table:table-cell>
          <table:table-cell office:value-type="float" office:value="0.657905" calcext:value-type="float">
            <text:p>0.657905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3965" calcext:value-type="float">
            <text:p>0.73965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465886" calcext:value-type="float">
            <text:p>0.465886</text:p>
          </table:table-cell>
          <table:table-cell office:value-type="float" office:value="0.443524" calcext:value-type="float">
            <text:p>0.443524</text:p>
          </table:table-cell>
          <table:table-cell office:value-type="float" office:value="19.8718" calcext:value-type="float">
            <text:p>19.8718</text:p>
          </table:table-cell>
          <table:table-cell office:value-type="float" office:value="0.65756" calcext:value-type="float">
            <text:p>0.657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112786" calcext:value-type="float">
            <text:p>0.112786</text:p>
          </table:table-cell>
          <table:table-cell office:value-type="float" office:value="9.49901" calcext:value-type="float">
            <text:p>9.49901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-0.18" calcext:value-type="float">
            <text:p>-0.18</text:p>
          </table:table-cell>
          <table:table-cell office:value-type="float" office:value="0.18" calcext:value-type="float">
            <text:p>0.1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10.5596" calcext:value-type="float">
            <text:p>10.5596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0557516" calcext:value-type="float">
            <text:p>0.00557516</text:p>
          </table:table-cell>
          <table:table-cell office:value-type="float" office:value="0.87382" calcext:value-type="float">
            <text:p>0.87382</text:p>
          </table:table-cell>
          <table:table-cell office:value-type="float" office:value="4.22436" calcext:value-type="float">
            <text:p>4.22436</text:p>
          </table:table-cell>
          <table:table-cell office:value-type="float" office:value="0.601623" calcext:value-type="float">
            <text:p>0.601623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-0.55" calcext:value-type="float">
            <text:p>-0.55</text:p>
          </table:table-cell>
          <table:table-cell office:value-type="float" office:value="0.55" calcext:value-type="float">
            <text:p>0.55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0965009" calcext:value-type="float">
            <text:p>0.0965009</text:p>
          </table:table-cell>
          <table:table-cell office:value-type="float" office:value="5.99807" calcext:value-type="float">
            <text:p>5.99807</text:p>
          </table:table-cell>
          <table:table-cell office:value-type="float" office:value="3.27293" calcext:value-type="float">
            <text:p>3.27293</text:p>
          </table:table-cell>
          <table:table-cell office:value-type="float" office:value="0.655117" calcext:value-type="float">
            <text:p>0.655117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-0.66375" calcext:value-type="float">
            <text:p>-0.66375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0.445975" calcext:value-type="float">
            <text:p>0.445975</text:p>
          </table:table-cell>
          <table:table-cell office:value-type="float" office:value="0.207979" calcext:value-type="float">
            <text:p>0.207979</text:p>
          </table:table-cell>
          <table:table-cell office:value-type="float" office:value="1.3105" calcext:value-type="float">
            <text:p>1.3105</text:p>
          </table:table-cell>
          <table:table-cell office:value-type="float" office:value="9.29926" calcext:value-type="float">
            <text:p>9.29926</text:p>
          </table:table-cell>
          <table:table-cell office:value-type="float" office:value="0.65144" calcext:value-type="float">
            <text:p>0.65144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-0.75875" calcext:value-type="float">
            <text:p>-0.75875</text:p>
          </table:table-cell>
          <table:table-cell office:value-type="float" office:value="0.75875" calcext:value-type="float">
            <text:p>0.75875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42385" calcext:value-type="float">
            <text:p>0.342385</text:p>
          </table:table-cell>
          <table:table-cell office:value-type="float" office:value="0.558488" calcext:value-type="float">
            <text:p>0.558488</text:p>
          </table:table-cell>
          <table:table-cell office:value-type="float" office:value="16.3923" calcext:value-type="float">
            <text:p>16.3923</text:p>
          </table:table-cell>
          <table:table-cell office:value-type="float" office:value="0.659328" calcext:value-type="float">
            <text:p>0.659328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-0.654375" calcext:value-type="float">
            <text:p>-0.654375</text:p>
          </table:table-cell>
          <table:table-cell office:value-type="float" office:value="0.654375" calcext:value-type="float">
            <text:p>0.654375</text:p>
          </table:table-cell>
          <table:table-cell office:value-type="float" office:value="0.444075" calcext:value-type="float">
            <text:p>0.444075</text:p>
          </table:table-cell>
          <table:table-cell office:value-type="float" office:value="0.222708" calcext:value-type="float">
            <text:p>0.222708</text:p>
          </table:table-cell>
          <table:table-cell office:value-type="float" office:value="1.69314" calcext:value-type="float">
            <text:p>1.69314</text:p>
          </table:table-cell>
          <table:table-cell office:value-type="float" office:value="8.12695" calcext:value-type="float">
            <text:p>8.12695</text:p>
          </table:table-cell>
          <table:table-cell office:value-type="float" office:value="0.623554" calcext:value-type="float">
            <text:p>0.623554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office:value-type="float" office:value="-0.755469" calcext:value-type="float">
            <text:p>-0.755469</text:p>
          </table:table-cell>
          <table:table-cell office:value-type="float" office:value="0.755469" calcext:value-type="float">
            <text:p>0.755469</text:p>
          </table:table-cell>
          <table:table-cell office:value-type="float" office:value="0.575603" calcext:value-type="float">
            <text:p>0.575603</text:p>
          </table:table-cell>
          <table:table-cell office:value-type="float" office:value="0.342351" calcext:value-type="float">
            <text:p>0.342351</text:p>
          </table:table-cell>
          <table:table-cell office:value-type="float" office:value="0.594951" calcext:value-type="float">
            <text:p>0.594951</text:p>
          </table:table-cell>
          <table:table-cell office:value-type="float" office:value="15.8326" calcext:value-type="float">
            <text:p>15.8326</text:p>
          </table:table-cell>
          <table:table-cell office:value-type="float" office:value="0.655568" calcext:value-type="float">
            <text:p>0.655568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office:value-type="float" office:value="-0.673594" calcext:value-type="float">
            <text:p>-0.673594</text:p>
          </table:table-cell>
          <table:table-cell office:value-type="float" office:value="0.673594" calcext:value-type="float">
            <text:p>0.673594</text:p>
          </table:table-cell>
          <table:table-cell office:value-type="float" office:value="0.470281" calcext:value-type="float">
            <text:p>0.470281</text:p>
          </table:table-cell>
          <table:table-cell office:value-type="float" office:value="0.249926" calcext:value-type="float">
            <text:p>0.249926</text:p>
          </table:table-cell>
          <table:table-cell office:value-type="float" office:value="1.66573" calcext:value-type="float">
            <text:p>1.66573</text:p>
          </table:table-cell>
          <table:table-cell office:value-type="float" office:value="8.4437" calcext:value-type="float">
            <text:p>8.4437</text:p>
          </table:table-cell>
          <table:table-cell office:value-type="float" office:value="0.623318" calcext:value-type="float">
            <text:p>0.623318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office:value-type="float" office:value="-0.721953" calcext:value-type="float">
            <text:p>-0.721953</text:p>
          </table:table-cell>
          <table:table-cell office:value-type="float" office:value="0.721953" calcext:value-type="float">
            <text:p>0.721953</text:p>
          </table:table-cell>
          <table:table-cell office:value-type="float" office:value="0.533092" calcext:value-type="float">
            <text:p>0.533092</text:p>
          </table:table-cell>
          <table:table-cell office:value-type="float" office:value="0.306721" calcext:value-type="float">
            <text:p>0.306721</text:p>
          </table:table-cell>
          <table:table-cell office:value-type="float" office:value="0.917579" calcext:value-type="float">
            <text:p>0.917579</text:p>
          </table:table-cell>
          <table:table-cell office:value-type="float" office:value="12.2263" calcext:value-type="float">
            <text:p>12.2263</text:p>
          </table:table-cell>
          <table:table-cell office:value-type="float" office:value="0.640236" calcext:value-type="float">
            <text:p>0.640236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-0.739336" calcext:value-type="float">
            <text:p>-0.739336</text:p>
          </table:table-cell>
          <table:table-cell office:value-type="float" office:value="0.739336" calcext:value-type="float">
            <text:p>0.739336</text:p>
          </table:table-cell>
          <table:table-cell office:value-type="float" office:value="0.556522" calcext:value-type="float">
            <text:p>0.556522</text:p>
          </table:table-cell>
          <table:table-cell office:value-type="float" office:value="0.328761" calcext:value-type="float">
            <text:p>0.328761</text:p>
          </table:table-cell>
          <table:table-cell office:value-type="float" office:value="0.802205" calcext:value-type="float">
            <text:p>0.802205</text:p>
          </table:table-cell>
          <table:table-cell office:value-type="float" office:value="13.3793" calcext:value-type="float">
            <text:p>13.3793</text:p>
          </table:table-cell>
          <table:table-cell office:value-type="float" office:value="0.64617" calcext:value-type="float">
            <text:p>0.64617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-0.715791" calcext:value-type="float">
            <text:p>-0.715791</text:p>
          </table:table-cell>
          <table:table-cell office:value-type="float" office:value="0.715791" calcext:value-type="float">
            <text:p>0.715791</text:p>
          </table:table-cell>
          <table:table-cell office:value-type="float" office:value="0.526921" calcext:value-type="float">
            <text:p>0.526921</text:p>
          </table:table-cell>
          <table:table-cell office:value-type="float" office:value="0.300917" calcext:value-type="float">
            <text:p>0.300917</text:p>
          </table:table-cell>
          <table:table-cell office:value-type="float" office:value="0.99497" calcext:value-type="float">
            <text:p>0.99497</text:p>
          </table:table-cell>
          <table:table-cell office:value-type="float" office:value="11.6631" calcext:value-type="float">
            <text:p>11.6631</text:p>
          </table:table-cell>
          <table:table-cell office:value-type="float" office:value="0.638728" calcext:value-type="float">
            <text:p>0.638728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584014" calcext:value-type="float">
            <text:p>0.584014</text:p>
          </table:table-cell>
          <table:table-cell office:value-type="float" office:value="0.599289" calcext:value-type="float">
            <text:p>0.599289</text:p>
          </table:table-cell>
          <table:table-cell office:value-type="float" office:value="0.377786" calcext:value-type="float">
            <text:p>0.377786</text:p>
          </table:table-cell>
          <table:table-cell office:value-type="float" office:value="0.727346" calcext:value-type="float">
            <text:p>0.727346</text:p>
          </table:table-cell>
          <table:table-cell office:value-type="float" office:value="14.5977" calcext:value-type="float">
            <text:p>14.5977</text:p>
          </table:table-cell>
          <table:table-cell office:value-type="float" office:value="0.649368" calcext:value-type="float">
            <text:p>0.649368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73694" calcext:value-type="float">
            <text:p>0.773694</text:p>
          </table:table-cell>
          <table:table-cell office:value-type="float" office:value="0.605731" calcext:value-type="float">
            <text:p>0.605731</text:p>
          </table:table-cell>
          <table:table-cell office:value-type="float" office:value="0.38273" calcext:value-type="float">
            <text:p>0.38273</text:p>
          </table:table-cell>
          <table:table-cell office:value-type="float" office:value="0.62392" calcext:value-type="float">
            <text:p>0.62392</text:p>
          </table:table-cell>
          <table:table-cell office:value-type="float" office:value="15.8604" calcext:value-type="float">
            <text:p>15.8604</text:p>
          </table:table-cell>
          <table:table-cell office:value-type="float" office:value="0.652295" calcext:value-type="float">
            <text:p>0.652295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72286" calcext:value-type="float">
            <text:p>0.772286</text:p>
          </table:table-cell>
          <table:table-cell office:value-type="float" office:value="0.605244" calcext:value-type="float">
            <text:p>0.605244</text:p>
          </table:table-cell>
          <table:table-cell office:value-type="float" office:value="0.384232" calcext:value-type="float">
            <text:p>0.384232</text:p>
          </table:table-cell>
          <table:table-cell office:value-type="float" office:value="0.653065" calcext:value-type="float">
            <text:p>0.653065</text:p>
          </table:table-cell>
          <table:table-cell office:value-type="float" office:value="15.4924" calcext:value-type="float">
            <text:p>15.4924</text:p>
          </table:table-cell>
          <table:table-cell office:value-type="float" office:value="0.650368" calcext:value-type="float">
            <text:p>0.650368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78297" calcext:value-type="float">
            <text:p>0.778297</text:p>
          </table:table-cell>
          <table:table-cell office:value-type="float" office:value="0.612578" calcext:value-type="float">
            <text:p>0.612578</text:p>
          </table:table-cell>
          <table:table-cell office:value-type="float" office:value="0.390234" calcext:value-type="float">
            <text:p>0.390234</text:p>
          </table:table-cell>
          <table:table-cell office:value-type="float" office:value="0.607166" calcext:value-type="float">
            <text:p>0.607166</text:p>
          </table:table-cell>
          <table:table-cell office:value-type="float" office:value="16.1715" calcext:value-type="float">
            <text:p>16.1715</text:p>
          </table:table-cell>
          <table:table-cell office:value-type="float" office:value="0.653358" calcext:value-type="float">
            <text:p>0.653358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77799" calcext:value-type="float">
            <text:p>0.777799</text:p>
          </table:table-cell>
          <table:table-cell office:value-type="float" office:value="0.611898" calcext:value-type="float">
            <text:p>0.611898</text:p>
          </table:table-cell>
          <table:table-cell office:value-type="float" office:value="0.389641" calcext:value-type="float">
            <text:p>0.389641</text:p>
          </table:table-cell>
          <table:table-cell office:value-type="float" office:value="0.583191" calcext:value-type="float">
            <text:p>0.583191</text:p>
          </table:table-cell>
          <table:table-cell office:value-type="float" office:value="16.4946" calcext:value-type="float">
            <text:p>16.4946</text:p>
          </table:table-cell>
          <table:table-cell office:value-type="float" office:value="0.653116" calcext:value-type="float">
            <text:p>0.653116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77354" calcext:value-type="float">
            <text:p>0.777354</text:p>
          </table:table-cell>
          <table:table-cell office:value-type="float" office:value="0.61192" calcext:value-type="float">
            <text:p>0.61192</text:p>
          </table:table-cell>
          <table:table-cell office:value-type="float" office:value="0.390304" calcext:value-type="float">
            <text:p>0.390304</text:p>
          </table:table-cell>
          <table:table-cell office:value-type="float" office:value="0.609081" calcext:value-type="float">
            <text:p>0.609081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0.65255" calcext:value-type="float">
            <text:p>0.65255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76157" calcext:value-type="float">
            <text:p>0.776157</text:p>
          </table:table-cell>
          <table:table-cell office:value-type="float" office:value="0.609925" calcext:value-type="float">
            <text:p>0.609925</text:p>
          </table:table-cell>
          <table:table-cell office:value-type="float" office:value="0.387891" calcext:value-type="float">
            <text:p>0.387891</text:p>
          </table:table-cell>
          <table:table-cell office:value-type="float" office:value="0.615742" calcext:value-type="float">
            <text:p>0.615742</text:p>
          </table:table-cell>
          <table:table-cell office:value-type="float" office:value="16.0222" calcext:value-type="float">
            <text:p>16.0222</text:p>
          </table:table-cell>
          <table:table-cell office:value-type="float" office:value="0.652435" calcext:value-type="float">
            <text:p>0.652435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49188" calcext:value-type="float">
            <text:p>0.749188</text:p>
          </table:table-cell>
          <table:table-cell office:value-type="float" office:value="0.607434" calcext:value-type="float">
            <text:p>0.607434</text:p>
          </table:table-cell>
          <table:table-cell office:value-type="float" office:value="0.385528" calcext:value-type="float">
            <text:p>0.385528</text:p>
          </table:table-cell>
          <table:table-cell office:value-type="float" office:value="0.631502" calcext:value-type="float">
            <text:p>0.631502</text:p>
          </table:table-cell>
          <table:table-cell office:value-type="float" office:value="15.7863" calcext:value-type="float">
            <text:p>15.7863</text:p>
          </table:table-cell>
          <table:table-cell office:value-type="float" office:value="0.651713" calcext:value-type="float">
            <text:p>0.6517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00222912" calcext:value-type="float">
            <text:p>0.00222912</text:p>
          </table:table-cell>
          <table:table-cell office:value-type="float" office:value="20.4985" calcext:value-type="float">
            <text:p>20.4985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010376" calcext:value-type="float">
            <text:p>0.00010376</text:p>
          </table:table-cell>
          <table:table-cell office:value-type="float" office:value="0.102918" calcext:value-type="float">
            <text:p>0.102918</text:p>
          </table:table-cell>
          <table:table-cell office:value-type="float" office:value="4.02568" calcext:value-type="float">
            <text:p>4.02568</text:p>
          </table:table-cell>
          <table:table-cell office:value-type="float" office:value="0.368395" calcext:value-type="float">
            <text:p>0.368395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5576" calcext:value-type="float">
            <text:p>5.576E-05</text:p>
          </table:table-cell>
          <table:table-cell office:value-type="float" office:value="0.74382" calcext:value-type="float">
            <text:p>0.74382</text:p>
          </table:table-cell>
          <table:table-cell office:value-type="string" calcext:value-type="string">
            <text:p>-nan</text:p>
          </table:table-cell>
          <table:table-cell office:value-type="float" office:value="0.256533" calcext:value-type="float">
            <text:p>0.256533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-0.19" calcext:value-type="float">
            <text:p>-0.19</text:p>
          </table:table-cell>
          <table:table-cell office:value-type="float" office:value="0.19" calcext:value-type="float">
            <text:p>0.19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0158248" calcext:value-type="float">
            <text:p>0.00158248</text:p>
          </table:table-cell>
          <table:table-cell office:value-type="float" office:value="1.09775" calcext:value-type="float">
            <text:p>1.09775</text:p>
          </table:table-cell>
          <table:table-cell office:value-type="float" office:value="2.51977" calcext:value-type="float">
            <text:p>2.51977</text:p>
          </table:table-cell>
          <table:table-cell office:value-type="float" office:value="0.626886" calcext:value-type="float">
            <text:p>0.626886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-0.12125" calcext:value-type="float">
            <text:p>-0.12125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021775" calcext:value-type="float">
            <text:p>0.021775</text:p>
          </table:table-cell>
          <table:table-cell office:value-type="float" office:value="0.00093991" calcext:value-type="float">
            <text:p>0.00093991</text:p>
          </table:table-cell>
          <table:table-cell office:value-type="float" office:value="1.31652" calcext:value-type="float">
            <text:p>1.31652</text:p>
          </table:table-cell>
          <table:table-cell office:value-type="float" office:value="1.30848" calcext:value-type="float">
            <text:p>1.30848</text:p>
          </table:table-cell>
          <table:table-cell office:value-type="float" office:value="0.339232" calcext:value-type="float">
            <text:p>0.339232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6875" calcext:value-type="float">
            <text:p>0.336875</text:p>
          </table:table-cell>
          <table:table-cell office:value-type="float" office:value="0.160088" calcext:value-type="float">
            <text:p>0.160088</text:p>
          </table:table-cell>
          <table:table-cell office:value-type="float" office:value="0.0440451" calcext:value-type="float">
            <text:p>0.0440451</text:p>
          </table:table-cell>
          <table:table-cell office:value-type="float" office:value="3.0765" calcext:value-type="float">
            <text:p>3.0765</text:p>
          </table:table-cell>
          <table:table-cell office:value-type="float" office:value="3.31739" calcext:value-type="float">
            <text:p>3.31739</text:p>
          </table:table-cell>
          <table:table-cell office:value-type="float" office:value="0.427123" calcext:value-type="float">
            <text:p>0.427123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7175" calcext:value-type="float">
            <text:p>0.7175</text:p>
          </table:table-cell>
          <table:table-cell office:value-type="float" office:value="0.523775" calcext:value-type="float">
            <text:p>0.523775</text:p>
          </table:table-cell>
          <table:table-cell office:value-type="float" office:value="0.292775" calcext:value-type="float">
            <text:p>0.292775</text:p>
          </table:table-cell>
          <table:table-cell office:value-type="float" office:value="1.19856" calcext:value-type="float">
            <text:p>1.19856</text:p>
          </table:table-cell>
          <table:table-cell office:value-type="float" office:value="10.5731" calcext:value-type="float">
            <text:p>10.5731</text:p>
          </table:table-cell>
          <table:table-cell office:value-type="float" office:value="0.644268" calcext:value-type="float">
            <text:p>0.644268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64062" calcext:value-type="float">
            <text:p>0.764062</text:p>
          </table:table-cell>
          <table:table-cell office:value-type="float" office:value="0.590575" calcext:value-type="float">
            <text:p>0.590575</text:p>
          </table:table-cell>
          <table:table-cell office:value-type="float" office:value="0.363676" calcext:value-type="float">
            <text:p>0.363676</text:p>
          </table:table-cell>
          <table:table-cell office:value-type="float" office:value="0.699884" calcext:value-type="float">
            <text:p>0.699884</text:p>
          </table:table-cell>
          <table:table-cell office:value-type="float" office:value="14.7749" calcext:value-type="float">
            <text:p>14.7749</text:p>
          </table:table-cell>
          <table:table-cell office:value-type="float" office:value="0.652429" calcext:value-type="float">
            <text:p>0.652429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37031" calcext:value-type="float">
            <text:p>0.737031</text:p>
          </table:table-cell>
          <table:table-cell office:value-type="float" office:value="0.549409" calcext:value-type="float">
            <text:p>0.549409</text:p>
          </table:table-cell>
          <table:table-cell office:value-type="float" office:value="0.314825" calcext:value-type="float">
            <text:p>0.314825</text:p>
          </table:table-cell>
          <table:table-cell office:value-type="float" office:value="0.787525" calcext:value-type="float">
            <text:p>0.787525</text:p>
          </table:table-cell>
          <table:table-cell office:value-type="float" office:value="13.4174" calcext:value-type="float">
            <text:p>13.4174</text:p>
          </table:table-cell>
          <table:table-cell office:value-type="float" office:value="0.652339" calcext:value-type="float">
            <text:p>0.652339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33477" calcext:value-type="float">
            <text:p>0.733477</text:p>
          </table:table-cell>
          <table:table-cell office:value-type="float" office:value="0.54941" calcext:value-type="float">
            <text:p>0.54941</text:p>
          </table:table-cell>
          <table:table-cell office:value-type="float" office:value="0.32238" calcext:value-type="float">
            <text:p>0.32238</text:p>
          </table:table-cell>
          <table:table-cell office:value-type="float" office:value="0.828948" calcext:value-type="float">
            <text:p>0.828948</text:p>
          </table:table-cell>
          <table:table-cell office:value-type="float" office:value="13.0729" calcext:value-type="float">
            <text:p>13.0729</text:p>
          </table:table-cell>
          <table:table-cell office:value-type="float" office:value="0.643997" calcext:value-type="float">
            <text:p>0.64399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11543" calcext:value-type="float">
            <text:p>0.711543</text:p>
          </table:table-cell>
          <table:table-cell office:value-type="float" office:value="0.518258" calcext:value-type="float">
            <text:p>0.518258</text:p>
          </table:table-cell>
          <table:table-cell office:value-type="float" office:value="0.289745" calcext:value-type="float">
            <text:p>0.289745</text:p>
          </table:table-cell>
          <table:table-cell office:value-type="float" office:value="0.965694" calcext:value-type="float">
            <text:p>0.965694</text:p>
          </table:table-cell>
          <table:table-cell office:value-type="float" office:value="11.7424" calcext:value-type="float">
            <text:p>11.7424</text:p>
          </table:table-cell>
          <table:table-cell office:value-type="float" office:value="0.640415" calcext:value-type="float">
            <text:p>0.640415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02725" calcext:value-type="float">
            <text:p>0.702725</text:p>
          </table:table-cell>
          <table:table-cell office:value-type="float" office:value="0.508678" calcext:value-type="float">
            <text:p>0.508678</text:p>
          </table:table-cell>
          <table:table-cell office:value-type="float" office:value="0.283804" calcext:value-type="float">
            <text:p>0.283804</text:p>
          </table:table-cell>
          <table:table-cell office:value-type="float" office:value="1.08648" calcext:value-type="float">
            <text:p>1.08648</text:p>
          </table:table-cell>
          <table:table-cell office:value-type="float" office:value="10.9524" calcext:value-type="float">
            <text:p>10.9524</text:p>
          </table:table-cell>
          <table:table-cell office:value-type="float" office:value="0.634397" calcext:value-type="float">
            <text:p>0.63439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25391" calcext:value-type="float">
            <text:p>0.725391</text:p>
          </table:table-cell>
          <table:table-cell office:value-type="float" office:value="0.537994" calcext:value-type="float">
            <text:p>0.537994</text:p>
          </table:table-cell>
          <table:table-cell office:value-type="float" office:value="0.310851" calcext:value-type="float">
            <text:p>0.310851</text:p>
          </table:table-cell>
          <table:table-cell office:value-type="float" office:value="0.829331" calcext:value-type="float">
            <text:p>0.829331</text:p>
          </table:table-cell>
          <table:table-cell office:value-type="float" office:value="12.9312" calcext:value-type="float">
            <text:p>12.9312</text:p>
          </table:table-cell>
          <table:table-cell office:value-type="float" office:value="0.642006" calcext:value-type="float">
            <text:p>0.642006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26587" calcext:value-type="float">
            <text:p>0.726587</text:p>
          </table:table-cell>
          <table:table-cell office:value-type="float" office:value="0.541807" calcext:value-type="float">
            <text:p>0.541807</text:p>
          </table:table-cell>
          <table:table-cell office:value-type="float" office:value="0.315342" calcext:value-type="float">
            <text:p>0.315342</text:p>
          </table:table-cell>
          <table:table-cell office:value-type="float" office:value="0.884103" calcext:value-type="float">
            <text:p>0.884103</text:p>
          </table:table-cell>
          <table:table-cell office:value-type="float" office:value="12.5628" calcext:value-type="float">
            <text:p>12.5628</text:p>
          </table:table-cell>
          <table:table-cell office:value-type="float" office:value="0.641927" calcext:value-type="float">
            <text:p>0.64192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699731" calcext:value-type="float">
            <text:p>0.699731</text:p>
          </table:table-cell>
          <table:table-cell office:value-type="float" office:value="0.530102" calcext:value-type="float">
            <text:p>0.530102</text:p>
          </table:table-cell>
          <table:table-cell office:value-type="float" office:value="0.302437" calcext:value-type="float">
            <text:p>0.302437</text:p>
          </table:table-cell>
          <table:table-cell office:value-type="float" office:value="0.887918" calcext:value-type="float">
            <text:p>0.887918</text:p>
          </table:table-cell>
          <table:table-cell office:value-type="float" office:value="12.3969" calcext:value-type="float">
            <text:p>12.3969</text:p>
          </table:table-cell>
          <table:table-cell office:value-type="float" office:value="0.641247" calcext:value-type="float">
            <text:p>0.64124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20635" calcext:value-type="float">
            <text:p>0.720635</text:p>
          </table:table-cell>
          <table:table-cell office:value-type="float" office:value="0.533527" calcext:value-type="float">
            <text:p>0.533527</text:p>
          </table:table-cell>
          <table:table-cell office:value-type="float" office:value="0.306922" calcext:value-type="float">
            <text:p>0.306922</text:p>
          </table:table-cell>
          <table:table-cell office:value-type="float" office:value="0.909192" calcext:value-type="float">
            <text:p>0.909192</text:p>
          </table:table-cell>
          <table:table-cell office:value-type="float" office:value="12.2887" calcext:value-type="float">
            <text:p>12.2887</text:p>
          </table:table-cell>
          <table:table-cell office:value-type="float" office:value="0.640587" calcext:value-type="float">
            <text:p>0.64058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662865" calcext:value-type="float">
            <text:p>0.662865</text:p>
          </table:table-cell>
          <table:table-cell office:value-type="float" office:value="0.523871" calcext:value-type="float">
            <text:p>0.523871</text:p>
          </table:table-cell>
          <table:table-cell office:value-type="float" office:value="0.297898" calcext:value-type="float">
            <text:p>0.297898</text:p>
          </table:table-cell>
          <table:table-cell office:value-type="float" office:value="0.948096" calcext:value-type="float">
            <text:p>0.948096</text:p>
          </table:table-cell>
          <table:table-cell office:value-type="float" office:value="11.9181" calcext:value-type="float">
            <text:p>11.9181</text:p>
          </table:table-cell>
          <table:table-cell office:value-type="float" office:value="0.638175" calcext:value-type="float">
            <text:p>0.638175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683308" calcext:value-type="float">
            <text:p>0.683308</text:p>
          </table:table-cell>
          <table:table-cell office:value-type="float" office:value="0.526559" calcext:value-type="float">
            <text:p>0.526559</text:p>
          </table:table-cell>
          <table:table-cell office:value-type="float" office:value="0.301077" calcext:value-type="float">
            <text:p>0.301077</text:p>
          </table:table-cell>
          <table:table-cell office:value-type="float" office:value="0.941039" calcext:value-type="float">
            <text:p>0.941039</text:p>
          </table:table-cell>
          <table:table-cell office:value-type="float" office:value="11.9948" calcext:value-type="float">
            <text:p>11.9948</text:p>
          </table:table-cell>
          <table:table-cell office:value-type="float" office:value="0.638038" calcext:value-type="float">
            <text:p>0.638038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696478" calcext:value-type="float">
            <text:p>0.696478</text:p>
          </table:table-cell>
          <table:table-cell office:value-type="float" office:value="0.529768" calcext:value-type="float">
            <text:p>0.529768</text:p>
          </table:table-cell>
          <table:table-cell office:value-type="float" office:value="0.303162" calcext:value-type="float">
            <text:p>0.303162</text:p>
          </table:table-cell>
          <table:table-cell office:value-type="float" office:value="0.917753" calcext:value-type="float">
            <text:p>0.917753</text:p>
          </table:table-cell>
          <table:table-cell office:value-type="float" office:value="12.1863" calcext:value-type="float">
            <text:p>12.1863</text:p>
          </table:table-cell>
          <table:table-cell office:value-type="float" office:value="0.639934" calcext:value-type="float">
            <text:p>0.639934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14551" calcext:value-type="float">
            <text:p>0.714551</text:p>
          </table:table-cell>
          <table:table-cell office:value-type="float" office:value="0.532978" calcext:value-type="float">
            <text:p>0.532978</text:p>
          </table:table-cell>
          <table:table-cell office:value-type="float" office:value="0.305767" calcext:value-type="float">
            <text:p>0.305767</text:p>
          </table:table-cell>
          <table:table-cell office:value-type="float" office:value="0.897621" calcext:value-type="float">
            <text:p>0.897621</text:p>
          </table:table-cell>
          <table:table-cell office:value-type="float" office:value="12.3625" calcext:value-type="float">
            <text:p>12.3625</text:p>
          </table:table-cell>
          <table:table-cell office:value-type="float" office:value="0.641202" calcext:value-type="float">
            <text:p>0.641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office:value-type="float" office:value="0.36" calcext:value-type="float">
            <text:p>0.36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167962" calcext:value-type="float">
            <text:p>0.0167962</text:p>
          </table:table-cell>
          <table:table-cell office:value-type="float" office:value="1.77666" calcext:value-type="float">
            <text:p>1.77666</text:p>
          </table:table-cell>
          <table:table-cell office:value-type="float" office:value="4.05949" calcext:value-type="float">
            <text:p>4.05949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0.42" calcext:value-type="float">
            <text:p>-0.42</text:p>
          </table:table-cell>
          <table:table-cell office:value-type="float" office:value="0.42" calcext:value-type="float">
            <text:p>0.42</text:p>
          </table:table-cell>
          <table:table-cell office:value-type="float" office:value="0.18" calcext:value-type="float">
            <text:p>0.18</text:p>
          </table:table-cell>
          <table:table-cell office:value-type="float" office:value="0.0349402" calcext:value-type="float">
            <text:p>0.0349402</text:p>
          </table:table-cell>
          <table:table-cell office:value-type="float" office:value="1.54721" calcext:value-type="float">
            <text:p>1.54721</text:p>
          </table:table-cell>
          <table:table-cell office:value-type="float" office:value="5.27633" calcext:value-type="float">
            <text:p>5.27633</text:p>
          </table:table-cell>
          <table:table-cell office:value-type="float" office:value="0.640533" calcext:value-type="float">
            <text:p>0.64053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-0.51" calcext:value-type="float">
            <text:p>-0.51</text:p>
          </table:table-cell>
          <table:table-cell office:value-type="float" office:value="0.51" calcext:value-type="float">
            <text:p>0.51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0733203" calcext:value-type="float">
            <text:p>0.0733203</text:p>
          </table:table-cell>
          <table:table-cell office:value-type="float" office:value="1.48652" calcext:value-type="float">
            <text:p>1.48652</text:p>
          </table:table-cell>
          <table:table-cell office:value-type="float" office:value="6.61866" calcext:value-type="float">
            <text:p>6.61866</text:p>
          </table:table-cell>
          <table:table-cell office:value-type="float" office:value="0.648268" calcext:value-type="float">
            <text:p>0.648268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13244" calcext:value-type="float">
            <text:p>0.13244</text:p>
          </table:table-cell>
          <table:table-cell office:value-type="float" office:value="1.45857" calcext:value-type="float">
            <text:p>1.45857</text:p>
          </table:table-cell>
          <table:table-cell office:value-type="float" office:value="7.88879" calcext:value-type="float">
            <text:p>7.88879</text:p>
          </table:table-cell>
          <table:table-cell office:value-type="float" office:value="0.66181" calcext:value-type="float">
            <text:p>0.66181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-0.41875" calcext:value-type="float">
            <text:p>-0.418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81225" calcext:value-type="float">
            <text:p>0.181225</text:p>
          </table:table-cell>
          <table:table-cell office:value-type="float" office:value="0.037423" calcext:value-type="float">
            <text:p>0.037423</text:p>
          </table:table-cell>
          <table:table-cell office:value-type="float" office:value="3.02883" calcext:value-type="float">
            <text:p>3.02883</text:p>
          </table:table-cell>
          <table:table-cell office:value-type="float" office:value="3.612" calcext:value-type="float">
            <text:p>3.612</text:p>
          </table:table-cell>
          <table:table-cell office:value-type="float" office:value="0.620177" calcext:value-type="float">
            <text:p>0.620177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-0.32125" calcext:value-type="float">
            <text:p>-0.32125</text:p>
          </table:table-cell>
          <table:table-cell office:value-type="float" office:value="0.32125" calcext:value-type="float">
            <text:p>0.32125</text:p>
          </table:table-cell>
          <table:table-cell office:value-type="float" office:value="0.114925" calcext:value-type="float">
            <text:p>0.114925</text:p>
          </table:table-cell>
          <table:table-cell office:value-type="float" office:value="0.0166155" calcext:value-type="float">
            <text:p>0.0166155</text:p>
          </table:table-cell>
          <table:table-cell office:value-type="float" office:value="2.4761" calcext:value-type="float">
            <text:p>2.4761</text:p>
          </table:table-cell>
          <table:table-cell office:value-type="float" office:value="3.08759" calcext:value-type="float">
            <text:p>3.08759</text:p>
          </table:table-cell>
          <table:table-cell office:value-type="float" office:value="0.580663" calcext:value-type="float">
            <text:p>0.58066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-0.322188" calcext:value-type="float">
            <text:p>-0.322188</text:p>
          </table:table-cell>
          <table:table-cell office:value-type="float" office:value="0.322188" calcext:value-type="float">
            <text:p>0.322188</text:p>
          </table:table-cell>
          <table:table-cell office:value-type="float" office:value="0.124431" calcext:value-type="float">
            <text:p>0.124431</text:p>
          </table:table-cell>
          <table:table-cell office:value-type="float" office:value="0.023787" calcext:value-type="float">
            <text:p>0.023787</text:p>
          </table:table-cell>
          <table:table-cell office:value-type="float" office:value="4.42989" calcext:value-type="float">
            <text:p>4.42989</text:p>
          </table:table-cell>
          <table:table-cell office:value-type="float" office:value="2.17618" calcext:value-type="float">
            <text:p>2.17618</text:p>
          </table:table-cell>
          <table:table-cell office:value-type="float" office:value="0.487894" calcext:value-type="float">
            <text:p>0.487894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925" calcext:value-type="float">
            <text:p>0.5925</text:p>
          </table:table-cell>
          <table:table-cell office:value-type="float" office:value="0.397819" calcext:value-type="float">
            <text:p>0.397819</text:p>
          </table:table-cell>
          <table:table-cell office:value-type="float" office:value="0.195646" calcext:value-type="float">
            <text:p>0.195646</text:p>
          </table:table-cell>
          <table:table-cell office:value-type="float" office:value="1.91887" calcext:value-type="float">
            <text:p>1.91887</text:p>
          </table:table-cell>
          <table:table-cell office:value-type="float" office:value="7.1874" calcext:value-type="float">
            <text:p>7.1874</text:p>
          </table:table-cell>
          <table:table-cell office:value-type="float" office:value="0.587923" calcext:value-type="float">
            <text:p>0.58792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641094" calcext:value-type="float">
            <text:p>0.641094</text:p>
          </table:table-cell>
          <table:table-cell office:value-type="float" office:value="0.425731" calcext:value-type="float">
            <text:p>0.425731</text:p>
          </table:table-cell>
          <table:table-cell office:value-type="float" office:value="0.205237" calcext:value-type="float">
            <text:p>0.205237</text:p>
          </table:table-cell>
          <table:table-cell office:value-type="float" office:value="1.31302" calcext:value-type="float">
            <text:p>1.31302</text:p>
          </table:table-cell>
          <table:table-cell office:value-type="float" office:value="9.0702" calcext:value-type="float">
            <text:p>9.0702</text:p>
          </table:table-cell>
          <table:table-cell office:value-type="float" office:value="0.622546" calcext:value-type="float">
            <text:p>0.622546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672812" calcext:value-type="float">
            <text:p>0.672812</text:p>
          </table:table-cell>
          <table:table-cell office:value-type="float" office:value="0.466391" calcext:value-type="float">
            <text:p>0.466391</text:p>
          </table:table-cell>
          <table:table-cell office:value-type="float" office:value="0.240241" calcext:value-type="float">
            <text:p>0.240241</text:p>
          </table:table-cell>
          <table:table-cell office:value-type="float" office:value="1.08499" calcext:value-type="float">
            <text:p>1.08499</text:p>
          </table:table-cell>
          <table:table-cell office:value-type="float" office:value="10.4843" calcext:value-type="float">
            <text:p>10.4843</text:p>
          </table:table-cell>
          <table:table-cell office:value-type="float" office:value="0.631849" calcext:value-type="float">
            <text:p>0.631849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33887" calcext:value-type="float">
            <text:p>0.633887</text:p>
          </table:table-cell>
          <table:table-cell office:value-type="float" office:value="0.417802" calcext:value-type="float">
            <text:p>0.417802</text:p>
          </table:table-cell>
          <table:table-cell office:value-type="float" office:value="0.198307" calcext:value-type="float">
            <text:p>0.198307</text:p>
          </table:table-cell>
          <table:table-cell office:value-type="float" office:value="1.49889" calcext:value-type="float">
            <text:p>1.49889</text:p>
          </table:table-cell>
          <table:table-cell office:value-type="float" office:value="8.38793" calcext:value-type="float">
            <text:p>8.38793</text:p>
          </table:table-cell>
          <table:table-cell office:value-type="float" office:value="0.621316" calcext:value-type="float">
            <text:p>0.621316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65376" calcext:value-type="float">
            <text:p>0.65376</text:p>
          </table:table-cell>
          <table:table-cell office:value-type="float" office:value="0.44504" calcext:value-type="float">
            <text:p>0.44504</text:p>
          </table:table-cell>
          <table:table-cell office:value-type="float" office:value="0.22371" calcext:value-type="float">
            <text:p>0.22371</text:p>
          </table:table-cell>
          <table:table-cell office:value-type="float" office:value="1.28159" calcext:value-type="float">
            <text:p>1.28159</text:p>
          </table:table-cell>
          <table:table-cell office:value-type="float" office:value="9.39652" calcext:value-type="float">
            <text:p>9.39652</text:p>
          </table:table-cell>
          <table:table-cell office:value-type="float" office:value="0.6235" calcext:value-type="float">
            <text:p>0.623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667056" calcext:value-type="float">
            <text:p>0.667056</text:p>
          </table:table-cell>
          <table:table-cell office:value-type="float" office:value="0.459348" calcext:value-type="float">
            <text:p>0.459348</text:p>
          </table:table-cell>
          <table:table-cell office:value-type="float" office:value="0.233111" calcext:value-type="float">
            <text:p>0.233111</text:p>
          </table:table-cell>
          <table:table-cell office:value-type="float" office:value="0.999634" calcext:value-type="float">
            <text:p>0.999634</text:p>
          </table:table-cell>
          <table:table-cell office:value-type="float" office:value="10.8483" calcext:value-type="float">
            <text:p>10.8483</text:p>
          </table:table-cell>
          <table:table-cell office:value-type="float" office:value="0.631738" calcext:value-type="float">
            <text:p>0.631738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28347" calcext:value-type="float">
            <text:p>0.628347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227801" calcext:value-type="float">
            <text:p>0.227801</text:p>
          </table:table-cell>
          <table:table-cell office:value-type="float" office:value="1.27014" calcext:value-type="float">
            <text:p>1.27014</text:p>
          </table:table-cell>
          <table:table-cell office:value-type="float" office:value="9.45254" calcext:value-type="float">
            <text:p>9.45254</text:p>
          </table:table-cell>
          <table:table-cell office:value-type="float" office:value="0.618582" calcext:value-type="float">
            <text:p>0.618582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643264" calcext:value-type="float">
            <text:p>0.643264</text:p>
          </table:table-cell>
          <table:table-cell office:value-type="float" office:value="0.442706" calcext:value-type="float">
            <text:p>0.442706</text:p>
          </table:table-cell>
          <table:table-cell office:value-type="float" office:value="0.224116" calcext:value-type="float">
            <text:p>0.224116</text:p>
          </table:table-cell>
          <table:table-cell office:value-type="float" office:value="1.25163" calcext:value-type="float">
            <text:p>1.25163</text:p>
          </table:table-cell>
          <table:table-cell office:value-type="float" office:value="9.48593" calcext:value-type="float">
            <text:p>9.48593</text:p>
          </table:table-cell>
          <table:table-cell office:value-type="float" office:value="0.618828" calcext:value-type="float">
            <text:p>0.618828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635244" calcext:value-type="float">
            <text:p>0.635244</text:p>
          </table:table-cell>
          <table:table-cell office:value-type="float" office:value="0.437434" calcext:value-type="float">
            <text:p>0.437434</text:p>
          </table:table-cell>
          <table:table-cell office:value-type="float" office:value="0.220093" calcext:value-type="float">
            <text:p>0.220093</text:p>
          </table:table-cell>
          <table:table-cell office:value-type="float" office:value="1.37188" calcext:value-type="float">
            <text:p>1.37188</text:p>
          </table:table-cell>
          <table:table-cell office:value-type="float" office:value="8.99221" calcext:value-type="float">
            <text:p>8.99221</text:p>
          </table:table-cell>
          <table:table-cell office:value-type="float" office:value="0.616593" calcext:value-type="float">
            <text:p>0.61659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64433" calcext:value-type="float">
            <text:p>0.64433</text:p>
          </table:table-cell>
          <table:table-cell office:value-type="float" office:value="0.446362" calcext:value-type="float">
            <text:p>0.446362</text:p>
          </table:table-cell>
          <table:table-cell office:value-type="float" office:value="0.226395" calcext:value-type="float">
            <text:p>0.226395</text:p>
          </table:table-cell>
          <table:table-cell office:value-type="float" office:value="1.26863" calcext:value-type="float">
            <text:p>1.26863</text:p>
          </table:table-cell>
          <table:table-cell office:value-type="float" office:value="9.46024" calcext:value-type="float">
            <text:p>9.46024</text:p>
          </table:table-cell>
          <table:table-cell office:value-type="float" office:value="0.621235" calcext:value-type="float">
            <text:p>0.62123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629295" calcext:value-type="float">
            <text:p>0.629295</text:p>
          </table:table-cell>
          <table:table-cell office:value-type="float" office:value="0.440249" calcext:value-type="float">
            <text:p>0.440249</text:p>
          </table:table-cell>
          <table:table-cell office:value-type="float" office:value="0.222189" calcext:value-type="float">
            <text:p>0.222189</text:p>
          </table:table-cell>
          <table:table-cell office:value-type="float" office:value="1.3048" calcext:value-type="float">
            <text:p>1.3048</text:p>
          </table:table-cell>
          <table:table-cell office:value-type="float" office:value="9.25832" calcext:value-type="float">
            <text:p>9.25832</text:p>
          </table:table-cell>
          <table:table-cell office:value-type="float" office:value="0.617875" calcext:value-type="float">
            <text:p>0.61787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642679" calcext:value-type="float">
            <text:p>0.642679</text:p>
          </table:table-cell>
          <table:table-cell office:value-type="float" office:value="0.445145" calcext:value-type="float">
            <text:p>0.445145</text:p>
          </table:table-cell>
          <table:table-cell office:value-type="float" office:value="0.225386" calcext:value-type="float">
            <text:p>0.225386</text:p>
          </table:table-cell>
          <table:table-cell office:value-type="float" office:value="1.28231" calcext:value-type="float">
            <text:p>1.28231</text:p>
          </table:table-cell>
          <table:table-cell office:value-type="float" office:value="9.39497" calcext:value-type="float">
            <text:p>9.39497</text:p>
          </table:table-cell>
          <table:table-cell office:value-type="float" office:value="0.620857" calcext:value-type="float">
            <text:p>0.620857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40876" calcext:value-type="float">
            <text:p>0.640876</text:p>
          </table:table-cell>
          <table:table-cell office:value-type="float" office:value="0.444467" calcext:value-type="float">
            <text:p>0.444467</text:p>
          </table:table-cell>
          <table:table-cell office:value-type="float" office:value="0.225066" calcext:value-type="float">
            <text:p>0.225066</text:p>
          </table:table-cell>
          <table:table-cell office:value-type="float" office:value="1.28421" calcext:value-type="float">
            <text:p>1.28421</text:p>
          </table:table-cell>
          <table:table-cell office:value-type="float" office:value="9.38044" calcext:value-type="float">
            <text:p>9.38044</text:p>
          </table:table-cell>
          <table:table-cell office:value-type="float" office:value="0.620239" calcext:value-type="float">
            <text:p>0.6202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" calcext:value-type="float">
            <text:p>0.1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0.950557" calcext:value-type="float">
            <text:p>0.950557</text:p>
          </table:table-cell>
          <table:table-cell office:value-type="float" office:value="1.6674" calcext:value-type="float">
            <text:p>1.6674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23" calcext:value-type="float">
            <text:p>0.2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283016" calcext:value-type="float">
            <text:p>0.00283016</text:p>
          </table:table-cell>
          <table:table-cell office:value-type="float" office:value="3.50705" calcext:value-type="float">
            <text:p>3.50705</text:p>
          </table:table-cell>
          <table:table-cell office:value-type="float" office:value="1.15691" calcext:value-type="float">
            <text:p>1.15691</text:p>
          </table:table-cell>
          <table:table-cell office:value-type="float" office:value="0.664156" calcext:value-type="float">
            <text:p>0.664156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-0.27" calcext:value-type="float">
            <text:p>-0.27</text:p>
          </table:table-cell>
          <table:table-cell office:value-type="float" office:value="0.27" calcext:value-type="float">
            <text:p>0.27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545232" calcext:value-type="float">
            <text:p>0.00545232</text:p>
          </table:table-cell>
          <table:table-cell office:value-type="float" office:value="3.79267" calcext:value-type="float">
            <text:p>3.79267</text:p>
          </table:table-cell>
          <table:table-cell office:value-type="float" office:value="1.56041" calcext:value-type="float">
            <text:p>1.56041</text:p>
          </table:table-cell>
          <table:table-cell office:value-type="float" office:value="0.660814" calcext:value-type="float">
            <text:p>0.660814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-0.1325" calcext:value-type="float">
            <text:p>-0.132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0053286" calcext:value-type="float">
            <text:p>0.00053286</text:p>
          </table:table-cell>
          <table:table-cell office:value-type="float" office:value="1.80013" calcext:value-type="float">
            <text:p>1.80013</text:p>
          </table:table-cell>
          <table:table-cell office:value-type="float" office:value="0.442885" calcext:value-type="float">
            <text:p>0.442885</text:p>
          </table:table-cell>
          <table:table-cell office:value-type="float" office:value="0.525616" calcext:value-type="float">
            <text:p>0.525616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-0.06625" calcext:value-type="float">
            <text:p>-0.06625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0.00012503" calcext:value-type="float">
            <text:p>0.00012503</text:p>
          </table:table-cell>
          <table:table-cell office:value-type="float" office:value="3.17087" calcext:value-type="float">
            <text:p>3.17087</text:p>
          </table:table-cell>
          <table:table-cell office:value-type="string" calcext:value-type="string">
            <text:p>-nan</text:p>
          </table:table-cell>
          <table:table-cell office:value-type="float" office:value="0.254117" calcext:value-type="float">
            <text:p>0.254117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17675" calcext:value-type="float">
            <text:p>0.017675</text:p>
          </table:table-cell>
          <table:table-cell office:value-type="float" office:value="0.00090521" calcext:value-type="float">
            <text:p>0.00090521</text:p>
          </table:table-cell>
          <table:table-cell office:value-type="float" office:value="1.90189" calcext:value-type="float">
            <text:p>1.90189</text:p>
          </table:table-cell>
          <table:table-cell office:value-type="string" calcext:value-type="string">
            <text:p>-nan</text:p>
          </table:table-cell>
          <table:table-cell office:value-type="float" office:value="0.034151" calcext:value-type="float">
            <text:p>0.034151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float" office:value="-0.510937" calcext:value-type="float">
            <text:p>-0.510937</text:p>
          </table:table-cell>
          <table:table-cell office:value-type="float" office:value="0.510937" calcext:value-type="float">
            <text:p>0.510937</text:p>
          </table:table-cell>
          <table:table-cell office:value-type="float" office:value="0.274519" calcext:value-type="float">
            <text:p>0.274519</text:p>
          </table:table-cell>
          <table:table-cell office:value-type="float" office:value="0.0884639" calcext:value-type="float">
            <text:p>0.0884639</text:p>
          </table:table-cell>
          <table:table-cell office:value-type="float" office:value="2.52433" calcext:value-type="float">
            <text:p>2.52433</text:p>
          </table:table-cell>
          <table:table-cell office:value-type="float" office:value="5.08457" calcext:value-type="float">
            <text:p>5.08457</text:p>
          </table:table-cell>
          <table:table-cell office:value-type="float" office:value="0.608708" calcext:value-type="float">
            <text:p>0.608708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office:value-type="float" office:value="-0.159844" calcext:value-type="float">
            <text:p>-0.159844</text:p>
          </table:table-cell>
          <table:table-cell office:value-type="float" office:value="0.159844" calcext:value-type="float">
            <text:p>0.159844</text:p>
          </table:table-cell>
          <table:table-cell office:value-type="float" office:value="0.0601156" calcext:value-type="float">
            <text:p>0.0601156</text:p>
          </table:table-cell>
          <table:table-cell office:value-type="float" office:value="0.0103458" calcext:value-type="float">
            <text:p>0.0103458</text:p>
          </table:table-cell>
          <table:table-cell office:value-type="float" office:value="5.64778" calcext:value-type="float">
            <text:p>5.64778</text:p>
          </table:table-cell>
          <table:table-cell office:value-type="float" office:value="0.410649" calcext:value-type="float">
            <text:p>0.410649</text:p>
          </table:table-cell>
          <table:table-cell office:value-type="float" office:value="0.0457383" calcext:value-type="float">
            <text:p>0.0457383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24375" calcext:value-type="float">
            <text:p>0.424375</text:p>
          </table:table-cell>
          <table:table-cell office:value-type="float" office:value="0.266269" calcext:value-type="float">
            <text:p>0.266269</text:p>
          </table:table-cell>
          <table:table-cell office:value-type="float" office:value="0.0976356" calcext:value-type="float">
            <text:p>0.0976356</text:p>
          </table:table-cell>
          <table:table-cell office:value-type="float" office:value="2.41218" calcext:value-type="float">
            <text:p>2.41218</text:p>
          </table:table-cell>
          <table:table-cell office:value-type="float" office:value="5.12652" calcext:value-type="float">
            <text:p>5.12652</text:p>
          </table:table-cell>
          <table:table-cell office:value-type="float" office:value="0.540964" calcext:value-type="float">
            <text:p>0.540964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59531" calcext:value-type="float">
            <text:p>0.559531</text:p>
          </table:table-cell>
          <table:table-cell office:value-type="float" office:value="0.332022" calcext:value-type="float">
            <text:p>0.332022</text:p>
          </table:table-cell>
          <table:table-cell office:value-type="float" office:value="0.132178" calcext:value-type="float">
            <text:p>0.132178</text:p>
          </table:table-cell>
          <table:table-cell office:value-type="float" office:value="2.11815" calcext:value-type="float">
            <text:p>2.11815</text:p>
          </table:table-cell>
          <table:table-cell office:value-type="float" office:value="6.19837" calcext:value-type="float">
            <text:p>6.19837</text:p>
          </table:table-cell>
          <table:table-cell office:value-type="float" office:value="0.600327" calcext:value-type="float">
            <text:p>0.600327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95098" calcext:value-type="float">
            <text:p>0.595098</text:p>
          </table:table-cell>
          <table:table-cell office:value-type="float" office:value="0.381531" calcext:value-type="float">
            <text:p>0.381531</text:p>
          </table:table-cell>
          <table:table-cell office:value-type="float" office:value="0.17379" calcext:value-type="float">
            <text:p>0.17379</text:p>
          </table:table-cell>
          <table:table-cell office:value-type="float" office:value="1.59528" calcext:value-type="float">
            <text:p>1.59528</text:p>
          </table:table-cell>
          <table:table-cell office:value-type="float" office:value="7.74566" calcext:value-type="float">
            <text:p>7.74566</text:p>
          </table:table-cell>
          <table:table-cell office:value-type="float" office:value="0.602035" calcext:value-type="float">
            <text:p>0.602035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534414" calcext:value-type="float">
            <text:p>0.534414</text:p>
          </table:table-cell>
          <table:table-cell office:value-type="float" office:value="0.33322" calcext:value-type="float">
            <text:p>0.33322</text:p>
          </table:table-cell>
          <table:table-cell office:value-type="float" office:value="0.143956" calcext:value-type="float">
            <text:p>0.143956</text:p>
          </table:table-cell>
          <table:table-cell office:value-type="float" office:value="1.66639" calcext:value-type="float">
            <text:p>1.66639</text:p>
          </table:table-cell>
          <table:table-cell office:value-type="float" office:value="7.0522" calcext:value-type="float">
            <text:p>7.0522</text:p>
          </table:table-cell>
          <table:table-cell office:value-type="float" office:value="0.567838" calcext:value-type="float">
            <text:p>0.567838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555" calcext:value-type="float">
            <text:p>0.555</text:p>
          </table:table-cell>
          <table:table-cell office:value-type="float" office:value="0.342444" calcext:value-type="float">
            <text:p>0.342444</text:p>
          </table:table-cell>
          <table:table-cell office:value-type="float" office:value="0.146342" calcext:value-type="float">
            <text:p>0.146342</text:p>
          </table:table-cell>
          <table:table-cell office:value-type="float" office:value="1.78794" calcext:value-type="float">
            <text:p>1.78794</text:p>
          </table:table-cell>
          <table:table-cell office:value-type="float" office:value="6.89386" calcext:value-type="float">
            <text:p>6.89386</text:p>
          </table:table-cell>
          <table:table-cell office:value-type="float" office:value="0.584024" calcext:value-type="float">
            <text:p>0.584024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597002" calcext:value-type="float">
            <text:p>0.597002</text:p>
          </table:table-cell>
          <table:table-cell office:value-type="float" office:value="0.381401" calcext:value-type="float">
            <text:p>0.381401</text:p>
          </table:table-cell>
          <table:table-cell office:value-type="float" office:value="0.171143" calcext:value-type="float">
            <text:p>0.171143</text:p>
          </table:table-cell>
          <table:table-cell office:value-type="float" office:value="1.41976" calcext:value-type="float">
            <text:p>1.41976</text:p>
          </table:table-cell>
          <table:table-cell office:value-type="float" office:value="8.22874" calcext:value-type="float">
            <text:p>8.22874</text:p>
          </table:table-cell>
          <table:table-cell office:value-type="float" office:value="0.607829" calcext:value-type="float">
            <text:p>0.607829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549899" calcext:value-type="float">
            <text:p>0.549899</text:p>
          </table:table-cell>
          <table:table-cell office:value-type="float" office:value="0.348057" calcext:value-type="float">
            <text:p>0.348057</text:p>
          </table:table-cell>
          <table:table-cell office:value-type="float" office:value="0.151496" calcext:value-type="float">
            <text:p>0.151496</text:p>
          </table:table-cell>
          <table:table-cell office:value-type="float" office:value="1.70746" calcext:value-type="float">
            <text:p>1.70746</text:p>
          </table:table-cell>
          <table:table-cell office:value-type="float" office:value="7.12386" calcext:value-type="float">
            <text:p>7.12386</text:p>
          </table:table-cell>
          <table:table-cell office:value-type="float" office:value="0.583151" calcext:value-type="float">
            <text:p>0.583151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63979" calcext:value-type="float">
            <text:p>0.563979</text:p>
          </table:table-cell>
          <table:table-cell office:value-type="float" office:value="0.357036" calcext:value-type="float">
            <text:p>0.357036</text:p>
          </table:table-cell>
          <table:table-cell office:value-type="float" office:value="0.157867" calcext:value-type="float">
            <text:p>0.157867</text:p>
          </table:table-cell>
          <table:table-cell office:value-type="float" office:value="1.74451" calcext:value-type="float">
            <text:p>1.74451</text:p>
          </table:table-cell>
          <table:table-cell office:value-type="float" office:value="7.13887" calcext:value-type="float">
            <text:p>7.13887</text:p>
          </table:table-cell>
          <table:table-cell office:value-type="float" office:value="0.587194" calcext:value-type="float">
            <text:p>0.587194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554344" calcext:value-type="float">
            <text:p>0.554344</text:p>
          </table:table-cell>
          <table:table-cell office:value-type="float" office:value="0.349841" calcext:value-type="float">
            <text:p>0.349841</text:p>
          </table:table-cell>
          <table:table-cell office:value-type="float" office:value="0.152737" calcext:value-type="float">
            <text:p>0.152737</text:p>
          </table:table-cell>
          <table:table-cell office:value-type="float" office:value="1.75212" calcext:value-type="float">
            <text:p>1.75212</text:p>
          </table:table-cell>
          <table:table-cell office:value-type="float" office:value="7.04666" calcext:value-type="float">
            <text:p>7.04666</text:p>
          </table:table-cell>
          <table:table-cell office:value-type="float" office:value="0.58401" calcext:value-type="float">
            <text:p>0.58401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553756" calcext:value-type="float">
            <text:p>0.553756</text:p>
          </table:table-cell>
          <table:table-cell office:value-type="float" office:value="0.350977" calcext:value-type="float">
            <text:p>0.350977</text:p>
          </table:table-cell>
          <table:table-cell office:value-type="float" office:value="0.153684" calcext:value-type="float">
            <text:p>0.153684</text:p>
          </table:table-cell>
          <table:table-cell office:value-type="float" office:value="1.72994" calcext:value-type="float">
            <text:p>1.72994</text:p>
          </table:table-cell>
          <table:table-cell office:value-type="float" office:value="7.10618" calcext:value-type="float">
            <text:p>7.10618</text:p>
          </table:table-cell>
          <table:table-cell office:value-type="float" office:value="0.584137" calcext:value-type="float">
            <text:p>0.584137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562019" calcext:value-type="float">
            <text:p>0.562019</text:p>
          </table:table-cell>
          <table:table-cell office:value-type="float" office:value="0.357" calcext:value-type="float">
            <text:p>0.357</text:p>
          </table:table-cell>
          <table:table-cell office:value-type="float" office:value="0.157096" calcext:value-type="float">
            <text:p>0.157096</text:p>
          </table:table-cell>
          <table:table-cell office:value-type="float" office:value="1.67362" calcext:value-type="float">
            <text:p>1.67362</text:p>
          </table:table-cell>
          <table:table-cell office:value-type="float" office:value="7.29569" calcext:value-type="float">
            <text:p>7.29569</text:p>
          </table:table-cell>
          <table:table-cell office:value-type="float" office:value="0.589126" calcext:value-type="float">
            <text:p>0.589126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52175" calcext:value-type="float">
            <text:p>0.552175</text:p>
          </table:table-cell>
          <table:table-cell office:value-type="float" office:value="0.351155" calcext:value-type="float">
            <text:p>0.351155</text:p>
          </table:table-cell>
          <table:table-cell office:value-type="float" office:value="0.153931" calcext:value-type="float">
            <text:p>0.153931</text:p>
          </table:table-cell>
          <table:table-cell office:value-type="float" office:value="1.72372" calcext:value-type="float">
            <text:p>1.72372</text:p>
          </table:table-cell>
          <table:table-cell office:value-type="float" office:value="7.12155" calcext:value-type="float">
            <text:p>7.12155</text:p>
          </table:table-cell>
          <table:table-cell office:value-type="float" office:value="0.583892" calcext:value-type="float">
            <text:p>0.5838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" calcext:value-type="float">
            <text:p>0.1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0.890294" calcext:value-type="float">
            <text:p>0.890294</text:p>
          </table:table-cell>
          <table:table-cell office:value-type="float" office:value="1.77359" calcext:value-type="float">
            <text:p>1.77359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-0.19" calcext:value-type="float">
            <text:p>-0.19</text:p>
          </table:table-cell>
          <table:table-cell office:value-type="float" office:value="0.19" calcext:value-type="float">
            <text:p>0.1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0185096" calcext:value-type="float">
            <text:p>0.00185096</text:p>
          </table:table-cell>
          <table:table-cell office:value-type="float" office:value="3.75761" calcext:value-type="float">
            <text:p>3.75761</text:p>
          </table:table-cell>
          <table:table-cell office:value-type="float" office:value="0.267094" calcext:value-type="float">
            <text:p>0.267094</text:p>
          </table:table-cell>
          <table:table-cell office:value-type="float" office:value="0.585904" calcext:value-type="float">
            <text:p>0.585904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013192" calcext:value-type="float">
            <text:p>0.00013192</text:p>
          </table:table-cell>
          <table:table-cell office:value-type="float" office:value="3.99267" calcext:value-type="float">
            <text:p>3.99267</text:p>
          </table:table-cell>
          <table:table-cell office:value-type="string" calcext:value-type="string">
            <text:p>-nan</text:p>
          </table:table-cell>
          <table:table-cell office:value-type="float" office:value="0.502339" calcext:value-type="float">
            <text:p>0.502339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84264" calcext:value-type="float">
            <text:p>0.00384264</text:p>
          </table:table-cell>
          <table:table-cell office:value-type="float" office:value="5.83693" calcext:value-type="float">
            <text:p>5.83693</text:p>
          </table:table-cell>
          <table:table-cell office:value-type="string" calcext:value-type="string">
            <text:p>-nan</text:p>
          </table:table-cell>
          <table:table-cell office:value-type="float" office:value="0.273878" calcext:value-type="float">
            <text:p>0.273878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4625" calcext:value-type="float">
            <text:p>0.24625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0755113" calcext:value-type="float">
            <text:p>0.00755113</text:p>
          </table:table-cell>
          <table:table-cell office:value-type="float" office:value="4.89208" calcext:value-type="float">
            <text:p>4.89208</text:p>
          </table:table-cell>
          <table:table-cell office:value-type="float" office:value="1.08269" calcext:value-type="float">
            <text:p>1.08269</text:p>
          </table:table-cell>
          <table:table-cell office:value-type="float" office:value="0.498215" calcext:value-type="float">
            <text:p>0.498215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64375" calcext:value-type="float">
            <text:p>0.164375</text:p>
          </table:table-cell>
          <table:table-cell office:value-type="float" office:value="0.0417875" calcext:value-type="float">
            <text:p>0.0417875</text:p>
          </table:table-cell>
          <table:table-cell office:value-type="float" office:value="0.00429105" calcext:value-type="float">
            <text:p>0.00429105</text:p>
          </table:table-cell>
          <table:table-cell office:value-type="float" office:value="2.64448" calcext:value-type="float">
            <text:p>2.64448</text:p>
          </table:table-cell>
          <table:table-cell office:value-type="float" office:value="1.23245" calcext:value-type="float">
            <text:p>1.23245</text:p>
          </table:table-cell>
          <table:table-cell office:value-type="float" office:value="0.180875" calcext:value-type="float">
            <text:p>0.180875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06562" calcext:value-type="float">
            <text:p>0.206562</text:p>
          </table:table-cell>
          <table:table-cell office:value-type="float" office:value="0.0513062" calcext:value-type="float">
            <text:p>0.0513062</text:p>
          </table:table-cell>
          <table:table-cell office:value-type="float" office:value="0.00402591" calcext:value-type="float">
            <text:p>0.00402591</text:p>
          </table:table-cell>
          <table:table-cell office:value-type="float" office:value="4.37185" calcext:value-type="float">
            <text:p>4.37185</text:p>
          </table:table-cell>
          <table:table-cell office:value-type="float" office:value="0.674078" calcext:value-type="float">
            <text:p>0.674078</text:p>
          </table:table-cell>
          <table:table-cell office:value-type="float" office:value="0.490197" calcext:value-type="float">
            <text:p>0.490197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47344" calcext:value-type="float">
            <text:p>0.547344</text:p>
          </table:table-cell>
          <table:table-cell office:value-type="float" office:value="0.327797" calcext:value-type="float">
            <text:p>0.327797</text:p>
          </table:table-cell>
          <table:table-cell office:value-type="float" office:value="0.136633" calcext:value-type="float">
            <text:p>0.136633</text:p>
          </table:table-cell>
          <table:table-cell office:value-type="float" office:value="1.459" calcext:value-type="float">
            <text:p>1.459</text:p>
          </table:table-cell>
          <table:table-cell office:value-type="float" office:value="7.4968" calcext:value-type="float">
            <text:p>7.4968</text:p>
          </table:table-cell>
          <table:table-cell office:value-type="float" office:value="0.576139" calcext:value-type="float">
            <text:p>0.576139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24844" calcext:value-type="float">
            <text:p>0.424844</text:p>
          </table:table-cell>
          <table:table-cell office:value-type="float" office:value="0.221959" calcext:value-type="float">
            <text:p>0.221959</text:p>
          </table:table-cell>
          <table:table-cell office:value-type="float" office:value="0.0765407" calcext:value-type="float">
            <text:p>0.0765407</text:p>
          </table:table-cell>
          <table:table-cell office:value-type="float" office:value="2.79326" calcext:value-type="float">
            <text:p>2.79326</text:p>
          </table:table-cell>
          <table:table-cell office:value-type="float" office:value="4.26445" calcext:value-type="float">
            <text:p>4.26445</text:p>
          </table:table-cell>
          <table:table-cell office:value-type="float" office:value="0.482126" calcext:value-type="float">
            <text:p>0.482126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4375" calcext:value-type="float">
            <text:p>0.334375</text:p>
          </table:table-cell>
          <table:table-cell office:value-type="float" office:value="0.224958" calcext:value-type="float">
            <text:p>0.224958</text:p>
          </table:table-cell>
          <table:table-cell office:value-type="float" office:value="0.0909103" calcext:value-type="float">
            <text:p>0.0909103</text:p>
          </table:table-cell>
          <table:table-cell office:value-type="float" office:value="1.96093" calcext:value-type="float">
            <text:p>1.96093</text:p>
          </table:table-cell>
          <table:table-cell office:value-type="float" office:value="5.23603" calcext:value-type="float">
            <text:p>5.23603</text:p>
          </table:table-cell>
          <table:table-cell office:value-type="float" office:value="0.401189" calcext:value-type="float">
            <text:p>0.401189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69297" calcext:value-type="float">
            <text:p>0.469297</text:p>
          </table:table-cell>
          <table:table-cell office:value-type="float" office:value="0.255815" calcext:value-type="float">
            <text:p>0.255815</text:p>
          </table:table-cell>
          <table:table-cell office:value-type="float" office:value="0.0905669" calcext:value-type="float">
            <text:p>0.0905669</text:p>
          </table:table-cell>
          <table:table-cell office:value-type="float" office:value="2.00696" calcext:value-type="float">
            <text:p>2.00696</text:p>
          </table:table-cell>
          <table:table-cell office:value-type="float" office:value="5.54549" calcext:value-type="float">
            <text:p>5.54549</text:p>
          </table:table-cell>
          <table:table-cell office:value-type="float" office:value="0.538686" calcext:value-type="float">
            <text:p>0.538686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86182" calcext:value-type="float">
            <text:p>0.486182</text:p>
          </table:table-cell>
          <table:table-cell office:value-type="float" office:value="0.289338" calcext:value-type="float">
            <text:p>0.289338</text:p>
          </table:table-cell>
          <table:table-cell office:value-type="float" office:value="0.110773" calcext:value-type="float">
            <text:p>0.110773</text:p>
          </table:table-cell>
          <table:table-cell office:value-type="float" office:value="1.84193" calcext:value-type="float">
            <text:p>1.84193</text:p>
          </table:table-cell>
          <table:table-cell office:value-type="float" office:value="6.2054" calcext:value-type="float">
            <text:p>6.2054</text:p>
          </table:table-cell>
          <table:table-cell office:value-type="float" office:value="0.558936" calcext:value-type="float">
            <text:p>0.558936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60898" calcext:value-type="float">
            <text:p>0.460898</text:p>
          </table:table-cell>
          <table:table-cell office:value-type="float" office:value="0.273734" calcext:value-type="float">
            <text:p>0.273734</text:p>
          </table:table-cell>
          <table:table-cell office:value-type="float" office:value="0.105482" calcext:value-type="float">
            <text:p>0.105482</text:p>
          </table:table-cell>
          <table:table-cell office:value-type="float" office:value="2.06966" calcext:value-type="float">
            <text:p>2.06966</text:p>
          </table:table-cell>
          <table:table-cell office:value-type="float" office:value="5.65758" calcext:value-type="float">
            <text:p>5.65758</text:p>
          </table:table-cell>
          <table:table-cell office:value-type="float" office:value="0.530754" calcext:value-type="float">
            <text:p>0.530754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71267" calcext:value-type="float">
            <text:p>0.471267</text:p>
          </table:table-cell>
          <table:table-cell office:value-type="float" office:value="0.276761" calcext:value-type="float">
            <text:p>0.276761</text:p>
          </table:table-cell>
          <table:table-cell office:value-type="float" office:value="0.105219" calcext:value-type="float">
            <text:p>0.105219</text:p>
          </table:table-cell>
          <table:table-cell office:value-type="float" office:value="2.04736" calcext:value-type="float">
            <text:p>2.04736</text:p>
          </table:table-cell>
          <table:table-cell office:value-type="float" office:value="5.72472" calcext:value-type="float">
            <text:p>5.72472</text:p>
          </table:table-cell>
          <table:table-cell office:value-type="float" office:value="0.542107" calcext:value-type="float">
            <text:p>0.542107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77822" calcext:value-type="float">
            <text:p>0.477822</text:p>
          </table:table-cell>
          <table:table-cell office:value-type="float" office:value="0.274467" calcext:value-type="float">
            <text:p>0.274467</text:p>
          </table:table-cell>
          <table:table-cell office:value-type="float" office:value="0.103306" calcext:value-type="float">
            <text:p>0.103306</text:p>
          </table:table-cell>
          <table:table-cell office:value-type="float" office:value="2.10647" calcext:value-type="float">
            <text:p>2.10647</text:p>
          </table:table-cell>
          <table:table-cell office:value-type="float" office:value="5.61197" calcext:value-type="float">
            <text:p>5.61197</text:p>
          </table:table-cell>
          <table:table-cell office:value-type="float" office:value="0.542888" calcext:value-type="float">
            <text:p>0.542888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96335" calcext:value-type="float">
            <text:p>0.496335</text:p>
          </table:table-cell>
          <table:table-cell office:value-type="float" office:value="0.285395" calcext:value-type="float">
            <text:p>0.285395</text:p>
          </table:table-cell>
          <table:table-cell office:value-type="float" office:value="0.108104" calcext:value-type="float">
            <text:p>0.108104</text:p>
          </table:table-cell>
          <table:table-cell office:value-type="float" office:value="1.9681" calcext:value-type="float">
            <text:p>1.9681</text:p>
          </table:table-cell>
          <table:table-cell office:value-type="float" office:value="5.94527" calcext:value-type="float">
            <text:p>5.94527</text:p>
          </table:table-cell>
          <table:table-cell office:value-type="float" office:value="0.557588" calcext:value-type="float">
            <text:p>0.557588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77173" calcext:value-type="float">
            <text:p>0.477173</text:p>
          </table:table-cell>
          <table:table-cell office:value-type="float" office:value="0.274389" calcext:value-type="float">
            <text:p>0.274389</text:p>
          </table:table-cell>
          <table:table-cell office:value-type="float" office:value="0.103717" calcext:value-type="float">
            <text:p>0.103717</text:p>
          </table:table-cell>
          <table:table-cell office:value-type="float" office:value="2.07617" calcext:value-type="float">
            <text:p>2.07617</text:p>
          </table:table-cell>
          <table:table-cell office:value-type="float" office:value="5.65527" calcext:value-type="float">
            <text:p>5.65527</text:p>
          </table:table-cell>
          <table:table-cell office:value-type="float" office:value="0.540806" calcext:value-type="float">
            <text:p>0.540806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77594" calcext:value-type="float">
            <text:p>0.477594</text:p>
          </table:table-cell>
          <table:table-cell office:value-type="float" office:value="0.275228" calcext:value-type="float">
            <text:p>0.275228</text:p>
          </table:table-cell>
          <table:table-cell office:value-type="float" office:value="0.103618" calcext:value-type="float">
            <text:p>0.103618</text:p>
          </table:table-cell>
          <table:table-cell office:value-type="float" office:value="2.04848" calcext:value-type="float">
            <text:p>2.04848</text:p>
          </table:table-cell>
          <table:table-cell office:value-type="float" office:value="5.70589" calcext:value-type="float">
            <text:p>5.70589</text:p>
          </table:table-cell>
          <table:table-cell office:value-type="float" office:value="0.544041" calcext:value-type="float">
            <text:p>0.544041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87312" calcext:value-type="float">
            <text:p>0.487312</text:p>
          </table:table-cell>
          <table:table-cell office:value-type="float" office:value="0.280898" calcext:value-type="float">
            <text:p>0.280898</text:p>
          </table:table-cell>
          <table:table-cell office:value-type="float" office:value="0.106566" calcext:value-type="float">
            <text:p>0.106566</text:p>
          </table:table-cell>
          <table:table-cell office:value-type="float" office:value="1.98122" calcext:value-type="float">
            <text:p>1.98122</text:p>
          </table:table-cell>
          <table:table-cell office:value-type="float" office:value="5.87371" calcext:value-type="float">
            <text:p>5.87371</text:p>
          </table:table-cell>
          <table:table-cell office:value-type="float" office:value="0.549806" calcext:value-type="float">
            <text:p>0.549806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86059" calcext:value-type="float">
            <text:p>0.486059</text:p>
          </table:table-cell>
          <table:table-cell office:value-type="float" office:value="0.280022" calcext:value-type="float">
            <text:p>0.280022</text:p>
          </table:table-cell>
          <table:table-cell office:value-type="float" office:value="0.106124" calcext:value-type="float">
            <text:p>0.106124</text:p>
          </table:table-cell>
          <table:table-cell office:value-type="float" office:value="2.00929" calcext:value-type="float">
            <text:p>2.00929</text:p>
          </table:table-cell>
          <table:table-cell office:value-type="float" office:value="5.81961" calcext:value-type="float">
            <text:p>5.81961</text:p>
          </table:table-cell>
          <table:table-cell office:value-type="float" office:value="0.548864" calcext:value-type="float">
            <text:p>0.548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01889" calcext:value-type="float">
            <text:p>2.01889</text:p>
          </table:table-cell>
          <table:table-cell office:value-type="float" office:value="1.60283" calcext:value-type="float">
            <text:p>1.60283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956936" calcext:value-type="float">
            <text:p>0.00956936</text:p>
          </table:table-cell>
          <table:table-cell office:value-type="float" office:value="3.44859" calcext:value-type="float">
            <text:p>3.44859</text:p>
          </table:table-cell>
          <table:table-cell office:value-type="float" office:value="2.03433" calcext:value-type="float">
            <text:p>2.03433</text:p>
          </table:table-cell>
          <table:table-cell office:value-type="float" office:value="0.5973" calcext:value-type="float">
            <text:p>0.5973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0316769" calcext:value-type="float">
            <text:p>0.0316769</text:p>
          </table:table-cell>
          <table:table-cell office:value-type="float" office:value="2.1888" calcext:value-type="float">
            <text:p>2.1888</text:p>
          </table:table-cell>
          <table:table-cell office:value-type="float" office:value="4.19049" calcext:value-type="float">
            <text:p>4.19049</text:p>
          </table:table-cell>
          <table:table-cell office:value-type="float" office:value="0.628985" calcext:value-type="float">
            <text:p>0.628985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75" calcext:value-type="float">
            <text:p>0.3775</text:p>
          </table:table-cell>
          <table:table-cell office:value-type="float" office:value="0.14665" calcext:value-type="float">
            <text:p>0.14665</text:p>
          </table:table-cell>
          <table:table-cell office:value-type="float" office:value="0.0235316" calcext:value-type="float">
            <text:p>0.0235316</text:p>
          </table:table-cell>
          <table:table-cell office:value-type="float" office:value="1.15243" calcext:value-type="float">
            <text:p>1.15243</text:p>
          </table:table-cell>
          <table:table-cell office:value-type="float" office:value="5.54051" calcext:value-type="float">
            <text:p>5.54051</text:p>
          </table:table-cell>
          <table:table-cell office:value-type="float" office:value="0.635274" calcext:value-type="float">
            <text:p>0.635274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6175" calcext:value-type="float">
            <text:p>0.6175</text:p>
          </table:table-cell>
          <table:table-cell office:value-type="float" office:value="0.399" calcext:value-type="float">
            <text:p>0.399</text:p>
          </table:table-cell>
          <table:table-cell office:value-type="float" office:value="0.183841" calcext:value-type="float">
            <text:p>0.183841</text:p>
          </table:table-cell>
          <table:table-cell office:value-type="float" office:value="0.79632" calcext:value-type="float">
            <text:p>0.79632</text:p>
          </table:table-cell>
          <table:table-cell office:value-type="float" office:value="11.3384" calcext:value-type="float">
            <text:p>11.3384</text:p>
          </table:table-cell>
          <table:table-cell office:value-type="float" office:value="0.615076" calcext:value-type="float">
            <text:p>0.615076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75" calcext:value-type="float">
            <text:p>0.3275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0476018" calcext:value-type="float">
            <text:p>0.0476018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2.45527" calcext:value-type="float">
            <text:p>2.45527</text:p>
          </table:table-cell>
          <table:table-cell office:value-type="float" office:value="0.257653" calcext:value-type="float">
            <text:p>0.257653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82812" calcext:value-type="float">
            <text:p>0.482812</text:p>
          </table:table-cell>
          <table:table-cell office:value-type="float" office:value="0.263794" calcext:value-type="float">
            <text:p>0.263794</text:p>
          </table:table-cell>
          <table:table-cell office:value-type="float" office:value="0.0893225" calcext:value-type="float">
            <text:p>0.0893225</text:p>
          </table:table-cell>
          <table:table-cell office:value-type="float" office:value="2.21975" calcext:value-type="float">
            <text:p>2.21975</text:p>
          </table:table-cell>
          <table:table-cell office:value-type="float" office:value="5.33803" calcext:value-type="float">
            <text:p>5.33803</text:p>
          </table:table-cell>
          <table:table-cell office:value-type="float" office:value="0.572131" calcext:value-type="float">
            <text:p>0.572131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88906" calcext:value-type="float">
            <text:p>0.488906</text:p>
          </table:table-cell>
          <table:table-cell office:value-type="float" office:value="0.251897" calcext:value-type="float">
            <text:p>0.251897</text:p>
          </table:table-cell>
          <table:table-cell office:value-type="float" office:value="0.0755816" calcext:value-type="float">
            <text:p>0.0755816</text:p>
          </table:table-cell>
          <table:table-cell office:value-type="float" office:value="2.0559" calcext:value-type="float">
            <text:p>2.0559</text:p>
          </table:table-cell>
          <table:table-cell office:value-type="float" office:value="5.42763" calcext:value-type="float">
            <text:p>5.42763</text:p>
          </table:table-cell>
          <table:table-cell office:value-type="float" office:value="0.602946" calcext:value-type="float">
            <text:p>0.602946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92813" calcext:value-type="float">
            <text:p>0.392813</text:p>
          </table:table-cell>
          <table:table-cell office:value-type="float" office:value="0.188663" calcext:value-type="float">
            <text:p>0.188663</text:p>
          </table:table-cell>
          <table:table-cell office:value-type="float" office:value="0.0594956" calcext:value-type="float">
            <text:p>0.0594956</text:p>
          </table:table-cell>
          <table:table-cell office:value-type="float" office:value="1.81439" calcext:value-type="float">
            <text:p>1.81439</text:p>
          </table:table-cell>
          <table:table-cell office:value-type="float" office:value="4.9603" calcext:value-type="float">
            <text:p>4.9603</text:p>
          </table:table-cell>
          <table:table-cell office:value-type="float" office:value="0.442824" calcext:value-type="float">
            <text:p>0.442824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97969" calcext:value-type="float">
            <text:p>0.397969</text:p>
          </table:table-cell>
          <table:table-cell office:value-type="float" office:value="0.218484" calcext:value-type="float">
            <text:p>0.218484</text:p>
          </table:table-cell>
          <table:table-cell office:value-type="float" office:value="0.0773344" calcext:value-type="float">
            <text:p>0.0773344</text:p>
          </table:table-cell>
          <table:table-cell office:value-type="float" office:value="1.58341" calcext:value-type="float">
            <text:p>1.58341</text:p>
          </table:table-cell>
          <table:table-cell office:value-type="float" office:value="5.78848" calcext:value-type="float">
            <text:p>5.78848</text:p>
          </table:table-cell>
          <table:table-cell office:value-type="float" office:value="0.459979" calcext:value-type="float">
            <text:p>0.459979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09473" calcext:value-type="float">
            <text:p>0.409473</text:p>
          </table:table-cell>
          <table:table-cell office:value-type="float" office:value="0.212812" calcext:value-type="float">
            <text:p>0.212812</text:p>
          </table:table-cell>
          <table:table-cell office:value-type="float" office:value="0.0673364" calcext:value-type="float">
            <text:p>0.0673364</text:p>
          </table:table-cell>
          <table:table-cell office:value-type="float" office:value="2.45788" calcext:value-type="float">
            <text:p>2.45788</text:p>
          </table:table-cell>
          <table:table-cell office:value-type="float" office:value="4.47771" calcext:value-type="float">
            <text:p>4.47771</text:p>
          </table:table-cell>
          <table:table-cell office:value-type="float" office:value="0.504395" calcext:value-type="float">
            <text:p>0.504395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0875" calcext:value-type="float">
            <text:p>0.40875</text:p>
          </table:table-cell>
          <table:table-cell office:value-type="float" office:value="0.21495" calcext:value-type="float">
            <text:p>0.21495</text:p>
          </table:table-cell>
          <table:table-cell office:value-type="float" office:value="0.065835" calcext:value-type="float">
            <text:p>0.065835</text:p>
          </table:table-cell>
          <table:table-cell office:value-type="float" office:value="1.9795" calcext:value-type="float">
            <text:p>1.9795</text:p>
          </table:table-cell>
          <table:table-cell office:value-type="float" office:value="5.08043" calcext:value-type="float">
            <text:p>5.08043</text:p>
          </table:table-cell>
          <table:table-cell office:value-type="float" office:value="0.525038" calcext:value-type="float">
            <text:p>0.525038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24512" calcext:value-type="float">
            <text:p>0.424512</text:p>
          </table:table-cell>
          <table:table-cell office:value-type="float" office:value="0.216568" calcext:value-type="float">
            <text:p>0.216568</text:p>
          </table:table-cell>
          <table:table-cell office:value-type="float" office:value="0.0683795" calcext:value-type="float">
            <text:p>0.0683795</text:p>
          </table:table-cell>
          <table:table-cell office:value-type="float" office:value="2.20692" calcext:value-type="float">
            <text:p>2.20692</text:p>
          </table:table-cell>
          <table:table-cell office:value-type="float" office:value="4.80345" calcext:value-type="float">
            <text:p>4.80345</text:p>
          </table:table-cell>
          <table:table-cell office:value-type="float" office:value="0.514022" calcext:value-type="float">
            <text:p>0.514022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12407" calcext:value-type="float">
            <text:p>0.412407</text:p>
          </table:table-cell>
          <table:table-cell office:value-type="float" office:value="0.21926" calcext:value-type="float">
            <text:p>0.21926</text:p>
          </table:table-cell>
          <table:table-cell office:value-type="float" office:value="0.0722674" calcext:value-type="float">
            <text:p>0.0722674</text:p>
          </table:table-cell>
          <table:table-cell office:value-type="float" office:value="2.21223" calcext:value-type="float">
            <text:p>2.21223</text:p>
          </table:table-cell>
          <table:table-cell office:value-type="float" office:value="4.83011" calcext:value-type="float">
            <text:p>4.83011</text:p>
          </table:table-cell>
          <table:table-cell office:value-type="float" office:value="0.498927" calcext:value-type="float">
            <text:p>0.498927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4214" calcext:value-type="float">
            <text:p>0.44214</text:p>
          </table:table-cell>
          <table:table-cell office:value-type="float" office:value="0.236418" calcext:value-type="float">
            <text:p>0.236418</text:p>
          </table:table-cell>
          <table:table-cell office:value-type="float" office:value="0.0785331" calcext:value-type="float">
            <text:p>0.0785331</text:p>
          </table:table-cell>
          <table:table-cell office:value-type="float" office:value="2.09365" calcext:value-type="float">
            <text:p>2.09365</text:p>
          </table:table-cell>
          <table:table-cell office:value-type="float" office:value="5.19088" calcext:value-type="float">
            <text:p>5.19088</text:p>
          </table:table-cell>
          <table:table-cell office:value-type="float" office:value="0.531651" calcext:value-type="float">
            <text:p>0.531651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13815" calcext:value-type="float">
            <text:p>0.413815</text:p>
          </table:table-cell>
          <table:table-cell office:value-type="float" office:value="0.215915" calcext:value-type="float">
            <text:p>0.215915</text:p>
          </table:table-cell>
          <table:table-cell office:value-type="float" office:value="0.0693518" calcext:value-type="float">
            <text:p>0.0693518</text:p>
          </table:table-cell>
          <table:table-cell office:value-type="float" office:value="2.23136" calcext:value-type="float">
            <text:p>2.23136</text:p>
          </table:table-cell>
          <table:table-cell office:value-type="float" office:value="4.76604" calcext:value-type="float">
            <text:p>4.76604</text:p>
          </table:table-cell>
          <table:table-cell office:value-type="float" office:value="0.504128" calcext:value-type="float">
            <text:p>0.504128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19581" calcext:value-type="float">
            <text:p>0.419581</text:p>
          </table:table-cell>
          <table:table-cell office:value-type="float" office:value="0.220644" calcext:value-type="float">
            <text:p>0.220644</text:p>
          </table:table-cell>
          <table:table-cell office:value-type="float" office:value="0.0718498" calcext:value-type="float">
            <text:p>0.0718498</text:p>
          </table:table-cell>
          <table:table-cell office:value-type="float" office:value="2.21658" calcext:value-type="float">
            <text:p>2.21658</text:p>
          </table:table-cell>
          <table:table-cell office:value-type="float" office:value="4.84175" calcext:value-type="float">
            <text:p>4.84175</text:p>
          </table:table-cell>
          <table:table-cell office:value-type="float" office:value="0.508053" calcext:value-type="float">
            <text:p>0.508053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22043" calcext:value-type="float">
            <text:p>0.422043</text:p>
          </table:table-cell>
          <table:table-cell office:value-type="float" office:value="0.222351" calcext:value-type="float">
            <text:p>0.222351</text:p>
          </table:table-cell>
          <table:table-cell office:value-type="float" office:value="0.0727993" calcext:value-type="float">
            <text:p>0.0727993</text:p>
          </table:table-cell>
          <table:table-cell office:value-type="float" office:value="2.16927" calcext:value-type="float">
            <text:p>2.16927</text:p>
          </table:table-cell>
          <table:table-cell office:value-type="float" office:value="4.92108" calcext:value-type="float">
            <text:p>4.92108</text:p>
          </table:table-cell>
          <table:table-cell office:value-type="float" office:value="0.509175" calcext:value-type="float">
            <text:p>0.509175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28563" calcext:value-type="float">
            <text:p>0.428563</text:p>
          </table:table-cell>
          <table:table-cell office:value-type="float" office:value="0.224665" calcext:value-type="float">
            <text:p>0.224665</text:p>
          </table:table-cell>
          <table:table-cell office:value-type="float" office:value="0.0734059" calcext:value-type="float">
            <text:p>0.0734059</text:p>
          </table:table-cell>
          <table:table-cell office:value-type="float" office:value="2.1509" calcext:value-type="float">
            <text:p>2.1509</text:p>
          </table:table-cell>
          <table:table-cell office:value-type="float" office:value="4.9727" calcext:value-type="float">
            <text:p>4.9727</text:p>
          </table:table-cell>
          <table:table-cell office:value-type="float" office:value="0.515228" calcext:value-type="float">
            <text:p>0.515228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5344" calcext:value-type="float">
            <text:p>0.425344</text:p>
          </table:table-cell>
          <table:table-cell office:value-type="float" office:value="0.223638" calcext:value-type="float">
            <text:p>0.223638</text:p>
          </table:table-cell>
          <table:table-cell office:value-type="float" office:value="0.073417" calcext:value-type="float">
            <text:p>0.073417</text:p>
          </table:table-cell>
          <table:table-cell office:value-type="float" office:value="2.17261" calcext:value-type="float">
            <text:p>2.17261</text:p>
          </table:table-cell>
          <table:table-cell office:value-type="float" office:value="4.93262" calcext:value-type="float">
            <text:p>4.93262</text:p>
          </table:table-cell>
          <table:table-cell office:value-type="float" office:value="0.510689" calcext:value-type="float">
            <text:p>0.510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3193" calcext:value-type="float">
            <text:p>1.23193</text:p>
          </table:table-cell>
          <table:table-cell table:number-columns-repeated="2" office:value-type="string" calcext:value-type="string">
            <text:p>-nan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3136" calcext:value-type="float">
            <text:p>0.00043136</text:p>
          </table:table-cell>
          <table:table-cell office:value-type="float" office:value="2.44971" calcext:value-type="float">
            <text:p>2.44971</text:p>
          </table:table-cell>
          <table:table-cell office:value-type="string" calcext:value-type="string">
            <text:p>-nan</text:p>
          </table:table-cell>
          <table:table-cell office:value-type="float" office:value="0.640533" calcext:value-type="float">
            <text:p>0.640533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388" calcext:value-type="float">
            <text:p>3.88E-06</text:p>
          </table:table-cell>
          <table:table-cell office:value-type="float" office:value="3.06692" calcext:value-type="float">
            <text:p>3.06692</text:p>
          </table:table-cell>
          <table:table-cell office:value-type="string" calcext:value-type="string">
            <text:p>-nan</text:p>
          </table:table-cell>
          <table:table-cell office:value-type="float" office:value="0.234714" calcext:value-type="float">
            <text:p>0.234714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25" calcext:value-type="float">
            <text:p>0.1825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0.00151594" calcext:value-type="float">
            <text:p>0.00151594</text:p>
          </table:table-cell>
          <table:table-cell office:value-type="float" office:value="2.52134" calcext:value-type="float">
            <text:p>2.52134</text:p>
          </table:table-cell>
          <table:table-cell office:value-type="float" office:value="1.041" calcext:value-type="float">
            <text:p>1.041</text:p>
          </table:table-cell>
          <table:table-cell office:value-type="float" office:value="0.602404" calcext:value-type="float">
            <text:p>0.602404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5375" calcext:value-type="float">
            <text:p>0.45375</text:p>
          </table:table-cell>
          <table:table-cell office:value-type="float" office:value="0.233275" calcext:value-type="float">
            <text:p>0.233275</text:p>
          </table:table-cell>
          <table:table-cell office:value-type="float" office:value="0.0784247" calcext:value-type="float">
            <text:p>0.0784247</text:p>
          </table:table-cell>
          <table:table-cell office:value-type="float" office:value="1.55766" calcext:value-type="float">
            <text:p>1.55766</text:p>
          </table:table-cell>
          <table:table-cell office:value-type="float" office:value="6.04893" calcext:value-type="float">
            <text:p>6.04893</text:p>
          </table:table-cell>
          <table:table-cell office:value-type="float" office:value="0.519608" calcext:value-type="float">
            <text:p>0.519608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25" calcext:value-type="float">
            <text:p>0.4125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49155" calcext:value-type="float">
            <text:p>0.0449155</text:p>
          </table:table-cell>
          <table:table-cell office:value-type="float" office:value="2.18858" calcext:value-type="float">
            <text:p>2.18858</text:p>
          </table:table-cell>
          <table:table-cell office:value-type="float" office:value="4.39009" calcext:value-type="float">
            <text:p>4.39009</text:p>
          </table:table-cell>
          <table:table-cell office:value-type="float" office:value="0.552933" calcext:value-type="float">
            <text:p>0.552933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2813" calcext:value-type="float">
            <text:p>0.312813</text:p>
          </table:table-cell>
          <table:table-cell office:value-type="float" office:value="0.118956" calcext:value-type="float">
            <text:p>0.118956</text:p>
          </table:table-cell>
          <table:table-cell office:value-type="float" office:value="0.0196833" calcext:value-type="float">
            <text:p>0.0196833</text:p>
          </table:table-cell>
          <table:table-cell office:value-type="float" office:value="2.63485" calcext:value-type="float">
            <text:p>2.63485</text:p>
          </table:table-cell>
          <table:table-cell office:value-type="float" office:value="3.03343" calcext:value-type="float">
            <text:p>3.03343</text:p>
          </table:table-cell>
          <table:table-cell office:value-type="float" office:value="0.536337" calcext:value-type="float">
            <text:p>0.536337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25" calcext:value-type="float">
            <text:p>0.3625</text:p>
          </table:table-cell>
          <table:table-cell office:value-type="float" office:value="0.154731" calcext:value-type="float">
            <text:p>0.154731</text:p>
          </table:table-cell>
          <table:table-cell office:value-type="float" office:value="0.0368156" calcext:value-type="float">
            <text:p>0.0368156</text:p>
          </table:table-cell>
          <table:table-cell office:value-type="float" office:value="2.65211" calcext:value-type="float">
            <text:p>2.65211</text:p>
          </table:table-cell>
          <table:table-cell office:value-type="float" office:value="3.55756" calcext:value-type="float">
            <text:p>3.55756</text:p>
          </table:table-cell>
          <table:table-cell office:value-type="float" office:value="0.487429" calcext:value-type="float">
            <text:p>0.487429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20312" calcext:value-type="float">
            <text:p>0.420312</text:p>
          </table:table-cell>
          <table:table-cell office:value-type="float" office:value="0.206125" calcext:value-type="float">
            <text:p>0.206125</text:p>
          </table:table-cell>
          <table:table-cell office:value-type="float" office:value="0.0604761" calcext:value-type="float">
            <text:p>0.0604761</text:p>
          </table:table-cell>
          <table:table-cell office:value-type="float" office:value="2.20025" calcext:value-type="float">
            <text:p>2.20025</text:p>
          </table:table-cell>
          <table:table-cell office:value-type="float" office:value="4.68063" calcext:value-type="float">
            <text:p>4.68063</text:p>
          </table:table-cell>
          <table:table-cell office:value-type="float" office:value="0.525539" calcext:value-type="float">
            <text:p>0.525539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3711" calcext:value-type="float">
            <text:p>0.363711</text:p>
          </table:table-cell>
          <table:table-cell office:value-type="float" office:value="0.169248" calcext:value-type="float">
            <text:p>0.169248</text:p>
          </table:table-cell>
          <table:table-cell office:value-type="float" office:value="0.0450243" calcext:value-type="float">
            <text:p>0.0450243</text:p>
          </table:table-cell>
          <table:table-cell office:value-type="float" office:value="2.24588" calcext:value-type="float">
            <text:p>2.24588</text:p>
          </table:table-cell>
          <table:table-cell office:value-type="float" office:value="4.13657" calcext:value-type="float">
            <text:p>4.13657</text:p>
          </table:table-cell>
          <table:table-cell office:value-type="float" office:value="0.476062" calcext:value-type="float">
            <text:p>0.476062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03262" calcext:value-type="float">
            <text:p>0.403262</text:p>
          </table:table-cell>
          <table:table-cell office:value-type="float" office:value="0.193618" calcext:value-type="float">
            <text:p>0.193618</text:p>
          </table:table-cell>
          <table:table-cell office:value-type="float" office:value="0.0535586" calcext:value-type="float">
            <text:p>0.0535586</text:p>
          </table:table-cell>
          <table:table-cell office:value-type="float" office:value="2.16351" calcext:value-type="float">
            <text:p>2.16351</text:p>
          </table:table-cell>
          <table:table-cell office:value-type="float" office:value="4.56196" calcext:value-type="float">
            <text:p>4.56196</text:p>
          </table:table-cell>
          <table:table-cell office:value-type="float" office:value="0.523772" calcext:value-type="float">
            <text:p>0.523772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8535" calcext:value-type="float">
            <text:p>0.388535</text:p>
          </table:table-cell>
          <table:table-cell office:value-type="float" office:value="0.184748" calcext:value-type="float">
            <text:p>0.184748</text:p>
          </table:table-cell>
          <table:table-cell office:value-type="float" office:value="0.0529407" calcext:value-type="float">
            <text:p>0.0529407</text:p>
          </table:table-cell>
          <table:table-cell office:value-type="float" office:value="2.4187" calcext:value-type="float">
            <text:p>2.4187</text:p>
          </table:table-cell>
          <table:table-cell office:value-type="float" office:value="4.16885" calcext:value-type="float">
            <text:p>4.16885</text:p>
          </table:table-cell>
          <table:table-cell office:value-type="float" office:value="0.482978" calcext:value-type="float">
            <text:p>0.482978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95625" calcext:value-type="float">
            <text:p>0.395625</text:p>
          </table:table-cell>
          <table:table-cell office:value-type="float" office:value="0.193729" calcext:value-type="float">
            <text:p>0.193729</text:p>
          </table:table-cell>
          <table:table-cell office:value-type="float" office:value="0.0556676" calcext:value-type="float">
            <text:p>0.0556676</text:p>
          </table:table-cell>
          <table:table-cell office:value-type="float" office:value="2.22399" calcext:value-type="float">
            <text:p>2.22399</text:p>
          </table:table-cell>
          <table:table-cell office:value-type="float" office:value="4.49303" calcext:value-type="float">
            <text:p>4.49303</text:p>
          </table:table-cell>
          <table:table-cell office:value-type="float" office:value="0.505584" calcext:value-type="float">
            <text:p>0.505584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04526" calcext:value-type="float">
            <text:p>0.404526</text:p>
          </table:table-cell>
          <table:table-cell office:value-type="float" office:value="0.19951" calcext:value-type="float">
            <text:p>0.19951</text:p>
          </table:table-cell>
          <table:table-cell office:value-type="float" office:value="0.0594669" calcext:value-type="float">
            <text:p>0.0594669</text:p>
          </table:table-cell>
          <table:table-cell office:value-type="float" office:value="2.11304" calcext:value-type="float">
            <text:p>2.11304</text:p>
          </table:table-cell>
          <table:table-cell office:value-type="float" office:value="4.70118" calcext:value-type="float">
            <text:p>4.70118</text:p>
          </table:table-cell>
          <table:table-cell office:value-type="float" office:value="0.502007" calcext:value-type="float">
            <text:p>0.502007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7919" calcext:value-type="float">
            <text:p>0.387919</text:p>
          </table:table-cell>
          <table:table-cell office:value-type="float" office:value="0.187571" calcext:value-type="float">
            <text:p>0.187571</text:p>
          </table:table-cell>
          <table:table-cell office:value-type="float" office:value="0.0539716" calcext:value-type="float">
            <text:p>0.0539716</text:p>
          </table:table-cell>
          <table:table-cell office:value-type="float" office:value="2.1396" calcext:value-type="float">
            <text:p>2.1396</text:p>
          </table:table-cell>
          <table:table-cell office:value-type="float" office:value="4.50926" calcext:value-type="float">
            <text:p>4.50926</text:p>
          </table:table-cell>
          <table:table-cell office:value-type="float" office:value="0.488658" calcext:value-type="float">
            <text:p>0.488658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5049" calcext:value-type="float">
            <text:p>0.385049</text:p>
          </table:table-cell>
          <table:table-cell office:value-type="float" office:value="0.189305" calcext:value-type="float">
            <text:p>0.189305</text:p>
          </table:table-cell>
          <table:table-cell office:value-type="float" office:value="0.055281" calcext:value-type="float">
            <text:p>0.055281</text:p>
          </table:table-cell>
          <table:table-cell office:value-type="float" office:value="2.17234" calcext:value-type="float">
            <text:p>2.17234</text:p>
          </table:table-cell>
          <table:table-cell office:value-type="float" office:value="4.49404" calcext:value-type="float">
            <text:p>4.49404</text:p>
          </table:table-cell>
          <table:table-cell office:value-type="float" office:value="0.485804" calcext:value-type="float">
            <text:p>0.485804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9876" calcext:value-type="float">
            <text:p>0.379876</text:p>
          </table:table-cell>
          <table:table-cell office:value-type="float" office:value="0.183059" calcext:value-type="float">
            <text:p>0.183059</text:p>
          </table:table-cell>
          <table:table-cell office:value-type="float" office:value="0.0521659" calcext:value-type="float">
            <text:p>0.0521659</text:p>
          </table:table-cell>
          <table:table-cell office:value-type="float" office:value="2.22827" calcext:value-type="float">
            <text:p>2.22827</text:p>
          </table:table-cell>
          <table:table-cell office:value-type="float" office:value="4.34626" calcext:value-type="float">
            <text:p>4.34626</text:p>
          </table:table-cell>
          <table:table-cell office:value-type="float" office:value="0.481102" calcext:value-type="float">
            <text:p>0.481102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1588" calcext:value-type="float">
            <text:p>0.381588</text:p>
          </table:table-cell>
          <table:table-cell office:value-type="float" office:value="0.184962" calcext:value-type="float">
            <text:p>0.184962</text:p>
          </table:table-cell>
          <table:table-cell office:value-type="float" office:value="0.0533343" calcext:value-type="float">
            <text:p>0.0533343</text:p>
          </table:table-cell>
          <table:table-cell office:value-type="float" office:value="2.20731" calcext:value-type="float">
            <text:p>2.20731</text:p>
          </table:table-cell>
          <table:table-cell office:value-type="float" office:value="4.39543" calcext:value-type="float">
            <text:p>4.39543</text:p>
          </table:table-cell>
          <table:table-cell office:value-type="float" office:value="0.480337" calcext:value-type="float">
            <text:p>0.480337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976" calcext:value-type="float">
            <text:p>0.37976</text:p>
          </table:table-cell>
          <table:table-cell office:value-type="float" office:value="0.183257" calcext:value-type="float">
            <text:p>0.183257</text:p>
          </table:table-cell>
          <table:table-cell office:value-type="float" office:value="0.0521955" calcext:value-type="float">
            <text:p>0.0521955</text:p>
          </table:table-cell>
          <table:table-cell office:value-type="float" office:value="2.22708" calcext:value-type="float">
            <text:p>2.22708</text:p>
          </table:table-cell>
          <table:table-cell office:value-type="float" office:value="4.35024" calcext:value-type="float">
            <text:p>4.35024</text:p>
          </table:table-cell>
          <table:table-cell office:value-type="float" office:value="0.481925" calcext:value-type="float">
            <text:p>0.481925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1556" calcext:value-type="float">
            <text:p>0.381556</text:p>
          </table:table-cell>
          <table:table-cell office:value-type="float" office:value="0.185029" calcext:value-type="float">
            <text:p>0.185029</text:p>
          </table:table-cell>
          <table:table-cell office:value-type="float" office:value="0.0531207" calcext:value-type="float">
            <text:p>0.0531207</text:p>
          </table:table-cell>
          <table:table-cell office:value-type="float" office:value="2.21177" calcext:value-type="float">
            <text:p>2.21177</text:p>
          </table:table-cell>
          <table:table-cell office:value-type="float" office:value="4.39131" calcext:value-type="float">
            <text:p>4.39131</text:p>
          </table:table-cell>
          <table:table-cell office:value-type="float" office:value="0.482796" calcext:value-type="float">
            <text:p>0.4827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11409" calcext:value-type="float">
            <text:p>0.311409</text:p>
          </table:table-cell>
          <table:table-cell table:number-columns-repeated="2" office:value-type="string" calcext:value-type="string">
            <text:p>-nan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36" calcext:value-type="float">
            <text:p>1.36E-06</text:p>
          </table:table-cell>
          <table:table-cell office:value-type="float" office:value="1.86833" calcext:value-type="float">
            <text:p>1.86833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196" calcext:value-type="float">
            <text:p>1.96E-06</text:p>
          </table:table-cell>
          <table:table-cell office:value-type="float" office:value="1.747" calcext:value-type="float">
            <text:p>1.747</text:p>
          </table:table-cell>
          <table:table-cell office:value-type="string" calcext:value-type="string">
            <text:p>-nan</text:p>
          </table:table-cell>
          <table:table-cell office:value-type="float" office:value="0.613412" calcext:value-type="float">
            <text:p>0.613412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00266" calcext:value-type="float">
            <text:p>2.66E-06</text:p>
          </table:table-cell>
          <table:table-cell office:value-type="float" office:value="0.965689" calcext:value-type="float">
            <text:p>0.965689</text:p>
          </table:table-cell>
          <table:table-cell office:value-type="string" calcext:value-type="string">
            <text:p>-nan</text:p>
          </table:table-cell>
          <table:table-cell office:value-type="float" office:value="0.432533" calcext:value-type="float">
            <text:p>0.43253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375" calcext:value-type="float">
            <text:p>0.35375</text:p>
          </table:table-cell>
          <table:table-cell office:value-type="float" office:value="0.151225" calcext:value-type="float">
            <text:p>0.151225</text:p>
          </table:table-cell>
          <table:table-cell office:value-type="float" office:value="0.0342901" calcext:value-type="float">
            <text:p>0.0342901</text:p>
          </table:table-cell>
          <table:table-cell office:value-type="float" office:value="3.09668" calcext:value-type="float">
            <text:p>3.09668</text:p>
          </table:table-cell>
          <table:table-cell office:value-type="float" office:value="3.18858" calcext:value-type="float">
            <text:p>3.18858</text:p>
          </table:table-cell>
          <table:table-cell office:value-type="float" office:value="0.500195" calcext:value-type="float">
            <text:p>0.50019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025" calcext:value-type="float">
            <text:p>0.4025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0407515" calcext:value-type="float">
            <text:p>0.0407515</text:p>
          </table:table-cell>
          <table:table-cell office:value-type="float" office:value="2.25275" calcext:value-type="float">
            <text:p>2.25275</text:p>
          </table:table-cell>
          <table:table-cell office:value-type="float" office:value="4.24521" calcext:value-type="float">
            <text:p>4.24521</text:p>
          </table:table-cell>
          <table:table-cell office:value-type="float" office:value="0.569339" calcext:value-type="float">
            <text:p>0.56933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47813" calcext:value-type="float">
            <text:p>0.447813</text:p>
          </table:table-cell>
          <table:table-cell office:value-type="float" office:value="0.216569" calcext:value-type="float">
            <text:p>0.216569</text:p>
          </table:table-cell>
          <table:table-cell office:value-type="float" office:value="0.0612755" calcext:value-type="float">
            <text:p>0.0612755</text:p>
          </table:table-cell>
          <table:table-cell office:value-type="float" office:value="1.69395" calcext:value-type="float">
            <text:p>1.69395</text:p>
          </table:table-cell>
          <table:table-cell office:value-type="float" office:value="5.55455" calcext:value-type="float">
            <text:p>5.55455</text:p>
          </table:table-cell>
          <table:table-cell office:value-type="float" office:value="0.564514" calcext:value-type="float">
            <text:p>0.56451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48906" calcext:value-type="float">
            <text:p>0.448906</text:p>
          </table:table-cell>
          <table:table-cell office:value-type="float" office:value="0.213303" calcext:value-type="float">
            <text:p>0.213303</text:p>
          </table:table-cell>
          <table:table-cell office:value-type="float" office:value="0.0554384" calcext:value-type="float">
            <text:p>0.0554384</text:p>
          </table:table-cell>
          <table:table-cell office:value-type="float" office:value="1.10512" calcext:value-type="float">
            <text:p>1.10512</text:p>
          </table:table-cell>
          <table:table-cell office:value-type="float" office:value="6.92197" calcext:value-type="float">
            <text:p>6.92197</text:p>
          </table:table-cell>
          <table:table-cell office:value-type="float" office:value="0.593842" calcext:value-type="float">
            <text:p>0.593842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3984" calcext:value-type="float">
            <text:p>0.333984</text:p>
          </table:table-cell>
          <table:table-cell office:value-type="float" office:value="0.136827" calcext:value-type="float">
            <text:p>0.136827</text:p>
          </table:table-cell>
          <table:table-cell office:value-type="float" office:value="0.0299242" calcext:value-type="float">
            <text:p>0.0299242</text:p>
          </table:table-cell>
          <table:table-cell office:value-type="float" office:value="2.79252" calcext:value-type="float">
            <text:p>2.79252</text:p>
          </table:table-cell>
          <table:table-cell office:value-type="float" office:value="3.19526" calcext:value-type="float">
            <text:p>3.19526</text:p>
          </table:table-cell>
          <table:table-cell office:value-type="float" office:value="0.467205" calcext:value-type="float">
            <text:p>0.46720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98359" calcext:value-type="float">
            <text:p>0.398359</text:p>
          </table:table-cell>
          <table:table-cell office:value-type="float" office:value="0.180413" calcext:value-type="float">
            <text:p>0.180413</text:p>
          </table:table-cell>
          <table:table-cell office:value-type="float" office:value="0.044916" calcext:value-type="float">
            <text:p>0.044916</text:p>
          </table:table-cell>
          <table:table-cell office:value-type="float" office:value="2.23886" calcext:value-type="float">
            <text:p>2.23886</text:p>
          </table:table-cell>
          <table:table-cell office:value-type="float" office:value="4.29868" calcext:value-type="float">
            <text:p>4.29868</text:p>
          </table:table-cell>
          <table:table-cell office:value-type="float" office:value="0.540012" calcext:value-type="float">
            <text:p>0.540012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6621" calcext:value-type="float">
            <text:p>0.326621</text:p>
          </table:table-cell>
          <table:table-cell office:value-type="float" office:value="0.140026" calcext:value-type="float">
            <text:p>0.140026</text:p>
          </table:table-cell>
          <table:table-cell office:value-type="float" office:value="0.0335681" calcext:value-type="float">
            <text:p>0.0335681</text:p>
          </table:table-cell>
          <table:table-cell office:value-type="float" office:value="2.62192" calcext:value-type="float">
            <text:p>2.62192</text:p>
          </table:table-cell>
          <table:table-cell office:value-type="float" office:value="3.37102" calcext:value-type="float">
            <text:p>3.37102</text:p>
          </table:table-cell>
          <table:table-cell office:value-type="float" office:value="0.429327" calcext:value-type="float">
            <text:p>0.42932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5225" calcext:value-type="float">
            <text:p>0.335225</text:p>
          </table:table-cell>
          <table:table-cell office:value-type="float" office:value="0.148492" calcext:value-type="float">
            <text:p>0.148492</text:p>
          </table:table-cell>
          <table:table-cell office:value-type="float" office:value="0.0369423" calcext:value-type="float">
            <text:p>0.0369423</text:p>
          </table:table-cell>
          <table:table-cell office:value-type="float" office:value="2.36381" calcext:value-type="float">
            <text:p>2.36381</text:p>
          </table:table-cell>
          <table:table-cell office:value-type="float" office:value="3.71863" calcext:value-type="float">
            <text:p>3.71863</text:p>
          </table:table-cell>
          <table:table-cell office:value-type="float" office:value="0.441537" calcext:value-type="float">
            <text:p>0.44153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7632" calcext:value-type="float">
            <text:p>0.347632</text:p>
          </table:table-cell>
          <table:table-cell office:value-type="float" office:value="0.159944" calcext:value-type="float">
            <text:p>0.159944</text:p>
          </table:table-cell>
          <table:table-cell office:value-type="float" office:value="0.0398898" calcext:value-type="float">
            <text:p>0.0398898</text:p>
          </table:table-cell>
          <table:table-cell office:value-type="float" office:value="2.04696" calcext:value-type="float">
            <text:p>2.04696</text:p>
          </table:table-cell>
          <table:table-cell office:value-type="float" office:value="4.22358" calcext:value-type="float">
            <text:p>4.22358</text:p>
          </table:table-cell>
          <table:table-cell office:value-type="float" office:value="0.480238" calcext:value-type="float">
            <text:p>0.48023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8926" calcext:value-type="float">
            <text:p>0.348926</text:p>
          </table:table-cell>
          <table:table-cell office:value-type="float" office:value="0.156298" calcext:value-type="float">
            <text:p>0.156298</text:p>
          </table:table-cell>
          <table:table-cell office:value-type="float" office:value="0.0397934" calcext:value-type="float">
            <text:p>0.0397934</text:p>
          </table:table-cell>
          <table:table-cell office:value-type="float" office:value="2.20619" calcext:value-type="float">
            <text:p>2.20619</text:p>
          </table:table-cell>
          <table:table-cell office:value-type="float" office:value="3.99118" calcext:value-type="float">
            <text:p>3.99118</text:p>
          </table:table-cell>
          <table:table-cell office:value-type="float" office:value="0.457023" calcext:value-type="float">
            <text:p>0.45702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53264" calcext:value-type="float">
            <text:p>0.353264</text:p>
          </table:table-cell>
          <table:table-cell office:value-type="float" office:value="0.158552" calcext:value-type="float">
            <text:p>0.158552</text:p>
          </table:table-cell>
          <table:table-cell office:value-type="float" office:value="0.0402455" calcext:value-type="float">
            <text:p>0.0402455</text:p>
          </table:table-cell>
          <table:table-cell office:value-type="float" office:value="2.20377" calcext:value-type="float">
            <text:p>2.20377</text:p>
          </table:table-cell>
          <table:table-cell office:value-type="float" office:value="4.0271" calcext:value-type="float">
            <text:p>4.0271</text:p>
          </table:table-cell>
          <table:table-cell office:value-type="float" office:value="0.466352" calcext:value-type="float">
            <text:p>0.466352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0565" calcext:value-type="float">
            <text:p>0.350565</text:p>
          </table:table-cell>
          <table:table-cell office:value-type="float" office:value="0.157657" calcext:value-type="float">
            <text:p>0.157657</text:p>
          </table:table-cell>
          <table:table-cell office:value-type="float" office:value="0.040463" calcext:value-type="float">
            <text:p>0.040463</text:p>
          </table:table-cell>
          <table:table-cell office:value-type="float" office:value="2.19828" calcext:value-type="float">
            <text:p>2.19828</text:p>
          </table:table-cell>
          <table:table-cell office:value-type="float" office:value="4.01972" calcext:value-type="float">
            <text:p>4.01972</text:p>
          </table:table-cell>
          <table:table-cell office:value-type="float" office:value="0.457364" calcext:value-type="float">
            <text:p>0.45736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9647" calcext:value-type="float">
            <text:p>0.349647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0394474" calcext:value-type="float">
            <text:p>0.0394474</text:p>
          </table:table-cell>
          <table:table-cell office:value-type="float" office:value="2.24119" calcext:value-type="float">
            <text:p>2.24119</text:p>
          </table:table-cell>
          <table:table-cell office:value-type="float" office:value="3.95947" calcext:value-type="float">
            <text:p>3.95947</text:p>
          </table:table-cell>
          <table:table-cell office:value-type="float" office:value="0.463949" calcext:value-type="float">
            <text:p>0.46394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3618" calcext:value-type="float">
            <text:p>0.343618</text:p>
          </table:table-cell>
          <table:table-cell office:value-type="float" office:value="0.155036" calcext:value-type="float">
            <text:p>0.155036</text:p>
          </table:table-cell>
          <table:table-cell office:value-type="float" office:value="0.0393715" calcext:value-type="float">
            <text:p>0.0393715</text:p>
          </table:table-cell>
          <table:table-cell office:value-type="float" office:value="2.22306" calcext:value-type="float">
            <text:p>2.22306</text:p>
          </table:table-cell>
          <table:table-cell office:value-type="float" office:value="3.95476" calcext:value-type="float">
            <text:p>3.95476</text:p>
          </table:table-cell>
          <table:table-cell office:value-type="float" office:value="0.453998" calcext:value-type="float">
            <text:p>0.45399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5848" calcext:value-type="float">
            <text:p>0.345848</text:p>
          </table:table-cell>
          <table:table-cell office:value-type="float" office:value="0.155749" calcext:value-type="float">
            <text:p>0.155749</text:p>
          </table:table-cell>
          <table:table-cell office:value-type="float" office:value="0.0394193" calcext:value-type="float">
            <text:p>0.0394193</text:p>
          </table:table-cell>
          <table:table-cell office:value-type="float" office:value="2.20554" calcext:value-type="float">
            <text:p>2.20554</text:p>
          </table:table-cell>
          <table:table-cell office:value-type="float" office:value="3.9837" calcext:value-type="float">
            <text:p>3.9837</text:p>
          </table:table-cell>
          <table:table-cell office:value-type="float" office:value="0.45833" calcext:value-type="float">
            <text:p>0.4583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9122" calcext:value-type="float">
            <text:p>0.349122</text:p>
          </table:table-cell>
          <table:table-cell office:value-type="float" office:value="0.156972" calcext:value-type="float">
            <text:p>0.156972</text:p>
          </table:table-cell>
          <table:table-cell office:value-type="float" office:value="0.0399796" calcext:value-type="float">
            <text:p>0.0399796</text:p>
          </table:table-cell>
          <table:table-cell office:value-type="float" office:value="2.1849" calcext:value-type="float">
            <text:p>2.1849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0.459157" calcext:value-type="float">
            <text:p>0.459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623344" calcext:value-type="float">
            <text:p>0.62334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012416" calcext:value-type="float">
            <text:p>0.00012416</text:p>
          </table:table-cell>
          <table:table-cell office:value-type="float" office:value="2.21623" calcext:value-type="float">
            <text:p>2.21623</text:p>
          </table:table-cell>
          <table:table-cell office:value-type="string" calcext:value-type="string">
            <text:p>-nan</text:p>
          </table:table-cell>
          <table:table-cell office:value-type="float" office:value="0.617357" calcext:value-type="float">
            <text:p>0.617357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0116236" calcext:value-type="float">
            <text:p>0.00116236</text:p>
          </table:table-cell>
          <table:table-cell office:value-type="float" office:value="1.8143" calcext:value-type="float">
            <text:p>1.8143</text:p>
          </table:table-cell>
          <table:table-cell office:value-type="float" office:value="1.40895" calcext:value-type="float">
            <text:p>1.40895</text:p>
          </table:table-cell>
          <table:table-cell office:value-type="float" office:value="0.619252" calcext:value-type="float">
            <text:p>0.619252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008136" calcext:value-type="float">
            <text:p>8.136E-05</text:p>
          </table:table-cell>
          <table:table-cell office:value-type="float" office:value="1.1517" calcext:value-type="float">
            <text:p>1.1517</text:p>
          </table:table-cell>
          <table:table-cell office:value-type="string" calcext:value-type="string">
            <text:p>-nan</text:p>
          </table:table-cell>
          <table:table-cell office:value-type="float" office:value="0.554241" calcext:value-type="float">
            <text:p>0.554241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0344408" calcext:value-type="float">
            <text:p>0.00344408</text:p>
          </table:table-cell>
          <table:table-cell office:value-type="float" office:value="1.28687" calcext:value-type="float">
            <text:p>1.28687</text:p>
          </table:table-cell>
          <table:table-cell office:value-type="float" office:value="2.49226" calcext:value-type="float">
            <text:p>2.49226</text:p>
          </table:table-cell>
          <table:table-cell office:value-type="float" office:value="0.390502" calcext:value-type="float">
            <text:p>0.390502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375" calcext:value-type="float">
            <text:p>0.33375</text:p>
          </table:table-cell>
          <table:table-cell office:value-type="float" office:value="0.118875" calcext:value-type="float">
            <text:p>0.118875</text:p>
          </table:table-cell>
          <table:table-cell office:value-type="float" office:value="0.0180678" calcext:value-type="float">
            <text:p>0.0180678</text:p>
          </table:table-cell>
          <table:table-cell office:value-type="float" office:value="1.27381" calcext:value-type="float">
            <text:p>1.27381</text:p>
          </table:table-cell>
          <table:table-cell office:value-type="float" office:value="4.67056" calcext:value-type="float">
            <text:p>4.67056</text:p>
          </table:table-cell>
          <table:table-cell office:value-type="float" office:value="0.573811" calcext:value-type="float">
            <text:p>0.573811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2813" calcext:value-type="float">
            <text:p>0.332813</text:p>
          </table:table-cell>
          <table:table-cell office:value-type="float" office:value="0.126144" calcext:value-type="float">
            <text:p>0.126144</text:p>
          </table:table-cell>
          <table:table-cell office:value-type="float" office:value="0.0246792" calcext:value-type="float">
            <text:p>0.0246792</text:p>
          </table:table-cell>
          <table:table-cell office:value-type="float" office:value="1.8819" calcext:value-type="float">
            <text:p>1.8819</text:p>
          </table:table-cell>
          <table:table-cell office:value-type="float" office:value="3.86403" calcext:value-type="float">
            <text:p>3.86403</text:p>
          </table:table-cell>
          <table:table-cell office:value-type="float" office:value="0.483014" calcext:value-type="float">
            <text:p>0.483014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8125" calcext:value-type="float">
            <text:p>0.338125</text:p>
          </table:table-cell>
          <table:table-cell office:value-type="float" office:value="0.128269" calcext:value-type="float">
            <text:p>0.128269</text:p>
          </table:table-cell>
          <table:table-cell office:value-type="float" office:value="0.0238437" calcext:value-type="float">
            <text:p>0.0238437</text:p>
          </table:table-cell>
          <table:table-cell office:value-type="float" office:value="2.69164" calcext:value-type="float">
            <text:p>2.69164</text:p>
          </table:table-cell>
          <table:table-cell office:value-type="float" office:value="3.13976" calcext:value-type="float">
            <text:p>3.13976</text:p>
          </table:table-cell>
          <table:table-cell office:value-type="float" office:value="0.516929" calcext:value-type="float">
            <text:p>0.516929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24531" calcext:value-type="float">
            <text:p>0.224531</text:p>
          </table:table-cell>
          <table:table-cell office:value-type="float" office:value="0.0800313" calcext:value-type="float">
            <text:p>0.0800313</text:p>
          </table:table-cell>
          <table:table-cell office:value-type="float" office:value="0.0134986" calcext:value-type="float">
            <text:p>0.0134986</text:p>
          </table:table-cell>
          <table:table-cell office:value-type="float" office:value="2.65691" calcext:value-type="float">
            <text:p>2.65691</text:p>
          </table:table-cell>
          <table:table-cell office:value-type="float" office:value="2.29521" calcext:value-type="float">
            <text:p>2.29521</text:p>
          </table:table-cell>
          <table:table-cell office:value-type="float" office:value="0.297496" calcext:value-type="float">
            <text:p>0.297496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5664" calcext:value-type="float">
            <text:p>0.335664</text:p>
          </table:table-cell>
          <table:table-cell office:value-type="float" office:value="0.138671" calcext:value-type="float">
            <text:p>0.138671</text:p>
          </table:table-cell>
          <table:table-cell office:value-type="float" office:value="0.0320196" calcext:value-type="float">
            <text:p>0.0320196</text:p>
          </table:table-cell>
          <table:table-cell office:value-type="float" office:value="2.37489" calcext:value-type="float">
            <text:p>2.37489</text:p>
          </table:table-cell>
          <table:table-cell office:value-type="float" office:value="3.55933" calcext:value-type="float">
            <text:p>3.55933</text:p>
          </table:table-cell>
          <table:table-cell office:value-type="float" office:value="0.444962" calcext:value-type="float">
            <text:p>0.444962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0273" calcext:value-type="float">
            <text:p>0.340273</text:p>
          </table:table-cell>
          <table:table-cell office:value-type="float" office:value="0.141511" calcext:value-type="float">
            <text:p>0.141511</text:p>
          </table:table-cell>
          <table:table-cell office:value-type="float" office:value="0.0310278" calcext:value-type="float">
            <text:p>0.0310278</text:p>
          </table:table-cell>
          <table:table-cell office:value-type="float" office:value="1.89486" calcext:value-type="float">
            <text:p>1.89486</text:p>
          </table:table-cell>
          <table:table-cell office:value-type="float" office:value="4.11508" calcext:value-type="float">
            <text:p>4.11508</text:p>
          </table:table-cell>
          <table:table-cell office:value-type="float" office:value="0.483525" calcext:value-type="float">
            <text:p>0.483525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8174" calcext:value-type="float">
            <text:p>0.308174</text:p>
          </table:table-cell>
          <table:table-cell office:value-type="float" office:value="0.131234" calcext:value-type="float">
            <text:p>0.131234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2.09019" calcext:value-type="float">
            <text:p>2.09019</text:p>
          </table:table-cell>
          <table:table-cell office:value-type="float" office:value="3.71745" calcext:value-type="float">
            <text:p>3.71745</text:p>
          </table:table-cell>
          <table:table-cell office:value-type="float" office:value="0.416261" calcext:value-type="float">
            <text:p>0.416261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5801" calcext:value-type="float">
            <text:p>0.355801</text:p>
          </table:table-cell>
          <table:table-cell office:value-type="float" office:value="0.153345" calcext:value-type="float">
            <text:p>0.153345</text:p>
          </table:table-cell>
          <table:table-cell office:value-type="float" office:value="0.0366998" calcext:value-type="float">
            <text:p>0.0366998</text:p>
          </table:table-cell>
          <table:table-cell office:value-type="float" office:value="1.97909" calcext:value-type="float">
            <text:p>1.97909</text:p>
          </table:table-cell>
          <table:table-cell office:value-type="float" office:value="4.20323" calcext:value-type="float">
            <text:p>4.20323</text:p>
          </table:table-cell>
          <table:table-cell office:value-type="float" office:value="0.479759" calcext:value-type="float">
            <text:p>0.479759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5498" calcext:value-type="float">
            <text:p>0.325498</text:p>
          </table:table-cell>
          <table:table-cell office:value-type="float" office:value="0.139775" calcext:value-type="float">
            <text:p>0.139775</text:p>
          </table:table-cell>
          <table:table-cell office:value-type="float" office:value="0.0325322" calcext:value-type="float">
            <text:p>0.0325322</text:p>
          </table:table-cell>
          <table:table-cell office:value-type="float" office:value="2.05434" calcext:value-type="float">
            <text:p>2.05434</text:p>
          </table:table-cell>
          <table:table-cell office:value-type="float" office:value="3.89805" calcext:value-type="float">
            <text:p>3.89805</text:p>
          </table:table-cell>
          <table:table-cell office:value-type="float" office:value="0.444951" calcext:value-type="float">
            <text:p>0.444951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1537" calcext:value-type="float">
            <text:p>0.321537</text:p>
          </table:table-cell>
          <table:table-cell office:value-type="float" office:value="0.133741" calcext:value-type="float">
            <text:p>0.133741</text:p>
          </table:table-cell>
          <table:table-cell office:value-type="float" office:value="0.030102" calcext:value-type="float">
            <text:p>0.030102</text:p>
          </table:table-cell>
          <table:table-cell office:value-type="float" office:value="2.1767" calcext:value-type="float">
            <text:p>2.1767</text:p>
          </table:table-cell>
          <table:table-cell office:value-type="float" office:value="3.66984" calcext:value-type="float">
            <text:p>3.66984</text:p>
          </table:table-cell>
          <table:table-cell office:value-type="float" office:value="0.439025" calcext:value-type="float">
            <text:p>0.439025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83" calcext:value-type="float">
            <text:p>0.3183</text:p>
          </table:table-cell>
          <table:table-cell office:value-type="float" office:value="0.133822" calcext:value-type="float">
            <text:p>0.133822</text:p>
          </table:table-cell>
          <table:table-cell office:value-type="float" office:value="0.0304117" calcext:value-type="float">
            <text:p>0.0304117</text:p>
          </table:table-cell>
          <table:table-cell office:value-type="float" office:value="2.18562" calcext:value-type="float">
            <text:p>2.18562</text:p>
          </table:table-cell>
          <table:table-cell office:value-type="float" office:value="3.6622" calcext:value-type="float">
            <text:p>3.6622</text:p>
          </table:table-cell>
          <table:table-cell office:value-type="float" office:value="0.433933" calcext:value-type="float">
            <text:p>0.433933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8906" calcext:value-type="float">
            <text:p>0.328906</text:p>
          </table:table-cell>
          <table:table-cell office:value-type="float" office:value="0.139413" calcext:value-type="float">
            <text:p>0.139413</text:p>
          </table:table-cell>
          <table:table-cell office:value-type="float" office:value="0.0320406" calcext:value-type="float">
            <text:p>0.0320406</text:p>
          </table:table-cell>
          <table:table-cell office:value-type="float" office:value="2.12518" calcext:value-type="float">
            <text:p>2.12518</text:p>
          </table:table-cell>
          <table:table-cell office:value-type="float" office:value="3.8153" calcext:value-type="float">
            <text:p>3.8153</text:p>
          </table:table-cell>
          <table:table-cell office:value-type="float" office:value="0.450496" calcext:value-type="float">
            <text:p>0.450496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1208" calcext:value-type="float">
            <text:p>0.331208</text:p>
          </table:table-cell>
          <table:table-cell office:value-type="float" office:value="0.140721" calcext:value-type="float">
            <text:p>0.140721</text:p>
          </table:table-cell>
          <table:table-cell office:value-type="float" office:value="0.0324535" calcext:value-type="float">
            <text:p>0.0324535</text:p>
          </table:table-cell>
          <table:table-cell office:value-type="float" office:value="2.11078" calcext:value-type="float">
            <text:p>2.11078</text:p>
          </table:table-cell>
          <table:table-cell office:value-type="float" office:value="3.85173" calcext:value-type="float">
            <text:p>3.85173</text:p>
          </table:table-cell>
          <table:table-cell office:value-type="float" office:value="0.45371" calcext:value-type="float">
            <text:p>0.45371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572" calcext:value-type="float">
            <text:p>0.32572</text:p>
          </table:table-cell>
          <table:table-cell office:value-type="float" office:value="0.137642" calcext:value-type="float">
            <text:p>0.137642</text:p>
          </table:table-cell>
          <table:table-cell office:value-type="float" office:value="0.0314717" calcext:value-type="float">
            <text:p>0.0314717</text:p>
          </table:table-cell>
          <table:table-cell office:value-type="float" office:value="2.14406" calcext:value-type="float">
            <text:p>2.14406</text:p>
          </table:table-cell>
          <table:table-cell office:value-type="float" office:value="3.76682" calcext:value-type="float">
            <text:p>3.76682</text:p>
          </table:table-cell>
          <table:table-cell office:value-type="float" office:value="0.446274" calcext:value-type="float">
            <text:p>0.446274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729" calcext:value-type="float">
            <text:p>0.326729</text:p>
          </table:table-cell>
          <table:table-cell office:value-type="float" office:value="0.138419" calcext:value-type="float">
            <text:p>0.138419</text:p>
          </table:table-cell>
          <table:table-cell office:value-type="float" office:value="0.0317193" calcext:value-type="float">
            <text:p>0.0317193</text:p>
          </table:table-cell>
          <table:table-cell office:value-type="float" office:value="2.12439" calcext:value-type="float">
            <text:p>2.12439</text:p>
          </table:table-cell>
          <table:table-cell office:value-type="float" office:value="3.80004" calcext:value-type="float">
            <text:p>3.80004</text:p>
          </table:table-cell>
          <table:table-cell office:value-type="float" office:value="0.448166" calcext:value-type="float">
            <text:p>0.4481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2" calcext:value-type="float">
            <text:p>0.1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0.384721" calcext:value-type="float">
            <text:p>0.384721</text:p>
          </table:table-cell>
          <table:table-cell office:value-type="float" office:value="2.67977" calcext:value-type="float">
            <text:p>2.67977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0.318197" calcext:value-type="float">
            <text:p>0.318197</text:p>
          </table:table-cell>
          <table:table-cell office:value-type="float" office:value="1.62718" calcext:value-type="float">
            <text:p>1.62718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009796" calcext:value-type="float">
            <text:p>9.796E-05</text:p>
          </table:table-cell>
          <table:table-cell office:value-type="float" office:value="0.795623" calcext:value-type="float">
            <text:p>0.795623</text:p>
          </table:table-cell>
          <table:table-cell office:value-type="string" calcext:value-type="string">
            <text:p>-nan</text:p>
          </table:table-cell>
          <table:table-cell office:value-type="float" office:value="0.122458" calcext:value-type="float">
            <text:p>0.122458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0619332" calcext:value-type="float">
            <text:p>0.00619332</text:p>
          </table:table-cell>
          <table:table-cell office:value-type="float" office:value="1.70766" calcext:value-type="float">
            <text:p>1.70766</text:p>
          </table:table-cell>
          <table:table-cell office:value-type="float" office:value="2.78037" calcext:value-type="float">
            <text:p>2.78037</text:p>
          </table:table-cell>
          <table:table-cell office:value-type="float" office:value="0.546899" calcext:value-type="float">
            <text:p>0.546899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225" calcext:value-type="float">
            <text:p>0.4225</text:p>
          </table:table-cell>
          <table:table-cell office:value-type="float" office:value="0.18165" calcext:value-type="float">
            <text:p>0.18165</text:p>
          </table:table-cell>
          <table:table-cell office:value-type="float" office:value="0.0352829" calcext:value-type="float">
            <text:p>0.0352829</text:p>
          </table:table-cell>
          <table:table-cell office:value-type="float" office:value="1.77126" calcext:value-type="float">
            <text:p>1.77126</text:p>
          </table:table-cell>
          <table:table-cell office:value-type="float" office:value="4.9225" calcext:value-type="float">
            <text:p>4.9225</text:p>
          </table:table-cell>
          <table:table-cell office:value-type="float" office:value="0.643571" calcext:value-type="float">
            <text:p>0.643571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075" calcext:value-type="float">
            <text:p>0.4075</text:p>
          </table:table-cell>
          <table:table-cell office:value-type="float" office:value="0.175625" calcext:value-type="float">
            <text:p>0.175625</text:p>
          </table:table-cell>
          <table:table-cell office:value-type="float" office:value="0.037511" calcext:value-type="float">
            <text:p>0.037511</text:p>
          </table:table-cell>
          <table:table-cell office:value-type="float" office:value="2.46785" calcext:value-type="float">
            <text:p>2.46785</text:p>
          </table:table-cell>
          <table:table-cell office:value-type="float" office:value="4.00166" calcext:value-type="float">
            <text:p>4.00166</text:p>
          </table:table-cell>
          <table:table-cell office:value-type="float" office:value="0.594618" calcext:value-type="float">
            <text:p>0.594618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74062" calcext:value-type="float">
            <text:p>0.374062</text:p>
          </table:table-cell>
          <table:table-cell office:value-type="float" office:value="0.147994" calcext:value-type="float">
            <text:p>0.147994</text:p>
          </table:table-cell>
          <table:table-cell office:value-type="float" office:value="0.0263627" calcext:value-type="float">
            <text:p>0.0263627</text:p>
          </table:table-cell>
          <table:table-cell office:value-type="float" office:value="1.32305" calcext:value-type="float">
            <text:p>1.32305</text:p>
          </table:table-cell>
          <table:table-cell office:value-type="float" office:value="5.164" calcext:value-type="float">
            <text:p>5.164</text:p>
          </table:table-cell>
          <table:table-cell office:value-type="float" office:value="0.59878" calcext:value-type="float">
            <text:p>0.59878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2813" calcext:value-type="float">
            <text:p>0.322813</text:p>
          </table:table-cell>
          <table:table-cell office:value-type="float" office:value="0.121294" calcext:value-type="float">
            <text:p>0.121294</text:p>
          </table:table-cell>
          <table:table-cell office:value-type="float" office:value="0.0224231" calcext:value-type="float">
            <text:p>0.0224231</text:p>
          </table:table-cell>
          <table:table-cell office:value-type="float" office:value="1.74141" calcext:value-type="float">
            <text:p>1.74141</text:p>
          </table:table-cell>
          <table:table-cell office:value-type="float" office:value="3.95186" calcext:value-type="float">
            <text:p>3.95186</text:p>
          </table:table-cell>
          <table:table-cell office:value-type="float" office:value="0.49196" calcext:value-type="float">
            <text:p>0.49196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68203" calcext:value-type="float">
            <text:p>0.268203</text:p>
          </table:table-cell>
          <table:table-cell office:value-type="float" office:value="0.101248" calcext:value-type="float">
            <text:p>0.101248</text:p>
          </table:table-cell>
          <table:table-cell office:value-type="float" office:value="0.0198889" calcext:value-type="float">
            <text:p>0.0198889</text:p>
          </table:table-cell>
          <table:table-cell office:value-type="float" office:value="2.02572" calcext:value-type="float">
            <text:p>2.02572</text:p>
          </table:table-cell>
          <table:table-cell office:value-type="float" office:value="3.23532" calcext:value-type="float">
            <text:p>3.23532</text:p>
          </table:table-cell>
          <table:table-cell office:value-type="float" office:value="0.353284" calcext:value-type="float">
            <text:p>0.353284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043" calcext:value-type="float">
            <text:p>0.25043</text:p>
          </table:table-cell>
          <table:table-cell office:value-type="float" office:value="0.0929258" calcext:value-type="float">
            <text:p>0.0929258</text:p>
          </table:table-cell>
          <table:table-cell office:value-type="float" office:value="0.0165207" calcext:value-type="float">
            <text:p>0.0165207</text:p>
          </table:table-cell>
          <table:table-cell office:value-type="float" office:value="1.81273" calcext:value-type="float">
            <text:p>1.81273</text:p>
          </table:table-cell>
          <table:table-cell office:value-type="float" office:value="3.28676" calcext:value-type="float">
            <text:p>3.28676</text:p>
          </table:table-cell>
          <table:table-cell office:value-type="float" office:value="0.362271" calcext:value-type="float">
            <text:p>0.362271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293" calcext:value-type="float">
            <text:p>0.32293</text:p>
          </table:table-cell>
          <table:table-cell office:value-type="float" office:value="0.133634" calcext:value-type="float">
            <text:p>0.133634</text:p>
          </table:table-cell>
          <table:table-cell office:value-type="float" office:value="0.0292377" calcext:value-type="float">
            <text:p>0.0292377</text:p>
          </table:table-cell>
          <table:table-cell office:value-type="float" office:value="1.92095" calcext:value-type="float">
            <text:p>1.92095</text:p>
          </table:table-cell>
          <table:table-cell office:value-type="float" office:value="3.94902" calcext:value-type="float">
            <text:p>3.94902</text:p>
          </table:table-cell>
          <table:table-cell office:value-type="float" office:value="0.45426" calcext:value-type="float">
            <text:p>0.45426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1348" calcext:value-type="float">
            <text:p>0.311348</text:p>
          </table:table-cell>
          <table:table-cell office:value-type="float" office:value="0.124908" calcext:value-type="float">
            <text:p>0.124908</text:p>
          </table:table-cell>
          <table:table-cell office:value-type="float" office:value="0.0256342" calcext:value-type="float">
            <text:p>0.0256342</text:p>
          </table:table-cell>
          <table:table-cell office:value-type="float" office:value="2.16114" calcext:value-type="float">
            <text:p>2.16114</text:p>
          </table:table-cell>
          <table:table-cell office:value-type="float" office:value="3.53744" calcext:value-type="float">
            <text:p>3.53744</text:p>
          </table:table-cell>
          <table:table-cell office:value-type="float" office:value="0.452329" calcext:value-type="float">
            <text:p>0.452329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4092" calcext:value-type="float">
            <text:p>0.304092</text:p>
          </table:table-cell>
          <table:table-cell office:value-type="float" office:value="0.121815" calcext:value-type="float">
            <text:p>0.121815</text:p>
          </table:table-cell>
          <table:table-cell office:value-type="float" office:value="0.0250683" calcext:value-type="float">
            <text:p>0.0250683</text:p>
          </table:table-cell>
          <table:table-cell office:value-type="float" office:value="1.98105" calcext:value-type="float">
            <text:p>1.98105</text:p>
          </table:table-cell>
          <table:table-cell office:value-type="float" office:value="3.67155" calcext:value-type="float">
            <text:p>3.67155</text:p>
          </table:table-cell>
          <table:table-cell office:value-type="float" office:value="0.43688" calcext:value-type="float">
            <text:p>0.43688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8245" calcext:value-type="float">
            <text:p>0.318245</text:p>
          </table:table-cell>
          <table:table-cell office:value-type="float" office:value="0.12824" calcext:value-type="float">
            <text:p>0.12824</text:p>
          </table:table-cell>
          <table:table-cell office:value-type="float" office:value="0.0272262" calcext:value-type="float">
            <text:p>0.0272262</text:p>
          </table:table-cell>
          <table:table-cell office:value-type="float" office:value="2.14061" calcext:value-type="float">
            <text:p>2.14061</text:p>
          </table:table-cell>
          <table:table-cell office:value-type="float" office:value="3.61471" calcext:value-type="float">
            <text:p>3.61471</text:p>
          </table:table-cell>
          <table:table-cell office:value-type="float" office:value="0.448154" calcext:value-type="float">
            <text:p>0.448154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5526" calcext:value-type="float">
            <text:p>0.315526</text:p>
          </table:table-cell>
          <table:table-cell office:value-type="float" office:value="0.127006" calcext:value-type="float">
            <text:p>0.127006</text:p>
          </table:table-cell>
          <table:table-cell office:value-type="float" office:value="0.0266555" calcext:value-type="float">
            <text:p>0.0266555</text:p>
          </table:table-cell>
          <table:table-cell office:value-type="float" office:value="2.00346" calcext:value-type="float">
            <text:p>2.00346</text:p>
          </table:table-cell>
          <table:table-cell office:value-type="float" office:value="3.73879" calcext:value-type="float">
            <text:p>3.73879</text:p>
          </table:table-cell>
          <table:table-cell office:value-type="float" office:value="0.449174" calcext:value-type="float">
            <text:p>0.449174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7812" calcext:value-type="float">
            <text:p>0.307812</text:p>
          </table:table-cell>
          <table:table-cell office:value-type="float" office:value="0.12448" calcext:value-type="float">
            <text:p>0.12448</text:p>
          </table:table-cell>
          <table:table-cell office:value-type="float" office:value="0.0260385" calcext:value-type="float">
            <text:p>0.0260385</text:p>
          </table:table-cell>
          <table:table-cell office:value-type="float" office:value="2.09841" calcext:value-type="float">
            <text:p>2.09841</text:p>
          </table:table-cell>
          <table:table-cell office:value-type="float" office:value="3.59339" calcext:value-type="float">
            <text:p>3.59339</text:p>
          </table:table-cell>
          <table:table-cell office:value-type="float" office:value="0.439866" calcext:value-type="float">
            <text:p>0.439866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1317" calcext:value-type="float">
            <text:p>0.311317</text:p>
          </table:table-cell>
          <table:table-cell office:value-type="float" office:value="0.124661" calcext:value-type="float">
            <text:p>0.124661</text:p>
          </table:table-cell>
          <table:table-cell office:value-type="float" office:value="0.0259219" calcext:value-type="float">
            <text:p>0.0259219</text:p>
          </table:table-cell>
          <table:table-cell office:value-type="float" office:value="2.0596" calcext:value-type="float">
            <text:p>2.0596</text:p>
          </table:table-cell>
          <table:table-cell office:value-type="float" office:value="3.63704" calcext:value-type="float">
            <text:p>3.63704</text:p>
          </table:table-cell>
          <table:table-cell office:value-type="float" office:value="0.443985" calcext:value-type="float">
            <text:p>0.443985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2817" calcext:value-type="float">
            <text:p>0.312817</text:p>
          </table:table-cell>
          <table:table-cell office:value-type="float" office:value="0.126581" calcext:value-type="float">
            <text:p>0.126581</text:p>
          </table:table-cell>
          <table:table-cell office:value-type="float" office:value="0.0267236" calcext:value-type="float">
            <text:p>0.0267236</text:p>
          </table:table-cell>
          <table:table-cell office:value-type="float" office:value="2.03533" calcext:value-type="float">
            <text:p>2.03533</text:p>
          </table:table-cell>
          <table:table-cell office:value-type="float" office:value="3.69648" calcext:value-type="float">
            <text:p>3.69648</text:p>
          </table:table-cell>
          <table:table-cell office:value-type="float" office:value="0.444046" calcext:value-type="float">
            <text:p>0.444046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1464" calcext:value-type="float">
            <text:p>0.311464</text:p>
          </table:table-cell>
          <table:table-cell office:value-type="float" office:value="0.125391" calcext:value-type="float">
            <text:p>0.125391</text:p>
          </table:table-cell>
          <table:table-cell office:value-type="float" office:value="0.0263572" calcext:value-type="float">
            <text:p>0.0263572</text:p>
          </table:table-cell>
          <table:table-cell office:value-type="float" office:value="2.05813" calcext:value-type="float">
            <text:p>2.05813</text:p>
          </table:table-cell>
          <table:table-cell office:value-type="float" office:value="3.65133" calcext:value-type="float">
            <text:p>3.65133</text:p>
          </table:table-cell>
          <table:table-cell office:value-type="float" office:value="0.441212" calcext:value-type="float">
            <text:p>0.441212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8995" calcext:value-type="float">
            <text:p>0.308995</text:p>
          </table:table-cell>
          <table:table-cell office:value-type="float" office:value="0.124063" calcext:value-type="float">
            <text:p>0.124063</text:p>
          </table:table-cell>
          <table:table-cell office:value-type="float" office:value="0.025936" calcext:value-type="float">
            <text:p>0.025936</text:p>
          </table:table-cell>
          <table:table-cell office:value-type="float" office:value="2.04779" calcext:value-type="float">
            <text:p>2.04779</text:p>
          </table:table-cell>
          <table:table-cell office:value-type="float" office:value="3.63909" calcext:value-type="float">
            <text:p>3.63909</text:p>
          </table:table-cell>
          <table:table-cell office:value-type="float" office:value="0.438306" calcext:value-type="float">
            <text:p>0.4383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1.82026" calcext:value-type="float">
            <text:p>1.8202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1" calcext:value-type="float">
            <text:p>0.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21256" calcext:value-type="float">
            <text:p>0.00021256</text:p>
          </table:table-cell>
          <table:table-cell office:value-type="float" office:value="3.30902" calcext:value-type="float">
            <text:p>3.30902</text:p>
          </table:table-cell>
          <table:table-cell office:value-type="string" calcext:value-type="string">
            <text:p>-nan</text:p>
          </table:table-cell>
          <table:table-cell office:value-type="float" office:value="0.58075" calcext:value-type="float">
            <text:p>0.58075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060676" calcext:value-type="float">
            <text:p>0.00060676</text:p>
          </table:table-cell>
          <table:table-cell office:value-type="float" office:value="4.651" calcext:value-type="float">
            <text:p>4.651</text:p>
          </table:table-cell>
          <table:table-cell office:value-type="string" calcext:value-type="string">
            <text:p>-nan</text:p>
          </table:table-cell>
          <table:table-cell office:value-type="float" office:value="0.179466" calcext:value-type="float">
            <text:p>0.179466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121972" calcext:value-type="float">
            <text:p>0.0121972</text:p>
          </table:table-cell>
          <table:table-cell office:value-type="float" office:value="0.626008" calcext:value-type="float">
            <text:p>0.626008</text:p>
          </table:table-cell>
          <table:table-cell office:value-type="float" office:value="5.71289" calcext:value-type="float">
            <text:p>5.71289</text:p>
          </table:table-cell>
          <table:table-cell office:value-type="float" office:value="0.427886" calcext:value-type="float">
            <text:p>0.427886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625" calcext:value-type="float">
            <text:p>0.32625</text:p>
          </table:table-cell>
          <table:table-cell office:value-type="float" office:value="0.118725" calcext:value-type="float">
            <text:p>0.118725</text:p>
          </table:table-cell>
          <table:table-cell office:value-type="float" office:value="0.0202119" calcext:value-type="float">
            <text:p>0.0202119</text:p>
          </table:table-cell>
          <table:table-cell office:value-type="float" office:value="3.1416" calcext:value-type="float">
            <text:p>3.1416</text:p>
          </table:table-cell>
          <table:table-cell office:value-type="float" office:value="2.69738" calcext:value-type="float">
            <text:p>2.69738</text:p>
          </table:table-cell>
          <table:table-cell office:value-type="float" office:value="0.522028" calcext:value-type="float">
            <text:p>0.522028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95625" calcext:value-type="float">
            <text:p>0.195625</text:p>
          </table:table-cell>
          <table:table-cell office:value-type="float" office:value="0.0488125" calcext:value-type="float">
            <text:p>0.0488125</text:p>
          </table:table-cell>
          <table:table-cell office:value-type="float" office:value="0.00476816" calcext:value-type="float">
            <text:p>0.00476816</text:p>
          </table:table-cell>
          <table:table-cell office:value-type="float" office:value="1.97012" calcext:value-type="float">
            <text:p>1.97012</text:p>
          </table:table-cell>
          <table:table-cell office:value-type="float" office:value="1.96686" calcext:value-type="float">
            <text:p>1.96686</text:p>
          </table:table-cell>
          <table:table-cell office:value-type="float" office:value="0.332935" calcext:value-type="float">
            <text:p>0.332935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02688" calcext:value-type="float">
            <text:p>0.102688</text:p>
          </table:table-cell>
          <table:table-cell office:value-type="float" office:value="0.0249784" calcext:value-type="float">
            <text:p>0.0249784</text:p>
          </table:table-cell>
          <table:table-cell office:value-type="float" office:value="1.26637" calcext:value-type="float">
            <text:p>1.26637</text:p>
          </table:table-cell>
          <table:table-cell office:value-type="float" office:value="4.31405" calcext:value-type="float">
            <text:p>4.31405</text:p>
          </table:table-cell>
          <table:table-cell office:value-type="float" office:value="0.210398" calcext:value-type="float">
            <text:p>0.210398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9375" calcext:value-type="float">
            <text:p>0.309375</text:p>
          </table:table-cell>
          <table:table-cell office:value-type="float" office:value="0.125994" calcext:value-type="float">
            <text:p>0.125994</text:p>
          </table:table-cell>
          <table:table-cell office:value-type="float" office:value="0.0280396" calcext:value-type="float">
            <text:p>0.0280396</text:p>
          </table:table-cell>
          <table:table-cell office:value-type="float" office:value="1.62556" calcext:value-type="float">
            <text:p>1.62556</text:p>
          </table:table-cell>
          <table:table-cell office:value-type="float" office:value="4.20403" calcext:value-type="float">
            <text:p>4.20403</text:p>
          </table:table-cell>
          <table:table-cell office:value-type="float" office:value="0.41122" calcext:value-type="float">
            <text:p>0.41122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59141" calcext:value-type="float">
            <text:p>0.259141</text:p>
          </table:table-cell>
          <table:table-cell office:value-type="float" office:value="0.0924641" calcext:value-type="float">
            <text:p>0.0924641</text:p>
          </table:table-cell>
          <table:table-cell office:value-type="float" office:value="0.0156432" calcext:value-type="float">
            <text:p>0.0156432</text:p>
          </table:table-cell>
          <table:table-cell office:value-type="float" office:value="1.67271" calcext:value-type="float">
            <text:p>1.67271</text:p>
          </table:table-cell>
          <table:table-cell office:value-type="float" office:value="3.44295" calcext:value-type="float">
            <text:p>3.44295</text:p>
          </table:table-cell>
          <table:table-cell office:value-type="float" office:value="0.3901" calcext:value-type="float">
            <text:p>0.3901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4805" calcext:value-type="float">
            <text:p>0.294805</text:p>
          </table:table-cell>
          <table:table-cell office:value-type="float" office:value="0.111507" calcext:value-type="float">
            <text:p>0.111507</text:p>
          </table:table-cell>
          <table:table-cell office:value-type="float" office:value="0.0210449" calcext:value-type="float">
            <text:p>0.0210449</text:p>
          </table:table-cell>
          <table:table-cell office:value-type="float" office:value="1.89841" calcext:value-type="float">
            <text:p>1.89841</text:p>
          </table:table-cell>
          <table:table-cell office:value-type="float" office:value="3.57205" calcext:value-type="float">
            <text:p>3.57205</text:p>
          </table:table-cell>
          <table:table-cell office:value-type="float" office:value="0.435817" calcext:value-type="float">
            <text:p>0.435817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2363" calcext:value-type="float">
            <text:p>0.292363</text:p>
          </table:table-cell>
          <table:table-cell office:value-type="float" office:value="0.113307" calcext:value-type="float">
            <text:p>0.113307</text:p>
          </table:table-cell>
          <table:table-cell office:value-type="float" office:value="0.0214982" calcext:value-type="float">
            <text:p>0.0214982</text:p>
          </table:table-cell>
          <table:table-cell office:value-type="float" office:value="1.90901" calcext:value-type="float">
            <text:p>1.90901</text:p>
          </table:table-cell>
          <table:table-cell office:value-type="float" office:value="3.59457" calcext:value-type="float">
            <text:p>3.59457</text:p>
          </table:table-cell>
          <table:table-cell office:value-type="float" office:value="0.441826" calcext:value-type="float">
            <text:p>0.441826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165" calcext:value-type="float">
            <text:p>0.30165</text:p>
          </table:table-cell>
          <table:table-cell office:value-type="float" office:value="0.116135" calcext:value-type="float">
            <text:p>0.116135</text:p>
          </table:table-cell>
          <table:table-cell office:value-type="float" office:value="0.0220644" calcext:value-type="float">
            <text:p>0.0220644</text:p>
          </table:table-cell>
          <table:table-cell office:value-type="float" office:value="1.84273" calcext:value-type="float">
            <text:p>1.84273</text:p>
          </table:table-cell>
          <table:table-cell office:value-type="float" office:value="3.72582" calcext:value-type="float">
            <text:p>3.72582</text:p>
          </table:table-cell>
          <table:table-cell office:value-type="float" office:value="0.454692" calcext:value-type="float">
            <text:p>0.454692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7891" calcext:value-type="float">
            <text:p>0.277891</text:p>
          </table:table-cell>
          <table:table-cell office:value-type="float" office:value="0.104742" calcext:value-type="float">
            <text:p>0.104742</text:p>
          </table:table-cell>
          <table:table-cell office:value-type="float" office:value="0.0191308" calcext:value-type="float">
            <text:p>0.0191308</text:p>
          </table:table-cell>
          <table:table-cell office:value-type="float" office:value="1.98703" calcext:value-type="float">
            <text:p>1.98703</text:p>
          </table:table-cell>
          <table:table-cell office:value-type="float" office:value="3.344" calcext:value-type="float">
            <text:p>3.344</text:p>
          </table:table-cell>
          <table:table-cell office:value-type="float" office:value="0.418739" calcext:value-type="float">
            <text:p>0.418739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4048" calcext:value-type="float">
            <text:p>0.314048</text:p>
          </table:table-cell>
          <table:table-cell office:value-type="float" office:value="0.124275" calcext:value-type="float">
            <text:p>0.124275</text:p>
          </table:table-cell>
          <table:table-cell office:value-type="float" office:value="0.0248765" calcext:value-type="float">
            <text:p>0.0248765</text:p>
          </table:table-cell>
          <table:table-cell office:value-type="float" office:value="1.88909" calcext:value-type="float">
            <text:p>1.88909</text:p>
          </table:table-cell>
          <table:table-cell office:value-type="float" office:value="3.82163" calcext:value-type="float">
            <text:p>3.82163</text:p>
          </table:table-cell>
          <table:table-cell office:value-type="float" office:value="0.463094" calcext:value-type="float">
            <text:p>0.463094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3843" calcext:value-type="float">
            <text:p>0.303843</text:p>
          </table:table-cell>
          <table:table-cell office:value-type="float" office:value="0.119803" calcext:value-type="float">
            <text:p>0.119803</text:p>
          </table:table-cell>
          <table:table-cell office:value-type="float" office:value="0.0237069" calcext:value-type="float">
            <text:p>0.0237069</text:p>
          </table:table-cell>
          <table:table-cell office:value-type="float" office:value="1.85668" calcext:value-type="float">
            <text:p>1.85668</text:p>
          </table:table-cell>
          <table:table-cell office:value-type="float" office:value="3.77822" calcext:value-type="float">
            <text:p>3.77822</text:p>
          </table:table-cell>
          <table:table-cell office:value-type="float" office:value="0.449423" calcext:value-type="float">
            <text:p>0.449423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0877" calcext:value-type="float">
            <text:p>0.290877</text:p>
          </table:table-cell>
          <table:table-cell office:value-type="float" office:value="0.110628" calcext:value-type="float">
            <text:p>0.110628</text:p>
          </table:table-cell>
          <table:table-cell office:value-type="float" office:value="0.0209288" calcext:value-type="float">
            <text:p>0.0209288</text:p>
          </table:table-cell>
          <table:table-cell office:value-type="float" office:value="1.98423" calcext:value-type="float">
            <text:p>1.98423</text:p>
          </table:table-cell>
          <table:table-cell office:value-type="float" office:value="3.461" calcext:value-type="float">
            <text:p>3.461</text:p>
          </table:table-cell>
          <table:table-cell office:value-type="float" office:value="0.429982" calcext:value-type="float">
            <text:p>0.429982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994" calcext:value-type="float">
            <text:p>0.29994</text:p>
          </table:table-cell>
          <table:table-cell office:value-type="float" office:value="0.116604" calcext:value-type="float">
            <text:p>0.116604</text:p>
          </table:table-cell>
          <table:table-cell office:value-type="float" office:value="0.022975" calcext:value-type="float">
            <text:p>0.022975</text:p>
          </table:table-cell>
          <table:table-cell office:value-type="float" office:value="1.9437" calcext:value-type="float">
            <text:p>1.9437</text:p>
          </table:table-cell>
          <table:table-cell office:value-type="float" office:value="3.61769" calcext:value-type="float">
            <text:p>3.61769</text:p>
          </table:table-cell>
          <table:table-cell office:value-type="float" office:value="0.436742" calcext:value-type="float">
            <text:p>0.436742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9577" calcext:value-type="float">
            <text:p>0.299577</text:p>
          </table:table-cell>
          <table:table-cell office:value-type="float" office:value="0.115551" calcext:value-type="float">
            <text:p>0.115551</text:p>
          </table:table-cell>
          <table:table-cell office:value-type="float" office:value="0.0224835" calcext:value-type="float">
            <text:p>0.0224835</text:p>
          </table:table-cell>
          <table:table-cell office:value-type="float" office:value="1.9565" calcext:value-type="float">
            <text:p>1.9565</text:p>
          </table:table-cell>
          <table:table-cell office:value-type="float" office:value="3.58387" calcext:value-type="float">
            <text:p>3.58387</text:p>
          </table:table-cell>
          <table:table-cell office:value-type="float" office:value="0.438702" calcext:value-type="float">
            <text:p>0.438702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6786" calcext:value-type="float">
            <text:p>0.296786</text:p>
          </table:table-cell>
          <table:table-cell office:value-type="float" office:value="0.114532" calcext:value-type="float">
            <text:p>0.114532</text:p>
          </table:table-cell>
          <table:table-cell office:value-type="float" office:value="0.0223546" calcext:value-type="float">
            <text:p>0.0223546</text:p>
          </table:table-cell>
          <table:table-cell office:value-type="float" office:value="1.96757" calcext:value-type="float">
            <text:p>1.96757</text:p>
          </table:table-cell>
          <table:table-cell office:value-type="float" office:value="3.55268" calcext:value-type="float">
            <text:p>3.55268</text:p>
          </table:table-cell>
          <table:table-cell office:value-type="float" office:value="0.431946" calcext:value-type="float">
            <text:p>0.431946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6777" calcext:value-type="float">
            <text:p>0.296777</text:p>
          </table:table-cell>
          <table:table-cell office:value-type="float" office:value="0.114245" calcext:value-type="float">
            <text:p>0.114245</text:p>
          </table:table-cell>
          <table:table-cell office:value-type="float" office:value="0.0221408" calcext:value-type="float">
            <text:p>0.0221408</text:p>
          </table:table-cell>
          <table:table-cell office:value-type="float" office:value="1.97722" calcext:value-type="float">
            <text:p>1.97722</text:p>
          </table:table-cell>
          <table:table-cell office:value-type="float" office:value="3.53682" calcext:value-type="float">
            <text:p>3.53682</text:p>
          </table:table-cell>
          <table:table-cell office:value-type="float" office:value="0.434545" calcext:value-type="float">
            <text:p>0.434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0444582" calcext:value-type="float">
            <text:p>0.0444582</text:p>
          </table:table-cell>
          <table:table-cell office:value-type="float" office:value="4.31062" calcext:value-type="float">
            <text:p>4.31062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00776" calcext:value-type="float">
            <text:p>7.76E-06</text:p>
          </table:table-cell>
          <table:table-cell office:value-type="float" office:value="0.200588" calcext:value-type="float">
            <text:p>0.200588</text:p>
          </table:table-cell>
          <table:table-cell office:value-type="float" office:value="0.880584" calcext:value-type="float">
            <text:p>0.880584</text:p>
          </table:table-cell>
          <table:table-cell office:value-type="float" office:value="0.617357" calcext:value-type="float">
            <text:p>0.617357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011716" calcext:value-type="float">
            <text:p>0.00011716</text:p>
          </table:table-cell>
          <table:table-cell office:value-type="float" office:value="0.439605" calcext:value-type="float">
            <text:p>0.439605</text:p>
          </table:table-cell>
          <table:table-cell office:value-type="float" office:value="1.56335" calcext:value-type="float">
            <text:p>1.56335</text:p>
          </table:table-cell>
          <table:table-cell office:value-type="float" office:value="0.459469" calcext:value-type="float">
            <text:p>0.459469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0141572" calcext:value-type="float">
            <text:p>0.0141572</text:p>
          </table:table-cell>
          <table:table-cell office:value-type="float" office:value="0.652933" calcext:value-type="float">
            <text:p>0.652933</text:p>
          </table:table-cell>
          <table:table-cell office:value-type="float" office:value="6.03622" calcext:value-type="float">
            <text:p>6.03622</text:p>
          </table:table-cell>
          <table:table-cell office:value-type="float" office:value="0.502563" calcext:value-type="float">
            <text:p>0.502563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05275" calcext:value-type="float">
            <text:p>0.05275</text:p>
          </table:table-cell>
          <table:table-cell office:value-type="float" office:value="0.00687094" calcext:value-type="float">
            <text:p>0.00687094</text:p>
          </table:table-cell>
          <table:table-cell office:value-type="float" office:value="1.33172" calcext:value-type="float">
            <text:p>1.33172</text:p>
          </table:table-cell>
          <table:table-cell office:value-type="float" office:value="2.78427" calcext:value-type="float">
            <text:p>2.78427</text:p>
          </table:table-cell>
          <table:table-cell office:value-type="float" office:value="0.176905" calcext:value-type="float">
            <text:p>0.176905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9375" calcext:value-type="float">
            <text:p>0.309375</text:p>
          </table:table-cell>
          <table:table-cell office:value-type="float" office:value="0.114338" calcext:value-type="float">
            <text:p>0.114338</text:p>
          </table:table-cell>
          <table:table-cell office:value-type="float" office:value="0.022059" calcext:value-type="float">
            <text:p>0.022059</text:p>
          </table:table-cell>
          <table:table-cell office:value-type="float" office:value="1.64273" calcext:value-type="float">
            <text:p>1.64273</text:p>
          </table:table-cell>
          <table:table-cell office:value-type="float" office:value="3.9502" calcext:value-type="float">
            <text:p>3.9502</text:p>
          </table:table-cell>
          <table:table-cell office:value-type="float" office:value="0.437547" calcext:value-type="float">
            <text:p>0.437547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48125" calcext:value-type="float">
            <text:p>0.148125</text:p>
          </table:table-cell>
          <table:table-cell office:value-type="float" office:value="0.044375" calcext:value-type="float">
            <text:p>0.044375</text:p>
          </table:table-cell>
          <table:table-cell office:value-type="float" office:value="0.00437108" calcext:value-type="float">
            <text:p>0.00437108</text:p>
          </table:table-cell>
          <table:table-cell office:value-type="float" office:value="2.00305" calcext:value-type="float">
            <text:p>2.00305</text:p>
          </table:table-cell>
          <table:table-cell office:value-type="float" office:value="1.78379" calcext:value-type="float">
            <text:p>1.78379</text:p>
          </table:table-cell>
          <table:table-cell office:value-type="float" office:value="0.26007" calcext:value-type="float">
            <text:p>0.26007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6563" calcext:value-type="float">
            <text:p>0.316563</text:p>
          </table:table-cell>
          <table:table-cell office:value-type="float" office:value="0.123694" calcext:value-type="float">
            <text:p>0.123694</text:p>
          </table:table-cell>
          <table:table-cell office:value-type="float" office:value="0.0236687" calcext:value-type="float">
            <text:p>0.0236687</text:p>
          </table:table-cell>
          <table:table-cell office:value-type="float" office:value="1.9847" calcext:value-type="float">
            <text:p>1.9847</text:p>
          </table:table-cell>
          <table:table-cell office:value-type="float" office:value="3.70115" calcext:value-type="float">
            <text:p>3.70115</text:p>
          </table:table-cell>
          <table:table-cell office:value-type="float" office:value="0.484348" calcext:value-type="float">
            <text:p>0.484348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1563" calcext:value-type="float">
            <text:p>0.271563</text:p>
          </table:table-cell>
          <table:table-cell office:value-type="float" office:value="0.0975906" calcext:value-type="float">
            <text:p>0.0975906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1.6476" calcext:value-type="float">
            <text:p>1.6476</text:p>
          </table:table-cell>
          <table:table-cell office:value-type="float" office:value="3.59014" calcext:value-type="float">
            <text:p>3.59014</text:p>
          </table:table-cell>
          <table:table-cell office:value-type="float" office:value="0.413743" calcext:value-type="float">
            <text:p>0.413743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75" calcext:value-type="float">
            <text:p>0.2875</text:p>
          </table:table-cell>
          <table:table-cell office:value-type="float" office:value="0.105206" calcext:value-type="float">
            <text:p>0.105206</text:p>
          </table:table-cell>
          <table:table-cell office:value-type="float" office:value="0.0197985" calcext:value-type="float">
            <text:p>0.0197985</text:p>
          </table:table-cell>
          <table:table-cell office:value-type="float" office:value="2.28068" calcext:value-type="float">
            <text:p>2.28068</text:p>
          </table:table-cell>
          <table:table-cell office:value-type="float" office:value="3.07552" calcext:value-type="float">
            <text:p>3.07552</text:p>
          </table:table-cell>
          <table:table-cell office:value-type="float" office:value="0.403749" calcext:value-type="float">
            <text:p>0.403749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61777" calcext:value-type="float">
            <text:p>0.261777</text:p>
          </table:table-cell>
          <table:table-cell office:value-type="float" office:value="0.095816" calcext:value-type="float">
            <text:p>0.095816</text:p>
          </table:table-cell>
          <table:table-cell office:value-type="float" office:value="0.0172523" calcext:value-type="float">
            <text:p>0.0172523</text:p>
          </table:table-cell>
          <table:table-cell office:value-type="float" office:value="2.02615" calcext:value-type="float">
            <text:p>2.02615</text:p>
          </table:table-cell>
          <table:table-cell office:value-type="float" office:value="3.12451" calcext:value-type="float">
            <text:p>3.12451</text:p>
          </table:table-cell>
          <table:table-cell office:value-type="float" office:value="0.373605" calcext:value-type="float">
            <text:p>0.373605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6133" calcext:value-type="float">
            <text:p>0.286133</text:p>
          </table:table-cell>
          <table:table-cell office:value-type="float" office:value="0.104599" calcext:value-type="float">
            <text:p>0.104599</text:p>
          </table:table-cell>
          <table:table-cell office:value-type="float" office:value="0.0185811" calcext:value-type="float">
            <text:p>0.0185811</text:p>
          </table:table-cell>
          <table:table-cell office:value-type="float" office:value="1.98069" calcext:value-type="float">
            <text:p>1.98069</text:p>
          </table:table-cell>
          <table:table-cell office:value-type="float" office:value="3.34778" calcext:value-type="float">
            <text:p>3.34778</text:p>
          </table:table-cell>
          <table:table-cell office:value-type="float" office:value="0.433896" calcext:value-type="float">
            <text:p>0.433896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9326" calcext:value-type="float">
            <text:p>0.279326</text:p>
          </table:table-cell>
          <table:table-cell office:value-type="float" office:value="0.103605" calcext:value-type="float">
            <text:p>0.103605</text:p>
          </table:table-cell>
          <table:table-cell office:value-type="float" office:value="0.0189278" calcext:value-type="float">
            <text:p>0.0189278</text:p>
          </table:table-cell>
          <table:table-cell office:value-type="float" office:value="1.91076" calcext:value-type="float">
            <text:p>1.91076</text:p>
          </table:table-cell>
          <table:table-cell office:value-type="float" office:value="3.40257" calcext:value-type="float">
            <text:p>3.40257</text:p>
          </table:table-cell>
          <table:table-cell office:value-type="float" office:value="0.412221" calcext:value-type="float">
            <text:p>0.412221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8354" calcext:value-type="float">
            <text:p>0.298354</text:p>
          </table:table-cell>
          <table:table-cell office:value-type="float" office:value="0.113006" calcext:value-type="float">
            <text:p>0.113006</text:p>
          </table:table-cell>
          <table:table-cell office:value-type="float" office:value="0.0214902" calcext:value-type="float">
            <text:p>0.0214902</text:p>
          </table:table-cell>
          <table:table-cell office:value-type="float" office:value="1.89365" calcext:value-type="float">
            <text:p>1.89365</text:p>
          </table:table-cell>
          <table:table-cell office:value-type="float" office:value="3.6063" calcext:value-type="float">
            <text:p>3.6063</text:p>
          </table:table-cell>
          <table:table-cell office:value-type="float" office:value="0.439061" calcext:value-type="float">
            <text:p>0.439061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6482" calcext:value-type="float">
            <text:p>0.296482</text:p>
          </table:table-cell>
          <table:table-cell office:value-type="float" office:value="0.112011" calcext:value-type="float">
            <text:p>0.112011</text:p>
          </table:table-cell>
          <table:table-cell office:value-type="float" office:value="0.0207501" calcext:value-type="float">
            <text:p>0.0207501</text:p>
          </table:table-cell>
          <table:table-cell office:value-type="float" office:value="1.84755" calcext:value-type="float">
            <text:p>1.84755</text:p>
          </table:table-cell>
          <table:table-cell office:value-type="float" office:value="3.64063" calcext:value-type="float">
            <text:p>3.64063</text:p>
          </table:table-cell>
          <table:table-cell office:value-type="float" office:value="0.448711" calcext:value-type="float">
            <text:p>0.448711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309" calcext:value-type="float">
            <text:p>0.29309</text:p>
          </table:table-cell>
          <table:table-cell office:value-type="float" office:value="0.110013" calcext:value-type="float">
            <text:p>0.110013</text:p>
          </table:table-cell>
          <table:table-cell office:value-type="float" office:value="0.0203235" calcext:value-type="float">
            <text:p>0.0203235</text:p>
          </table:table-cell>
          <table:table-cell office:value-type="float" office:value="1.8463" calcext:value-type="float">
            <text:p>1.8463</text:p>
          </table:table-cell>
          <table:table-cell office:value-type="float" office:value="3.60302" calcext:value-type="float">
            <text:p>3.60302</text:p>
          </table:table-cell>
          <table:table-cell office:value-type="float" office:value="0.440258" calcext:value-type="float">
            <text:p>0.440258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6105" calcext:value-type="float">
            <text:p>0.286105</text:p>
          </table:table-cell>
          <table:table-cell office:value-type="float" office:value="0.106161" calcext:value-type="float">
            <text:p>0.106161</text:p>
          </table:table-cell>
          <table:table-cell office:value-type="float" office:value="0.0193256" calcext:value-type="float">
            <text:p>0.0193256</text:p>
          </table:table-cell>
          <table:table-cell office:value-type="float" office:value="1.89005" calcext:value-type="float">
            <text:p>1.89005</text:p>
          </table:table-cell>
          <table:table-cell office:value-type="float" office:value="3.47664" calcext:value-type="float">
            <text:p>3.47664</text:p>
          </table:table-cell>
          <table:table-cell office:value-type="float" office:value="0.428414" calcext:value-type="float">
            <text:p>0.428414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9474" calcext:value-type="float">
            <text:p>0.289474</text:p>
          </table:table-cell>
          <table:table-cell office:value-type="float" office:value="0.10744" calcext:value-type="float">
            <text:p>0.10744</text:p>
          </table:table-cell>
          <table:table-cell office:value-type="float" office:value="0.0195408" calcext:value-type="float">
            <text:p>0.0195408</text:p>
          </table:table-cell>
          <table:table-cell office:value-type="float" office:value="1.89189" calcext:value-type="float">
            <text:p>1.89189</text:p>
          </table:table-cell>
          <table:table-cell office:value-type="float" office:value="3.49995" calcext:value-type="float">
            <text:p>3.49995</text:p>
          </table:table-cell>
          <table:table-cell office:value-type="float" office:value="0.435725" calcext:value-type="float">
            <text:p>0.435725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8132" calcext:value-type="float">
            <text:p>0.288132</text:p>
          </table:table-cell>
          <table:table-cell office:value-type="float" office:value="0.107148" calcext:value-type="float">
            <text:p>0.107148</text:p>
          </table:table-cell>
          <table:table-cell office:value-type="float" office:value="0.0195248" calcext:value-type="float">
            <text:p>0.0195248</text:p>
          </table:table-cell>
          <table:table-cell office:value-type="float" office:value="1.87024" calcext:value-type="float">
            <text:p>1.87024</text:p>
          </table:table-cell>
          <table:table-cell office:value-type="float" office:value="3.51865" calcext:value-type="float">
            <text:p>3.51865</text:p>
          </table:table-cell>
          <table:table-cell office:value-type="float" office:value="0.433111" calcext:value-type="float">
            <text:p>0.433111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406" calcext:value-type="float">
            <text:p>0.290406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0.0198684" calcext:value-type="float">
            <text:p>0.0198684</text:p>
          </table:table-cell>
          <table:table-cell office:value-type="float" office:value="1.87495" calcext:value-type="float">
            <text:p>1.87495</text:p>
          </table:table-cell>
          <table:table-cell office:value-type="float" office:value="3.53677" calcext:value-type="float">
            <text:p>3.53677</text:p>
          </table:table-cell>
          <table:table-cell office:value-type="float" office:value="0.435686" calcext:value-type="float">
            <text:p>0.435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2" calcext:value-type="float">
            <text:p>0.1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0.0444582" calcext:value-type="float">
            <text:p>0.0444582</text:p>
          </table:table-cell>
          <table:table-cell office:value-type="float" office:value="9.06531" calcext:value-type="float">
            <text:p>9.06531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2176" calcext:value-type="float">
            <text:p>2.176E-05</text:p>
          </table:table-cell>
          <table:table-cell office:value-type="float" office:value="0.55459" calcext:value-type="float">
            <text:p>0.55459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046212" calcext:value-type="float">
            <text:p>0.00046212</text:p>
          </table:table-cell>
          <table:table-cell office:value-type="float" office:value="0.741115" calcext:value-type="float">
            <text:p>0.741115</text:p>
          </table:table-cell>
          <table:table-cell office:value-type="float" office:value="1.66937" calcext:value-type="float">
            <text:p>1.66937</text:p>
          </table:table-cell>
          <table:table-cell office:value-type="float" office:value="0.341962" calcext:value-type="float">
            <text:p>0.341962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875" calcext:value-type="float">
            <text:p>0.0875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003431" calcext:value-type="float">
            <text:p>0.0003431</text:p>
          </table:table-cell>
          <table:table-cell office:value-type="float" office:value="2.35065" calcext:value-type="float">
            <text:p>2.35065</text:p>
          </table:table-cell>
          <table:table-cell office:value-type="string" calcext:value-type="string">
            <text:p>-nan</text:p>
          </table:table-cell>
          <table:table-cell office:value-type="float" office:value="0.250165" calcext:value-type="float">
            <text:p>0.25016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07455" calcext:value-type="float">
            <text:p>0.07455</text:p>
          </table:table-cell>
          <table:table-cell office:value-type="float" office:value="0.0077631" calcext:value-type="float">
            <text:p>0.0077631</text:p>
          </table:table-cell>
          <table:table-cell office:value-type="float" office:value="3.65112" calcext:value-type="float">
            <text:p>3.65112</text:p>
          </table:table-cell>
          <table:table-cell office:value-type="float" office:value="1.65154" calcext:value-type="float">
            <text:p>1.65154</text:p>
          </table:table-cell>
          <table:table-cell office:value-type="float" office:value="0.534394" calcext:value-type="float">
            <text:p>0.53439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1875" calcext:value-type="float">
            <text:p>0.30187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3.0398" calcext:value-type="float">
            <text:p>3.0398</text:p>
          </table:table-cell>
          <table:table-cell office:value-type="float" office:value="2.55571" calcext:value-type="float">
            <text:p>2.55571</text:p>
          </table:table-cell>
          <table:table-cell office:value-type="float" office:value="0.490791" calcext:value-type="float">
            <text:p>0.49079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143163" calcext:value-type="float">
            <text:p>0.143163</text:p>
          </table:table-cell>
          <table:table-cell office:value-type="float" office:value="0.0284955" calcext:value-type="float">
            <text:p>0.0284955</text:p>
          </table:table-cell>
          <table:table-cell office:value-type="float" office:value="2.1325" calcext:value-type="float">
            <text:p>2.1325</text:p>
          </table:table-cell>
          <table:table-cell office:value-type="float" office:value="3.86752" calcext:value-type="float">
            <text:p>3.86752</text:p>
          </table:table-cell>
          <table:table-cell office:value-type="float" office:value="0.536556" calcext:value-type="float">
            <text:p>0.53655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2656" calcext:value-type="float">
            <text:p>0.272656</text:p>
          </table:table-cell>
          <table:table-cell office:value-type="float" office:value="0.0908406" calcext:value-type="float">
            <text:p>0.0908406</text:p>
          </table:table-cell>
          <table:table-cell office:value-type="float" office:value="0.013513" calcext:value-type="float">
            <text:p>0.013513</text:p>
          </table:table-cell>
          <table:table-cell office:value-type="float" office:value="2.26636" calcext:value-type="float">
            <text:p>2.26636</text:p>
          </table:table-cell>
          <table:table-cell office:value-type="float" office:value="2.80636" calcext:value-type="float">
            <text:p>2.80636</text:p>
          </table:table-cell>
          <table:table-cell office:value-type="float" office:value="0.454155" calcext:value-type="float">
            <text:p>0.45415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7969" calcext:value-type="float">
            <text:p>0.277969</text:p>
          </table:table-cell>
          <table:table-cell office:value-type="float" office:value="0.0996969" calcext:value-type="float">
            <text:p>0.0996969</text:p>
          </table:table-cell>
          <table:table-cell office:value-type="float" office:value="0.016549" calcext:value-type="float">
            <text:p>0.016549</text:p>
          </table:table-cell>
          <table:table-cell office:value-type="float" office:value="2.06725" calcext:value-type="float">
            <text:p>2.06725</text:p>
          </table:table-cell>
          <table:table-cell office:value-type="float" office:value="3.16353" calcext:value-type="float">
            <text:p>3.16353</text:p>
          </table:table-cell>
          <table:table-cell office:value-type="float" office:value="0.445008" calcext:value-type="float">
            <text:p>0.44500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49688" calcext:value-type="float">
            <text:p>0.249688</text:p>
          </table:table-cell>
          <table:table-cell office:value-type="float" office:value="0.0919062" calcext:value-type="float">
            <text:p>0.0919062</text:p>
          </table:table-cell>
          <table:table-cell office:value-type="float" office:value="0.0170396" calcext:value-type="float">
            <text:p>0.0170396</text:p>
          </table:table-cell>
          <table:table-cell office:value-type="float" office:value="1.75107" calcext:value-type="float">
            <text:p>1.75107</text:p>
          </table:table-cell>
          <table:table-cell office:value-type="float" office:value="3.3351" calcext:value-type="float">
            <text:p>3.3351</text:p>
          </table:table-cell>
          <table:table-cell office:value-type="float" office:value="0.327567" calcext:value-type="float">
            <text:p>0.32756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1074" calcext:value-type="float">
            <text:p>0.281074</text:p>
          </table:table-cell>
          <table:table-cell office:value-type="float" office:value="0.103107" calcext:value-type="float">
            <text:p>0.103107</text:p>
          </table:table-cell>
          <table:table-cell office:value-type="float" office:value="0.0190415" calcext:value-type="float">
            <text:p>0.0190415</text:p>
          </table:table-cell>
          <table:table-cell office:value-type="float" office:value="1.8708" calcext:value-type="float">
            <text:p>1.8708</text:p>
          </table:table-cell>
          <table:table-cell office:value-type="float" office:value="3.4367" calcext:value-type="float">
            <text:p>3.4367</text:p>
          </table:table-cell>
          <table:table-cell office:value-type="float" office:value="0.402955" calcext:value-type="float">
            <text:p>0.40295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7012" calcext:value-type="float">
            <text:p>0.287012</text:p>
          </table:table-cell>
          <table:table-cell office:value-type="float" office:value="0.102307" calcext:value-type="float">
            <text:p>0.102307</text:p>
          </table:table-cell>
          <table:table-cell office:value-type="float" office:value="0.0175239" calcext:value-type="float">
            <text:p>0.0175239</text:p>
          </table:table-cell>
          <table:table-cell office:value-type="float" office:value="1.78072" calcext:value-type="float">
            <text:p>1.78072</text:p>
          </table:table-cell>
          <table:table-cell office:value-type="float" office:value="3.52466" calcext:value-type="float">
            <text:p>3.52466</text:p>
          </table:table-cell>
          <table:table-cell office:value-type="float" office:value="0.441913" calcext:value-type="float">
            <text:p>0.44191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793" calcext:value-type="float">
            <text:p>0.28793</text:p>
          </table:table-cell>
          <table:table-cell office:value-type="float" office:value="0.103933" calcext:value-type="float">
            <text:p>0.103933</text:p>
          </table:table-cell>
          <table:table-cell office:value-type="float" office:value="0.0177098" calcext:value-type="float">
            <text:p>0.0177098</text:p>
          </table:table-cell>
          <table:table-cell office:value-type="float" office:value="1.81593" calcext:value-type="float">
            <text:p>1.81593</text:p>
          </table:table-cell>
          <table:table-cell office:value-type="float" office:value="3.51654" calcext:value-type="float">
            <text:p>3.51654</text:p>
          </table:table-cell>
          <table:table-cell office:value-type="float" office:value="0.453507" calcext:value-type="float">
            <text:p>0.45350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439" calcext:value-type="float">
            <text:p>0.28439</text:p>
          </table:table-cell>
          <table:table-cell office:value-type="float" office:value="0.102979" calcext:value-type="float">
            <text:p>0.102979</text:p>
          </table:table-cell>
          <table:table-cell office:value-type="float" office:value="0.0178235" calcext:value-type="float">
            <text:p>0.0178235</text:p>
          </table:table-cell>
          <table:table-cell office:value-type="float" office:value="1.83157" calcext:value-type="float">
            <text:p>1.83157</text:p>
          </table:table-cell>
          <table:table-cell office:value-type="float" office:value="3.47874" calcext:value-type="float">
            <text:p>3.47874</text:p>
          </table:table-cell>
          <table:table-cell office:value-type="float" office:value="0.439758" calcext:value-type="float">
            <text:p>0.43975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059" calcext:value-type="float">
            <text:p>0.28059</text:p>
          </table:table-cell>
          <table:table-cell office:value-type="float" office:value="0.10104" calcext:value-type="float">
            <text:p>0.10104</text:p>
          </table:table-cell>
          <table:table-cell office:value-type="float" office:value="0.0173861" calcext:value-type="float">
            <text:p>0.0173861</text:p>
          </table:table-cell>
          <table:table-cell office:value-type="float" office:value="1.80876" calcext:value-type="float">
            <text:p>1.80876</text:p>
          </table:table-cell>
          <table:table-cell office:value-type="float" office:value="3.46506" calcext:value-type="float">
            <text:p>3.46506</text:p>
          </table:table-cell>
          <table:table-cell office:value-type="float" office:value="0.432327" calcext:value-type="float">
            <text:p>0.43232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0233" calcext:value-type="float">
            <text:p>0.280233</text:p>
          </table:table-cell>
          <table:table-cell office:value-type="float" office:value="0.10051" calcext:value-type="float">
            <text:p>0.10051</text:p>
          </table:table-cell>
          <table:table-cell office:value-type="float" office:value="0.0172387" calcext:value-type="float">
            <text:p>0.0172387</text:p>
          </table:table-cell>
          <table:table-cell office:value-type="float" office:value="1.75708" calcext:value-type="float">
            <text:p>1.75708</text:p>
          </table:table-cell>
          <table:table-cell office:value-type="float" office:value="3.51539" calcext:value-type="float">
            <text:p>3.51539</text:p>
          </table:table-cell>
          <table:table-cell office:value-type="float" office:value="0.431197" calcext:value-type="float">
            <text:p>0.43119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2524" calcext:value-type="float">
            <text:p>0.282524</text:p>
          </table:table-cell>
          <table:table-cell office:value-type="float" office:value="0.10193" calcext:value-type="float">
            <text:p>0.10193</text:p>
          </table:table-cell>
          <table:table-cell office:value-type="float" office:value="0.0175205" calcext:value-type="float">
            <text:p>0.0175205</text:p>
          </table:table-cell>
          <table:table-cell office:value-type="float" office:value="1.78981" calcext:value-type="float">
            <text:p>1.78981</text:p>
          </table:table-cell>
          <table:table-cell office:value-type="float" office:value="3.50595" calcext:value-type="float">
            <text:p>3.50595</text:p>
          </table:table-cell>
          <table:table-cell office:value-type="float" office:value="0.437887" calcext:value-type="float">
            <text:p>0.43788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1685" calcext:value-type="float">
            <text:p>0.281685</text:p>
          </table:table-cell>
          <table:table-cell office:value-type="float" office:value="0.101747" calcext:value-type="float">
            <text:p>0.101747</text:p>
          </table:table-cell>
          <table:table-cell office:value-type="float" office:value="0.0174883" calcext:value-type="float">
            <text:p>0.0174883</text:p>
          </table:table-cell>
          <table:table-cell office:value-type="float" office:value="1.80323" calcext:value-type="float">
            <text:p>1.80323</text:p>
          </table:table-cell>
          <table:table-cell office:value-type="float" office:value="3.48628" calcext:value-type="float">
            <text:p>3.48628</text:p>
          </table:table-cell>
          <table:table-cell office:value-type="float" office:value="0.436904" calcext:value-type="float">
            <text:p>0.43690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2357" calcext:value-type="float">
            <text:p>0.282357</text:p>
          </table:table-cell>
          <table:table-cell office:value-type="float" office:value="0.101855" calcext:value-type="float">
            <text:p>0.101855</text:p>
          </table:table-cell>
          <table:table-cell office:value-type="float" office:value="0.0175563" calcext:value-type="float">
            <text:p>0.0175563</text:p>
          </table:table-cell>
          <table:table-cell office:value-type="float" office:value="1.7948" calcext:value-type="float">
            <text:p>1.7948</text:p>
          </table:table-cell>
          <table:table-cell office:value-type="float" office:value="3.49849" calcext:value-type="float">
            <text:p>3.49849</text:p>
          </table:table-cell>
          <table:table-cell office:value-type="float" office:value="0.435916" calcext:value-type="float">
            <text:p>0.43591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581" calcext:value-type="float">
            <text:p>0.283581</text:p>
          </table:table-cell>
          <table:table-cell office:value-type="float" office:value="0.102535" calcext:value-type="float">
            <text:p>0.102535</text:p>
          </table:table-cell>
          <table:table-cell office:value-type="float" office:value="0.0177293" calcext:value-type="float">
            <text:p>0.0177293</text:p>
          </table:table-cell>
          <table:table-cell office:value-type="float" office:value="1.79008" calcext:value-type="float">
            <text:p>1.79008</text:p>
          </table:table-cell>
          <table:table-cell office:value-type="float" office:value="3.51823" calcext:value-type="float">
            <text:p>3.51823</text:p>
          </table:table-cell>
          <table:table-cell office:value-type="float" office:value="0.437885" calcext:value-type="float">
            <text:p>0.43788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4:07:39.181324189</dc:date>
    <meta:editing-duration>PT1M22S</meta:editing-duration>
    <meta:editing-cycles>1</meta:editing-cycles>
    <meta:document-statistic meta:table-count="1" meta:cell-count="3981" meta:object-count="3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12cm" svg:y="4.243cm" style:legend-expansion="high" chart:style-name="ch2"/>
        <chart:plot-area chart:style-name="ch3" table:cell-range-address="Toom10h0.K2:Toom10h0.K21 Toom10h0.M2:Toom10h0.M21" svg:x="0.32cm" svg:y="0.18cm" svg:width="12.472cm" svg:height="8.646cm">
          <chartooo:coordinate-region svg:x="1.153cm" svg:y="0.34cm" svg:width="11.307cm" svg:height="8.3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10h0.M2:Toom10h0.M21" chart:class="chart:scatter">
            <chart:domain table:cell-range-address="Toom10h0.K2:Toom10h0.K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oom10h0.K2:Toom10h0.K21</svg:desc>
                </draw:g>
              </table:table-cell>
              <table:table-cell office:value-type="float" office:value="-0.979392">
                <text:p>-0.979392</text:p>
                <draw:g>
                  <svg:desc>Toom10h0.M2:Toom10h0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958103">
                <text:p>0.958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935412">
                <text:p>0.935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-0.906467">
                <text:p>-0.906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88434">
                <text:p>0.88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0.85414">
                <text:p>0.85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73965">
                <text:p>0.73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749188">
                <text:p>0.749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714551">
                <text:p>0.714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640876">
                <text:p>0.64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0.552175">
                <text:p>0.552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486059">
                <text:p>0.486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0.425344">
                <text:p>0.42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0.381556">
                <text:p>0.381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349122">
                <text:p>0.349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326729">
                <text:p>0.326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0.308995">
                <text:p>0.308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0.296777">
                <text:p>0.296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290406">
                <text:p>0.290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283581">
                <text:p>0.283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Toom10h0.K2:Toom10h0.K21 Toom10h0.S2:Toom10h0.S21" svg:x="0.32cm" svg:y="0.18cm" svg:width="12.508cm" svg:height="8.64cm">
          <chartooo:coordinate-region svg:x="1.047cm" svg:y="0.34cm" svg:width="11.449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10h0.S2:Toom10h0.S21" chart:class="chart:scatter">
            <chart:domain table:cell-range-address="Toom10h0.K2:Toom10h0.K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oom10h0.K2:Toom10h0.K21</svg:desc>
                </draw:g>
              </table:table-cell>
              <table:table-cell office:value-type="float" office:value="0.666108">
                <text:p>0.666108</text:p>
                <draw:g>
                  <svg:desc>Toom10h0.S2:Toom10h0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665488">
                <text:p>0.665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664749">
                <text:p>0.664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663651">
                <text:p>0.663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662594">
                <text:p>0.662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0.660781">
                <text:p>0.660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65756">
                <text:p>0.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651713">
                <text:p>0.65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641202">
                <text:p>0.641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620239">
                <text:p>0.620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0.583892">
                <text:p>0.583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548864">
                <text:p>0.548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0.510689">
                <text:p>0.510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0.482796">
                <text:p>0.482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459157">
                <text:p>0.459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448166">
                <text:p>0.448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0.438306">
                <text:p>0.43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0.434545">
                <text:p>0.434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435686">
                <text:p>0.435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437885">
                <text:p>0.437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Toom10h0.K2:Toom10h0.K21 Toom10h0.U2:Toom10h0.U21" svg:x="0.32cm" svg:y="0.18cm" svg:width="12.508cm" svg:height="8.64cm">
          <chartooo:coordinate-region svg:x="1.047cm" svg:y="0.34cm" svg:width="11.449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10h0.U2:Toom10h0.U21" chart:class="chart:scatter">
            <chart:domain table:cell-range-address="Toom10h0.K2:Toom10h0.K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oom10h0.K2:Toom10h0.K21</svg:desc>
                </draw:g>
              </table:table-cell>
              <table:table-cell office:value-type="float" office:value="4.36104301027508">
                <text:p>4.36104301027508</text:p>
                <draw:g>
                  <svg:desc>Toom10h0.U2:Toom10h0.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3.98718056942473">
                <text:p>3.9871805694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3.74350967476505">
                <text:p>3.7435096747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3.51702591593189">
                <text:p>3.51702591593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3.37199511585394">
                <text:p>3.37199511585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3.19146351725786">
                <text:p>3.19146351725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2.98930164128818">
                <text:p>2.98930164128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2.75914247528655">
                <text:p>2.75914247528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2.51466769694883">
                <text:p>2.51466769694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2.23862667023354">
                <text:p>2.23862667023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1.96312539836063">
                <text:p>1.96312539836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1.76123324918878">
                <text:p>1.76123324918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1.59587028705256">
                <text:p>1.59587028705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1.47962758803999">
                <text:p>1.47962758803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.39222921498289">
                <text:p>1.39222921498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1.33501159299273">
                <text:p>1.33501159299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1.29173365039344">
                <text:p>1.29173365039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1.26322801834313">
                <text:p>1.26322801834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1.26321388125009">
                <text:p>1.26321388125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1.25795802223403">
                <text:p>1.257958022234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